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ourier New" svg:font-family="'Courier New'"/>
    <style:font-face style:name="Lohit Hindi2" svg:font-family="'Lohit Hindi'"/>
    <style:font-face style:name="OpenSymbol" svg:font-family="OpenSymbol"/>
    <style:font-face style:name="Times New Roman2" svg:font-family="'Times New Roman'"/>
    <style:font-face style:name="Times New Roman1" svg:font-family="'Times New Roman'" style:font-family-generic="roman"/>
    <style:font-face style:name="Arial3"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3" svg:font-family="'Times New Roman'" style:font-pitch="variable"/>
    <style:font-face style:name="Arial1" svg:font-family="Arial" style:font-family-generic="roman" style:font-pitch="variable"/>
    <style:font-face style:name="Century Schoolbook" svg:font-family="'Century Schoolbook'"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3" style:family="paragraph" style:parent-style-name="Standard" style:master-page-name="">
      <style:paragraph-properties fo:margin-left="0.3626in" fo:margin-right="0.3626in" fo:text-align="justify" style:justify-single-word="false" fo:text-indent="0in" style:auto-text-indent="false" style:page-number="auto"/>
      <style:text-properties style:font-name="Times New Roman" fo:font-size="10.1000003814697pt" fo:font-weight="normal" style:font-size-asian="10.1000003814697pt" style:font-weight-asian="normal" style:font-size-complex="10.1000003814697pt" style:font-weight-complex="normal"/>
    </style:style>
    <style:style style:name="P4"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5"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6" style:family="paragraph" style:parent-style-name="Standard">
      <style:paragraph-properties fo:margin-left="0in" fo:margin-right="0in" fo:line-height="100%" fo:text-align="justify" style:justify-single-word="false" fo:text-indent="0in" style:auto-text-indent="false" style:writing-mode="lr-tb"/>
      <style:text-properties style:font-name="Times New Roman" fo:font-size="10pt" fo:language="es" fo:country="ES" fo:font-weight="normal" style:font-size-asian="10pt" style:font-weight-asian="normal" style:font-size-complex="10pt" style:font-weight-complex="normal"/>
    </style:style>
    <style:style style:name="P7" style:family="paragraph" style:parent-style-name="Standard">
      <style:paragraph-properties fo:margin-left="0in" fo:margin-right="0in" fo:text-align="justify" style:justify-single-word="false" fo:text-indent="0.157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8" style:family="paragraph" style:parent-style-name="Standard">
      <style:paragraph-properties fo:margin-left="0.2362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9"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0" style:family="paragraph" style:parent-style-name="Standard">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11" style:family="paragraph" style:parent-style-name="Standard" style:master-page-name="">
      <style:paragraph-properties fo:margin-left="0in" fo:margin-right="0in" fo:line-height="100%" fo:text-align="justify" style:justify-single-word="false" fo:hyphenation-ladder-count="no-limit" fo:text-indent="0.2083in" style:auto-text-indent="false" style:page-number="auto" style:writing-mode="lr-tb"/>
      <style:text-properties style:font-name="Times New Roman" fo:font-size="10pt" fo:font-weight="normal" style:font-size-asian="10pt" style:font-weight-asian="normal" style:font-size-complex="10pt" style:font-weight-complex="normal" fo:hyphenate="false" fo:hyphenation-remain-char-count="2" fo:hyphenation-push-char-count="2"/>
    </style:style>
    <style:style style:name="P12" style:family="paragraph" style:parent-style-name="Standard" style:master-page-name="">
      <style:paragraph-properties fo:margin-left="0in" fo:margin-right="0in" fo:line-height="100%" fo:text-align="justify" style:justify-single-word="false" fo:hyphenation-ladder-count="no-limit" fo:text-indent="0.2083in" style:auto-text-indent="false" style:page-number="auto" style:writing-mode="lr-tb"/>
      <style:text-properties style:font-name="Times New Roman" fo:font-size="10pt" fo:language="es" fo:country="ES" fo:font-weight="normal" style:font-size-asian="10pt" style:font-weight-asian="normal" style:font-size-complex="10pt" style:font-weight-complex="normal" fo:hyphenate="false" fo:hyphenation-remain-char-count="2" fo:hyphenation-push-char-count="2"/>
    </style:style>
    <style:style style:name="P13" style:family="paragraph" style:parent-style-name="Standard">
      <style:paragraph-properties fo:margin-left="0.1654in" fo:margin-right="0in" fo:margin-top="0in" fo:margin-bottom="0.0693in" loext:contextual-spacing="false" fo:line-height="100%" fo:text-align="justify" style:justify-single-word="false" fo:hyphenation-ladder-count="no-limit" fo:text-indent="0in" style:auto-text-indent="false" style:writing-mode="lr-tb"/>
      <style:text-properties style:font-name="Times New Roman" fo:font-size="9pt" fo:language="es" fo:country="ES" style:font-size-asian="9pt" style:font-size-complex="9pt" fo:hyphenate="false" fo:hyphenation-remain-char-count="2" fo:hyphenation-push-char-count="2"/>
    </style:style>
    <style:style style:name="P14" style:family="paragraph" style:parent-style-name="Standard">
      <style:paragraph-properties fo:margin-left="0.1654in" fo:margin-right="0.2138in" fo:margin-top="0in" fo:margin-bottom="0.0693in" loext:contextual-spacing="false" fo:line-height="100%" fo:text-align="justify" style:justify-single-word="false" fo:hyphenation-ladder-count="no-limit" fo:text-indent="0in" style:auto-text-indent="false" style:writing-mode="lr-tb"/>
      <style:text-properties style:font-name="Times New Roman" fo:font-size="9pt" fo:language="es" fo:country="ES" style:font-size-asian="9pt" style:font-size-complex="9pt" fo:hyphenate="false" fo:hyphenation-remain-char-count="2" fo:hyphenation-push-char-count="2"/>
    </style:style>
    <style:style style:name="P15" style:family="paragraph" style:parent-style-name="Standard">
      <style:paragraph-properties fo:margin-left="0.1654in" fo:margin-right="0.2138in" fo:margin-top="0in" fo:margin-bottom="0.111in" loext:contextual-spacing="false" fo:line-height="100%" fo:text-align="justify" style:justify-single-word="false" fo:hyphenation-ladder-count="no-limit" fo:text-indent="0in" style:auto-text-indent="false" style:writing-mode="lr-tb"/>
      <style:text-properties style:font-name="Times New Roman" fo:font-size="9pt" fo:language="es" fo:country="ES" style:font-size-asian="9pt" style:font-size-complex="9pt" fo:hyphenate="false" fo:hyphenation-remain-char-count="2" fo:hyphenation-push-char-count="2"/>
    </style:style>
    <style:style style:name="P16" style:family="paragraph" style:parent-style-name="Standard">
      <style:paragraph-properties fo:margin-left="0.1654in" fo:margin-right="0.2138in" fo:margin-top="0in" fo:margin-bottom="0.111in" loext:contextual-spacing="false" fo:line-height="100%" fo:text-align="justify" style:justify-single-word="false" fo:hyphenation-ladder-count="no-limit" fo:text-indent="0in" style:auto-text-indent="false" style:writing-mode="lr-tb"/>
      <style:text-properties style:font-name="Times New Roman" fo:font-size="9pt" fo:language="es" fo:country="ES" fo:font-weight="bold" style:font-size-asian="9pt" style:font-weight-asian="bold" style:font-size-complex="9pt" style:font-weight-complex="bold" fo:hyphenate="false" fo:hyphenation-remain-char-count="2" fo:hyphenation-push-char-count="2"/>
    </style:style>
    <style:style style:name="P17" style:family="paragraph" style:parent-style-name="Standard" style:master-page-name="">
      <style:paragraph-properties fo:margin-left="0.1654in" fo:margin-right="0.2138in" fo:margin-top="0in" fo:margin-bottom="0.111in" loext:contextual-spacing="false" fo:line-height="100%" fo:text-align="justify" style:justify-single-word="false" fo:hyphenation-ladder-count="no-limit" fo:text-indent="0in" style:auto-text-indent="false" style:page-number="auto" style:writing-mode="lr-tb"/>
      <style:text-properties style:font-name="Times New Roman" fo:font-size="9pt" fo:language="es" fo:country="ES" fo:font-weight="bold" style:font-size-asian="9pt" style:font-weight-asian="bold" style:font-size-complex="9pt" style:font-weight-complex="bold" fo:hyphenate="false" fo:hyphenation-remain-char-count="2" fo:hyphenation-push-char-count="2"/>
    </style:style>
    <style:style style:name="P18" style:family="paragraph" style:parent-style-name="Standard" style:list-style-name="L250" style:master-page-name="">
      <style:paragraph-properties fo:margin-left="0in" fo:margin-right="0in" fo:text-align="justify" style:justify-single-word="false" fo:text-indent="0in" style:auto-text-indent="false" style:page-number="auto"/>
      <style:text-properties style:font-name="Times New Roman" fo:font-size="10.1000003814697pt" fo:font-weight="normal" style:font-size-asian="10.1000003814697pt" style:font-weight-asian="normal" style:font-size-complex="10.1000003814697pt" style:font-weight-complex="normal"/>
    </style:style>
    <style:style style:name="P19"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text-properties style:font-name="Times New Roman" fo:font-size="10.1000003814697pt" fo:font-weight="normal" style:font-size-asian="10.1000003814697pt" style:font-weight-asian="normal" style:font-size-complex="10.1000003814697pt" style:font-weight-complex="normal"/>
    </style:style>
    <style:style style:name="P20"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style>
    <style:style style:name="P21" style:family="paragraph" style:parent-style-name="Standard" style:list-style-name="Numbering_20_2">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22" style:family="paragraph" style:parent-style-name="Standard" style:list-style-name="Numbering_20_2">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fo:font-size="9pt" style:font-size-asian="9pt" style:font-size-complex="9pt"/>
    </style:style>
    <style:style style:name="P23" style:family="paragraph" style:parent-style-name="Standard" style:list-style-name="L251">
      <style:paragraph-properties fo:margin-left="0.1654in" fo:margin-right="0in" fo:margin-top="0in" fo:margin-bottom="0.028in" loext:contextual-spacing="false" fo:line-height="115%" fo:text-align="justify" style:justify-single-word="false" fo:hyphenation-ladder-count="no-limit" fo:text-indent="0in" style:auto-text-indent="false" style:writing-mode="lr-tb">
        <style:tab-stops>
          <style:tab-stop style:position="0.1681in"/>
        </style:tab-stops>
      </style:paragraph-properties>
      <style:text-properties style:font-name="Times New Roman" fo:font-size="9pt" fo:language="es" fo:country="ES" style:font-size-asian="9pt" style:font-size-complex="9pt" fo:hyphenate="false" fo:hyphenation-remain-char-count="2" fo:hyphenation-push-char-count="2"/>
    </style:style>
    <style:style style:name="P24" style:family="paragraph" style:parent-style-name="Standard" style:list-style-name="L251">
      <style:paragraph-properties fo:margin-left="0.1654in" fo:margin-right="0in" fo:margin-top="0in" fo:margin-bottom="0.028in" loext:contextual-spacing="false" fo:line-height="115%" fo:text-align="justify" style:justify-single-word="false" fo:hyphenation-ladder-count="no-limit" fo:text-indent="0in" style:auto-text-indent="false" style:writing-mode="lr-tb">
        <style:tab-stops>
          <style:tab-stop style:position="0.1681in"/>
        </style:tab-stops>
      </style:paragraph-properties>
      <style:text-properties style:font-name="Times New Roman" fo:font-size="9pt" fo:language="es" fo:country="ES" fo:font-weight="normal" style:font-size-asian="9pt" style:font-weight-asian="normal" style:font-size-complex="9pt" style:font-weight-complex="normal" fo:hyphenate="false" fo:hyphenation-remain-char-count="2" fo:hyphenation-push-char-count="2"/>
    </style:style>
    <style:style style:name="P25" style:family="paragraph" style:parent-style-name="Heading_20_1">
      <style:paragraph-properties fo:text-align="center" style:justify-single-word="false"/>
      <style:text-properties style:font-name="Century Schoolbook L" fo:font-size="14pt" style:font-size-asian="14pt" style:font-size-complex="14pt"/>
    </style:style>
    <style:style style:name="P26" style:family="paragraph" style:parent-style-name="Heading_20_2">
      <style:text-properties fo:font-size="12pt" fo:font-style="normal" style:font-size-asian="12pt" style:font-style-asian="normal" style:font-size-complex="12pt" style:font-style-complex="normal"/>
    </style:style>
    <style:style style:name="P27" style:family="paragraph" style:parent-style-name="Heading_20_2">
      <style:paragraph-properties fo:margin-left="0in" fo:margin-right="0in" fo:text-align="justify" style:justify-single-word="false" fo:text-indent="0in" style:auto-text-indent="fals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28"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29" style:family="paragraph">
      <style:paragraph-properties fo:text-align="start" style:writing-mode="lr-tb"/>
    </style:style>
    <style:style style:name="P30" style:family="paragraph">
      <style:paragraph-properties fo:text-align="start" style:writing-mode="lr-tb"/>
      <style:text-properties fo:font-size="24pt"/>
    </style:style>
    <style:style style:name="P31"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2" style:family="paragraph">
      <style:paragraph-properties fo:margin-left="0in" fo:margin-right="0in" fo:margin-top="0in" fo:margin-bottom="0in" fo:line-height="100%" fo:text-align="start" fo:text-indent="0in" style:writing-mode="lr-tb"/>
    </style:style>
    <style:style style:name="P33" style:family="paragraph">
      <style:paragraph-properties fo:margin-left="0in" fo:margin-right="0in" fo:margin-top="0in" fo:margin-bottom="0in" fo:line-height="100%" fo:text-align="start" fo:text-indent="0in" style:writing-mode="lr-tb"/>
      <style:text-properties style:use-window-font-color="true" style:text-outline="false" style:text-line-through-style="none" style:text-line-through-type="none" style:font-name="Arial1" fo:font-size="24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 style:family="paragraph">
      <style:paragraph-properties fo:margin-left="0in" fo:margin-right="0in" fo:margin-top="0in" fo:margin-bottom="0in" fo:line-height="100%" fo:text-align="end" fo:text-indent="0in" style:writing-mode="lr-tb"/>
    </style:style>
    <style:style style:name="P35" style:family="paragraph">
      <style:paragraph-properties fo:margin-left="0in" fo:margin-right="0in" fo:margin-top="0in" fo:margin-bottom="0in" fo:line-height="100%" fo:text-align="end" fo:text-indent="0in" style:writing-mode="lr-tb"/>
      <style:text-properties style:use-window-font-color="true" style:text-outline="false" style:text-line-through-style="none" style:text-line-through-type="none" style:font-name="Arial1" fo:font-size="24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 style:family="paragraph">
      <style:paragraph-properties fo:margin-left="0in" fo:margin-right="0in" fo:margin-top="0in" fo:margin-bottom="0in" fo:line-height="100%" fo:text-align="start" fo:text-indent="0in" style:writing-mode="lr-tb"/>
      <style:text-properties style:use-window-font-color="true" style:text-outline="false" style:text-line-through-style="none" style:text-line-through-type="none" style:font-name="Arial1" fo:font-size="24pt" fo:letter-spacing="-0.0012in"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 style:family="paragraph">
      <style:paragraph-properties fo:margin-left="0in" fo:margin-right="0in" fo:margin-top="0in" fo:margin-bottom="0in" fo:line-height="100%" fo:text-align="start" fo:text-indent="0in" style:writing-mode="lr-tb"/>
      <style:text-properties style:use-window-font-color="true" style:text-outline="false" style:text-line-through-style="none" style:text-line-through-type="none" style:font-name="Arial1" fo:font-size="6pt" fo:font-style="normal" fo:text-shadow="none" style:text-underline-style="none" fo:font-weight="normal" style:letter-kerning="true" style:font-name-asian="SimSun" style:font-size-asian="6pt" style:font-style-asian="normal" style:font-weight-asian="normal" style:font-name-complex="Lucida Sans" style:font-size-complex="6pt" style:font-style-complex="normal" style:font-weight-complex="normal" style:text-emphasize="none" style:font-relief="none" style:text-overline-style="none" style:text-overline-color="font-color"/>
    </style:style>
    <style:style style:name="T1" style:family="text">
      <style:text-properties style:font-name="Times New Roman" fo:font-weight="normal" style:font-weight-asian="normal" style:font-weight-complex="normal"/>
    </style:style>
    <style:style style:name="T2" style:family="text">
      <style:text-properties style:font-name="Times New Roman" fo:font-style="italic" fo:font-weight="normal" style:font-style-asian="italic" style:font-weight-asian="normal" style:font-style-complex="italic" style:font-weight-complex="normal"/>
    </style:style>
    <style:style style:name="T3" style:family="text">
      <style:text-properties style:font-name="Century Schoolbook L" fo:font-weight="bold" style:font-weight-asian="bold" style:font-weight-complex="bold"/>
    </style:style>
    <style:style style:name="T4" style:family="text">
      <style:text-properties style:font-name="Century Schoolbook L" fo:font-style="normal" fo:font-weight="bold" style:font-style-asian="normal" style:font-weight-asian="bold" style:font-style-complex="normal" style:font-weight-complex="bold"/>
    </style:style>
    <style:style style:name="T5" style:family="text">
      <style:text-properties style:font-name="Century Schoolbook L" fo:font-style="italic" fo:font-weight="bold"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fo:font-size="6pt" fo:font-style="italic" style:font-size-asian="6pt" style:font-style-asian="italic" style:font-size-complex="6pt" style:font-style-complex="italic"/>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style:text-position="33% 58%"/>
    </style:style>
    <style:style style:name="T11" style:family="text">
      <style:text-properties style:text-position="33% 58%" fo:font-style="normal" style:font-style-asian="normal" style:font-style-complex="normal"/>
    </style:style>
    <style:style style:name="T12" style:family="text">
      <style:text-properties style:text-position="33% 58%" style:font-name="Century Schoolbook" fo:language="es" fo:country="ES" fo:font-style="normal" fo:font-weight="normal" style:font-style-asian="normal" style:font-weight-asian="normal" style:font-style-complex="normal" style:font-weight-complex="normal"/>
    </style:style>
    <style:style style:name="T13" style:family="text">
      <style:text-properties style:text-position="33% 58%" fo:font-size="9.5pt" fo:language="es" fo:country="ES" fo:font-style="normal" style:font-size-asian="9.5pt" style:font-style-asian="normal" style:font-size-complex="9.5pt" style:font-style-complex="normal"/>
    </style:style>
    <style:style style:name="T14" style:family="text">
      <style:text-properties style:text-position="33% 58%" style:font-name="Times New Roman1" fo:font-size="9.5pt" fo:language="es" fo:country="ES" style:font-name-asian="Times New Roman1" style:font-size-asian="9.5pt" style:font-name-complex="Times New Roman1" style:font-size-complex="9.5pt"/>
    </style:style>
    <style:style style:name="T15" style:family="text">
      <style:text-properties style:text-position="33% 58%" fo:language="es" fo:country="ES"/>
    </style:style>
    <style:style style:name="T16" style:family="text">
      <style:text-properties style:text-position="33% 58%" fo:font-size="10pt" fo:language="es" fo:country="ES" style:font-size-asian="10pt" style:font-size-complex="10pt"/>
    </style:style>
    <style:style style:name="T17" style:family="text">
      <style:text-properties fo:font-size="9.5pt" fo:language="es" fo:country="ES" fo:font-style="italic" style:font-size-asian="9.5pt" style:font-style-asian="italic" style:font-size-complex="9.5pt" style:font-style-complex="italic"/>
    </style:style>
    <style:style style:name="T18" style:family="text">
      <style:text-properties fo:font-size="9.5pt" fo:language="es" fo:country="ES" style:text-underline-style="none" style:font-size-asian="9.5pt" style:font-size-complex="9.5pt"/>
    </style:style>
    <style:style style:name="T19" style:family="text">
      <style:text-properties fo:font-size="9.5pt" fo:language="es" fo:country="ES" fo:font-style="normal" style:font-size-asian="9.5pt" style:font-style-asian="normal" style:font-size-complex="9.5pt" style:font-style-complex="normal"/>
    </style:style>
    <style:style style:name="T20" style:family="text">
      <style:text-properties fo:font-size="9.5pt" fo:language="es" fo:country="ES" style:font-size-asian="9.5pt" style:font-size-complex="9.5pt"/>
    </style:style>
    <style:style style:name="T21" style:family="text">
      <style:text-properties style:font-name="Times New Roman1" fo:font-size="9.5pt" fo:language="es" fo:country="ES" style:font-name-asian="Times New Roman1" style:font-size-asian="9.5pt" style:font-name-complex="Times New Roman1" style:font-size-complex="9.5pt"/>
    </style:style>
    <style:style style:name="T22" style:family="text">
      <style:text-properties style:font-name="Times New Roman1" fo:font-size="9.5pt" style:font-name-asian="Times New Roman1" style:font-size-asian="9.5pt" style:font-name-complex="Times New Roman1" style:font-size-complex="9.5pt"/>
    </style:style>
    <style:style style:name="T23" style:family="text">
      <style:text-properties style:font-name="Times New Roman1" style:font-name-asian="Times New Roman1" style:font-name-complex="Times New Roman1"/>
    </style:style>
    <style:style style:name="T24" style:family="text">
      <style:text-properties style:font-name="Times New Roman1" fo:font-weight="normal" style:font-weight-asian="normal" style:font-weight-complex="normal"/>
    </style:style>
    <style:style style:name="T25" style:family="text">
      <style:text-properties fo:font-size="10pt" fo:language="es" fo:country="ES" style:font-size-asian="10pt" style:font-size-complex="10pt"/>
    </style:style>
    <style:style style:name="T26" style:family="text">
      <style:text-properties fo:font-size="10pt" fo:language="es" fo:country="ES" fo:font-style="italic" style:font-size-asian="10pt" style:font-style-asian="italic" style:font-size-complex="10pt" style:font-style-complex="italic"/>
    </style:style>
    <style:style style:name="T27" style:family="text">
      <style:text-properties fo:language="es" fo:country="ES"/>
    </style:style>
    <style:style style:name="T28" style:family="text">
      <style:text-properties fo:language="es" fo:country="ES"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style:text-underline-style="none"/>
    </style:style>
    <style:style style:name="T31" style:family="text">
      <style:text-properties fo:color="#000000" style:font-name="Arial2" fo:font-size="7.19999980926514pt" style:font-size-asian="7.19999980926514pt" style:font-name-complex="Arial2" style:font-size-complex="7.19999980926514pt"/>
    </style:style>
    <style:style style:name="T32" style:family="text">
      <style:text-properties fo:color="#000000" style:font-name="Times New Roman2" fo:font-size="11pt" fo:font-style="italic" style:font-size-asian="11pt" style:font-name-complex="Times New Roman2" style:font-size-complex="11pt" style:font-style-complex="italic"/>
    </style:style>
    <style:style style:name="T33" style:family="text">
      <style:text-properties fo:color="#000000" style:font-name="Times New Roman2" fo:font-size="6.59999990463257pt" fo:font-style="italic" style:font-size-asian="6.59999990463257pt" style:font-name-complex="Times New Roman2" style:font-size-complex="6.59999990463257pt" style:font-style-complex="italic"/>
    </style:style>
    <style:style style:name="T34" style:family="text">
      <style:text-properties fo:color="#000000" style:font-name="OpenSymbol" fo:font-size="11pt" style:font-size-asian="11pt" style:font-name-complex="OpenSymbol" style:font-size-complex="11pt"/>
    </style:style>
    <style:style style:name="T35" style:family="text">
      <style:text-properties fo:color="#000000" style:font-name="OpenSymbol" fo:font-size="29.8999996185303pt" style:font-size-asian="29.8999996185303pt" style:font-name-complex="OpenSymbol" style:font-size-complex="29.8999996185303pt"/>
    </style:style>
    <style:style style:name="T36" style:family="text">
      <style:text-properties fo:color="#000000" style:font-name="Times New Roman2" fo:font-size="11pt" style:font-size-asian="11pt" style:font-name-complex="Times New Roman2" style:font-size-complex="11pt"/>
    </style:style>
    <style:style style:name="T37" style:family="text">
      <style:text-properties fo:color="#000000" style:font-name="OpenSymbol" fo:font-size="16pt" style:font-size-asian="16pt" style:font-name-complex="OpenSymbol" style:font-size-complex="16pt"/>
    </style:style>
    <style:style style:name="T38" style:family="text">
      <style:text-properties fo:color="#000000" style:font-name="OpenSymbol" fo:font-size="6.59999990463257pt" style:font-size-asian="6.59999990463257pt" style:font-name-complex="OpenSymbol" style:font-size-complex="6.59999990463257pt"/>
    </style:style>
    <style:style style:name="T39" style:family="text">
      <style:text-properties fo:color="#000000" style:font-name="Times New Roman2" fo:font-size="6.59999990463257pt" style:font-size-asian="6.59999990463257pt" style:font-name-complex="Times New Roman2" style:font-size-complex="6.59999990463257pt"/>
    </style:style>
    <style:style style:name="T40" style:family="text">
      <style:text-properties fo:color="#000000" style:font-name="OpenSymbol" fo:font-size="14.6000003814697pt" style:font-size-asian="14.6000003814697pt" style:font-name-complex="OpenSymbol" style:font-size-complex="14.6000003814697pt"/>
    </style:style>
    <style:style style:name="T41" style:family="text">
      <style:text-properties fo:color="#000000" style:font-name="Courier New" fo:font-size="8pt" style:font-size-asian="8pt" style:font-name-complex="Courier New" style:font-size-complex="8pt"/>
    </style:style>
    <style:style style:name="T42" style:family="text">
      <style:text-properties fo:color="#000000" style:text-outline="false" style:text-line-through-style="none" style:text-line-through-type="none" style:font-name="Arial2" fo:font-size="7.19999980926514pt" fo:font-style="normal" fo:text-shadow="none" style:text-underline-style="none" fo:font-weight="normal" style:letter-kerning="true" style:font-name-asian="SimSun" style:font-size-asian="7.19999980926514pt" style:font-style-asian="normal" style:font-weight-asian="normal" style:font-name-complex="Arial2" style:font-size-complex="7.19999980926514pt" style:font-style-complex="normal" style:font-weight-complex="normal" style:text-emphasize="none" style:font-relief="none" style:text-overline-style="none" style:text-overline-color="font-color"/>
    </style:style>
    <style:style style:name="T43" style:family="text">
      <style:text-properties fo:color="#000000" style:text-outline="false" style:text-line-through-style="none" style:text-line-through-type="none" style:font-name="Arial2" fo:font-size="6.09999990463257pt" fo:font-style="normal" fo:text-shadow="none" style:text-underline-style="none" fo:font-weight="normal" style:letter-kerning="true" style:font-name-asian="SimSun" style:font-size-asian="6.09999990463257pt" style:font-style-asian="normal" style:font-weight-asian="normal" style:font-name-complex="Arial2" style:font-size-complex="6.09999990463257pt" style:font-style-complex="normal" style:font-weight-complex="normal" style:text-emphasize="none" style:font-relief="none" style:text-overline-style="none" style:text-overline-color="font-color"/>
    </style:style>
    <style:style style:name="T44" style:family="text">
      <style:text-properties fo:color="#000000" style:text-outline="false" style:text-line-through-style="none" style:text-line-through-type="none" style:font-name="Arial2" fo:font-size="7.09999990463257pt" fo:font-style="normal" fo:text-shadow="none" style:text-underline-style="none" fo:font-weight="normal" style:letter-kerning="true" style:font-name-asian="SimSun" style:font-size-asian="7.09999990463257pt" style:font-style-asian="normal" style:font-weight-asian="normal" style:font-name-complex="Arial2" style:font-size-complex="7.09999990463257pt" style:font-style-complex="normal" style:font-weight-complex="normal" style:text-emphasize="none" style:font-relief="none" style:text-overline-style="none" style:text-overline-color="font-color"/>
    </style:style>
    <style:style style:name="T45" style:family="text">
      <style:text-properties fo:color="#000000" style:text-outline="false" style:text-line-through-style="none" style:text-line-through-type="none" style:font-name="Arial2" fo:font-size="7.09999990463257pt" fo:font-style="italic" fo:text-shadow="none" style:text-underline-style="none" fo:font-weight="normal" style:letter-kerning="true" style:font-name-asian="SimSun" style:font-size-asian="7.09999990463257pt" style:font-style-asian="italic" style:font-weight-asian="normal" style:font-name-complex="Arial2" style:font-size-complex="7.09999990463257pt" style:font-style-complex="italic" style:font-weight-complex="normal" style:text-emphasize="none" style:font-relief="none" style:text-overline-style="none" style:text-overline-color="font-color"/>
    </style:style>
    <style:style style:name="T46" style:family="text">
      <style:text-properties fo:color="#000000" style:text-outline="false" style:text-line-through-style="none" style:text-line-through-type="none" style:font-name="Arial2" fo:font-size="6.90000009536743pt" fo:font-style="normal" fo:text-shadow="none" style:text-underline-style="none" fo:font-weight="normal" style:letter-kerning="true" style:font-name-asian="SimSun" style:font-size-asian="6.90000009536743pt" style:font-style-asian="normal" style:font-weight-asian="normal" style:font-name-complex="Arial2" style:font-size-complex="6.90000009536743pt" style:font-style-complex="normal" style:font-weight-complex="normal" style:text-emphasize="none" style:font-relief="none" style:text-overline-style="none" style:text-overline-color="font-color"/>
    </style:style>
    <style:style style:name="T47" style:family="text">
      <style:text-properties fo:color="#000000" style:text-outline="false" style:text-line-through-style="none" style:text-line-through-type="none" style:font-name="Arial2" fo:font-size="5.69999980926514pt" fo:letter-spacing="-0.0028in" fo:font-style="normal" fo:text-shadow="none" style:text-underline-style="none" fo:font-weight="normal" style:letter-kerning="true" style:font-name-asian="SimSun" style:font-size-asian="5.69999980926514pt" style:font-style-asian="normal" style:font-weight-asian="normal" style:font-name-complex="Arial2" style:font-size-complex="5.69999980926514pt" style:font-style-complex="normal" style:font-weight-complex="normal" style:text-emphasize="none" style:font-relief="none" style:text-overline-style="none" style:text-overline-color="font-color"/>
    </style:style>
    <style:style style:name="T48" style:family="text">
      <style:text-properties fo:color="#000000" style:text-outline="false" style:text-line-through-style="none" style:text-line-through-type="none" style:font-name="Arial2" fo:font-size="6.90000009536743pt" fo:font-style="italic" fo:text-shadow="none" style:text-underline-style="none" fo:font-weight="normal" style:letter-kerning="true" style:font-name-asian="SimSun" style:font-size-asian="6.90000009536743pt" style:font-style-asian="italic" style:font-weight-asian="normal" style:font-name-complex="Arial2" style:font-size-complex="6.90000009536743pt" style:font-style-complex="italic" style:font-weight-complex="normal" style:text-emphasize="none" style:font-relief="none" style:text-overline-style="none" style:text-overline-color="font-color"/>
    </style:style>
    <style:style style:name="T49" style:family="text">
      <style:text-properties fo:color="#000000" style:text-outline="false" style:text-line-through-style="none" style:text-line-through-type="none" style:font-name="Arial2" fo:font-size="7pt" fo:font-style="normal" fo:text-shadow="none" style:text-underline-style="none" fo:font-weight="normal" style:letter-kerning="true" style:font-name-asian="SimSun" style:font-size-asian="7pt" style:font-style-asian="normal" style:font-weight-asian="normal" style:font-name-complex="Arial2" style:font-size-complex="7pt" style:font-style-complex="normal" style:font-weight-complex="normal" style:text-emphasize="none" style:font-relief="none" style:text-overline-style="none" style:text-overline-color="font-color"/>
    </style:style>
    <style:style style:name="T50" style:family="text">
      <style:text-properties fo:color="#000000" style:text-outline="false" style:text-line-through-style="none" style:text-line-through-type="none" style:font-name="Arial2" fo:font-size="7pt" fo:letter-spacing="-0.0028in" fo:font-style="normal" fo:text-shadow="none" style:text-underline-style="none" fo:font-weight="normal" style:letter-kerning="true" style:font-name-asian="SimSun" style:font-size-asian="7pt" style:font-style-asian="normal" style:font-weight-asian="normal" style:font-name-complex="Arial2" style:font-size-complex="7pt" style:font-style-complex="normal" style:font-weight-complex="normal" style:text-emphasize="none" style:font-relief="none" style:text-overline-style="none" style:text-overline-color="font-color"/>
    </style:style>
    <style:style style:name="T51" style:family="text">
      <style:text-properties fo:color="#000000" style:text-outline="false" style:text-line-through-style="none" style:text-line-through-type="none" style:font-name="Arial2" fo:font-size="6pt" fo:font-style="normal" fo:text-shadow="none" style:text-underline-style="none" fo:font-weight="normal" style:letter-kerning="true" style:font-name-asian="SimSun" style:font-size-asian="6pt" style:font-style-asian="normal" style:font-weight-asian="normal" style:font-name-complex="Arial2" style:font-size-complex="6pt"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0">
      <text:list-level-style-number text:level="1"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3" style:family="graphic">
      <style:graphic-properties draw:stroke="solid" svg:stroke-width="0.0016in" svg:stroke-color="#000000" draw:marker-start="" draw:marker-end="" draw:fill="none" fo:padding-top="0.0008in" fo:padding-bottom="0.0008in" fo:padding-left="0.0008in" fo:padding-right="0.0008in" style:run-through="foreground"/>
    </style:style>
    <style:style style:name="gr4" style:family="graphic">
      <style:graphic-properties draw:stroke="solid" svg:stroke-color="#000000" draw:marker-start="" draw:marker-end="" draw:fill="solid" draw:fill-color="#ffffff" style:run-through="foreground"/>
    </style:style>
    <style:style style:name="gr5" style:family="graphic">
      <style:graphic-properties draw:stroke="solid" svg:stroke-width="0.0016in" svg:stroke-color="#000000" draw:marker-start="" draw:marker-end="" draw:fill="solid" draw:fill-color="#ffffff" fo:padding-top="0.0008in" fo:padding-bottom="0.0008in" fo:padding-left="0.0008in" fo:padding-right="0.0008in" style:run-through="foreground"/>
    </style:style>
    <style:style style:name="gr6" style:family="graphic">
      <style:graphic-properties draw:stroke="solid" svg:stroke-color="#000000" draw:marker-start="" draw:marker-end="" draw:fill="none"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1161in" fo:min-width="0.3126in" fo:padding-top="0in" fo:padding-bottom="0in" fo:padding-left="0in" fo:padding-right="0in"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1161in" fo:min-width="0.1957in" fo:padding-top="0in" fo:padding-bottom="0in" fo:padding-left="0in" fo:padding-right="0in"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1161in" fo:min-width="0.0846in" fo:padding-top="0in" fo:padding-bottom="0in" fo:padding-left="0in" fo:padding-right="0in"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1161in" fo:min-width="0.2346in" fo:padding-top="0in" fo:padding-bottom="0in" fo:padding-left="0in" fo:padding-right="0in" style:run-through="foreground"/>
    </style:style>
    <style:style style:name="gr11" style:family="graphic">
      <style:graphic-properties style:run-through="foreground" style:vertical-pos="middle" style:vertical-rel="baseline" style:horizontal-pos="from-left" style:horizontal-rel="paragraph" draw:wrap-influence-on-position="once-concurrent" style:flow-with-text="false"/>
    </style:style>
    <style:style style:name="gr12" style:family="graphic">
      <style:graphic-properties draw:stroke="none" draw:marker-start="" draw:marker-end="" draw:fill="none" draw:textarea-horizontal-align="left" draw:textarea-vertical-align="top" draw:auto-grow-height="true" draw:auto-grow-width="true" fo:min-height="0.1764in" fo:min-width="0.078in" fo:padding-top="0in" fo:padding-bottom="0in" fo:padding-left="0in" fo:padding-right="0in"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1071in" fo:min-width="0.0366in" fo:padding-top="0in" fo:padding-bottom="0in" fo:padding-left="0in" fo:padding-right="0in"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189in" fo:min-width="0.1228in" fo:padding-top="0in" fo:padding-bottom="0in" fo:padding-left="0in" fo:padding-right="0in"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5118in" fo:min-width="0.1598in" fo:padding-top="0in" fo:padding-bottom="0in" fo:padding-left="0in" fo:padding-right="0in"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1764in" fo:min-width="0.0862in" fo:padding-top="0in" fo:padding-bottom="0in" fo:padding-left="0in" fo:padding-right="0in"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189in" fo:min-width="0.0492in" fo:padding-top="0in" fo:padding-bottom="0in" fo:padding-left="0in" fo:padding-right="0in"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189in" fo:min-width="0.0437in" fo:padding-top="0in" fo:padding-bottom="0in" fo:padding-left="0in" fo:padding-right="0in"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189in" fo:min-width="0.2047in" fo:padding-top="0in" fo:padding-bottom="0in" fo:padding-left="0in" fo:padding-right="0in"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1764in" fo:min-width="0.061in" fo:padding-top="0in" fo:padding-bottom="0in" fo:padding-left="0in" fo:padding-right="0in"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2744in" fo:min-width="0.178in" fo:padding-top="0in" fo:padding-bottom="0in" fo:padding-left="0in" fo:padding-right="0in" style:run-through="foreground"/>
    </style:style>
    <style:style style:name="gr22" style:family="graphic">
      <style:graphic-properties draw:stroke="none" draw:marker-start="" draw:marker-end="" draw:fill="none" draw:textarea-horizontal-align="left" draw:textarea-vertical-align="top" draw:auto-grow-height="true" draw:auto-grow-width="true" fo:min-height="0.1071in" fo:min-width="0.0425in" fo:padding-top="0in" fo:padding-bottom="0in" fo:padding-left="0in" fo:padding-right="0in"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1138in" fo:min-width="0.0744in" fo:padding-top="0in" fo:padding-bottom="0in" fo:padding-left="0in" fo:padding-right="0in"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1071in" fo:min-width="0.0472in" fo:padding-top="0in" fo:padding-bottom="0in" fo:padding-left="0in" fo:padding-right="0in"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1138in" fo:min-width="0.0701in" fo:padding-top="0in" fo:padding-bottom="0in" fo:padding-left="0in" fo:padding-right="0in"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189in" fo:min-width="0.0835in" fo:padding-top="0in" fo:padding-bottom="0in" fo:padding-left="0in" fo:padding-right="0in"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1764in" fo:min-width="0.0693in" fo:padding-top="0in" fo:padding-bottom="0in" fo:padding-left="0in" fo:padding-right="0in"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1138in" fo:min-width="0.1236in" fo:padding-top="0in" fo:padding-bottom="0in" fo:padding-left="0in" fo:padding-right="0in"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189in" fo:min-width="0.0465in" fo:padding-top="0in" fo:padding-bottom="0in" fo:padding-left="0in" fo:padding-right="0in"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189in" fo:min-width="0.0898in" fo:padding-top="0in" fo:padding-bottom="0in" fo:padding-left="0in" fo:padding-right="0in"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1138in" fo:min-width="0.0299in" fo:padding-top="0in" fo:padding-bottom="0in" fo:padding-left="0in" fo:padding-right="0in"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1764in" fo:min-width="0.1925in" fo:padding-top="0in" fo:padding-bottom="0in" fo:padding-left="0in" fo:padding-right="0in"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2508in" fo:min-width="0.0646in" fo:padding-top="0in" fo:padding-bottom="0in" fo:padding-left="0in" fo:padding-right="0in"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189in" fo:min-width="0.1709in" fo:padding-top="0in" fo:padding-bottom="0in" fo:padding-left="0in" fo:padding-right="0in"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1264in" fo:min-width="1.1346in" fo:padding-top="0in" fo:padding-bottom="0in" fo:padding-left="0in" fo:padding-right="0in"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1264in" fo:min-width="3.3354in" fo:padding-top="0in" fo:padding-bottom="0in" fo:padding-left="0in" fo:padding-right="0in"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1264in" fo:min-width="0.0681in" fo:padding-top="0in" fo:padding-bottom="0in" fo:padding-left="0in" fo:padding-right="0in"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1264in" fo:min-width="1.5346in" fo:padding-top="0in" fo:padding-bottom="0in" fo:padding-left="0in" fo:padding-right="0in"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1264in" fo:min-width="2.1354in" fo:padding-top="0in" fo:padding-bottom="0in" fo:padding-left="0in" fo:padding-right="0in"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1264in" fo:min-width="1.4016in" fo:padding-top="0in" fo:padding-bottom="0in" fo:padding-left="0in" fo:padding-right="0in"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1264in" fo:min-width="0.8681in" fo:padding-top="0in" fo:padding-bottom="0in" fo:padding-left="0in" fo:padding-right="0in"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1264in" fo:min-width="1.8681in" fo:padding-top="0in" fo:padding-bottom="0in" fo:padding-left="0in" fo:padding-right="0in"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1264in" fo:min-width="0.3346in" fo:padding-top="0in" fo:padding-bottom="0in" fo:padding-left="0in" fo:padding-right="0in"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1264in" fo:min-width="2.5354in" fo:padding-top="0in" fo:padding-bottom="0in" fo:padding-left="0in" fo:padding-right="0in"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1264in" fo:min-width="2.1346in" fo:padding-top="0in" fo:padding-bottom="0in" fo:padding-left="0in" fo:padding-right="0in" style:run-through="foreground"/>
    </style:style>
    <style:style style:name="gr46" style:family="graphic">
      <style:graphic-properties draw:stroke="none" draw:marker-start="" draw:marker-end="" draw:fill="none" draw:textarea-horizontal-align="left" draw:textarea-vertical-align="top" draw:auto-grow-height="true" draw:auto-grow-width="true" fo:min-height="0.1264in" fo:min-width="2.2681in" fo:padding-top="0in" fo:padding-bottom="0in" fo:padding-left="0in" fo:padding-right="0in" style:run-through="foreground"/>
    </style:style>
    <style:style style:name="gr47" style:family="graphic">
      <style:graphic-properties draw:stroke="none" draw:marker-start="" draw:marker-end="" draw:fill="none" draw:textarea-horizontal-align="left" draw:textarea-vertical-align="top" draw:auto-grow-height="true" draw:auto-grow-width="true" fo:min-height="0.1264in" fo:min-width="3.2689in" fo:padding-top="0in" fo:padding-bottom="0in" fo:padding-left="0in" fo:padding-right="0in"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1264in" fo:min-width="1.0016in" fo:padding-top="0in" fo:padding-bottom="0in" fo:padding-left="0in" fo:padding-right="0in"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1264in" fo:min-width="1.2016in" fo:padding-top="0in" fo:padding-bottom="0in" fo:padding-left="0in" fo:padding-right="0in"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1264in" fo:min-width="0.6016in" fo:padding-top="0in" fo:padding-bottom="0in" fo:padding-left="0in" fo:padding-right="0in"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1264in" fo:min-width="0.8016in" fo:padding-top="0in" fo:padding-bottom="0in" fo:padding-left="0in" fo:padding-right="0in"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1264in" fo:min-width="0.9346in" fo:padding-top="0in" fo:padding-bottom="0in" fo:padding-left="0in" fo:padding-right="0in" style:run-through="foreground"/>
    </style:style>
    <style:style style:name="gr53"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55"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61in" fo:min-width="0.3134in" fo:padding-top="0in" fo:padding-bottom="0in" fo:padding-left="0in" fo:padding-right="0in" draw:shadow="hidden" draw:shadow-offset-x="0.0783in" draw:shadow-offset-y="0.0783in" draw:shadow-color="#808080" style:run-through="foreground"/>
    </style:style>
    <style:style style:name="gr5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61in" fo:min-width="0.5638in" fo:padding-top="0in" fo:padding-bottom="0in" fo:padding-left="0in" fo:padding-right="0in" draw:shadow="hidden" draw:shadow-offset-x="0.0783in" draw:shadow-offset-y="0.0783in" draw:shadow-color="#808080" style:run-through="foreground"/>
    </style:style>
    <style:style style:name="gr5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61in" fo:min-width="0.2925in" fo:padding-top="0in" fo:padding-bottom="0in" fo:padding-left="0in" fo:padding-right="0in" draw:shadow="hidden" draw:shadow-offset-x="0.0783in" draw:shadow-offset-y="0.0783in" draw:shadow-color="#808080" style:run-through="foreground"/>
    </style:style>
    <style:style style:name="gr5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61in" fo:min-width="0.128in" fo:padding-top="0in" fo:padding-bottom="0in" fo:padding-left="0in" fo:padding-right="0in" draw:shadow="hidden" draw:shadow-offset-x="0.0783in" draw:shadow-offset-y="0.0783in" draw:shadow-color="#808080" style:run-through="foreground"/>
    </style:style>
    <style:style style:name="gr60"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61"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6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61in" fo:min-width="0.0898in" fo:padding-top="0in" fo:padding-bottom="0in" fo:padding-left="0in" fo:padding-right="0in" draw:shadow="hidden" draw:shadow-offset-x="0.0783in" draw:shadow-offset-y="0.0783in" draw:shadow-color="#808080" style:run-through="foreground"/>
    </style:style>
    <style:style style:name="gr6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61in" fo:min-width="0.3126in" fo:padding-top="0in" fo:padding-bottom="0in" fo:padding-left="0in" fo:padding-right="0in" draw:shadow="hidden" draw:shadow-offset-x="0.0783in" draw:shadow-offset-y="0.0783in" draw:shadow-color="#808080" style:run-through="foreground"/>
    </style:style>
    <style:style style:name="gr6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61in" fo:min-width="0.5744in" fo:padding-top="0in" fo:padding-bottom="0in" fo:padding-left="0in" fo:padding-right="0in" draw:shadow="hidden" draw:shadow-offset-x="0.0783in" draw:shadow-offset-y="0.0783in" draw:shadow-color="#808080" style:run-through="foreground"/>
    </style:style>
    <style:style style:name="gr6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0984in" fo:min-width="0.5008in" fo:padding-top="0in" fo:padding-bottom="0in" fo:padding-left="0in" fo:padding-right="0in" draw:shadow="hidden" draw:shadow-offset-x="0.0783in" draw:shadow-offset-y="0.0783in" draw:shadow-color="#808080" style:run-through="foreground"/>
    </style:style>
    <style:style style:name="gr6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0984in" fo:min-width="0.6035in" fo:padding-top="0in" fo:padding-bottom="0in" fo:padding-left="0in" fo:padding-right="0in" draw:shadow="hidden" draw:shadow-offset-x="0.0783in" draw:shadow-offset-y="0.0783in" draw:shadow-color="#808080" style:run-through="foreground"/>
    </style:style>
    <style:style style:name="gr6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0984in" fo:min-width="0.4937in" fo:padding-top="0in" fo:padding-bottom="0in" fo:padding-left="0in" fo:padding-right="0in" draw:shadow="hidden" draw:shadow-offset-x="0.0783in" draw:shadow-offset-y="0.0783in" draw:shadow-color="#808080" style:run-through="foreground"/>
    </style:style>
    <style:style style:name="gr6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0984in" fo:min-width="0.3929in" fo:padding-top="0in" fo:padding-bottom="0in" fo:padding-left="0in" fo:padding-right="0in" draw:shadow="hidden" draw:shadow-offset-x="0.0783in" draw:shadow-offset-y="0.0783in" draw:shadow-color="#808080" style:run-through="foreground"/>
    </style:style>
    <style:style style:name="gr6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0984in" fo:min-width="0.4563in" fo:padding-top="0in" fo:padding-bottom="0in" fo:padding-left="0in" fo:padding-right="0in" draw:shadow="hidden" draw:shadow-offset-x="0.0783in" draw:shadow-offset-y="0.0783in" draw:shadow-color="#808080" style:run-through="foreground"/>
    </style:style>
    <style:style style:name="gr7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0984in" fo:min-width="0.3126in" fo:padding-top="0in" fo:padding-bottom="0in" fo:padding-left="0in" fo:padding-right="0in" draw:shadow="hidden" draw:shadow-offset-x="0.0783in" draw:shadow-offset-y="0.0783in" draw:shadow-color="#808080" style:run-through="foreground"/>
    </style:style>
    <style:style style:name="gr7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0984in" fo:min-width="0.3602in" fo:padding-top="0in" fo:padding-bottom="0in" fo:padding-left="0in" fo:padding-right="0in" draw:shadow="hidden" draw:shadow-offset-x="0.0783in" draw:shadow-offset-y="0.0783in" draw:shadow-color="#808080" style:run-through="foreground"/>
    </style:style>
    <style:style style:name="gr7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0984in" fo:min-width="0.6016in" fo:padding-top="0in" fo:padding-bottom="0in" fo:padding-left="0in" fo:padding-right="0in" draw:shadow="hidden" draw:shadow-offset-x="0.0783in" draw:shadow-offset-y="0.0783in" draw:shadow-color="#808080" style:run-through="foreground"/>
    </style:style>
    <style:style style:name="gr7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0984in" fo:min-width="0.3161in" fo:padding-top="0in" fo:padding-bottom="0in" fo:padding-left="0in" fo:padding-right="0in" draw:shadow="hidden" draw:shadow-offset-x="0.0783in" draw:shadow-offset-y="0.0783in" draw:shadow-color="#808080" style:run-through="foreground"/>
    </style:style>
    <style:style style:name="gr7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0984in" fo:min-width="1.1083in" fo:padding-top="0in" fo:padding-bottom="0in" fo:padding-left="0in" fo:padding-right="0in" draw:shadow="hidden" draw:shadow-offset-x="0.0783in" draw:shadow-offset-y="0.0783in" draw:shadow-color="#808080" style:run-through="foreground"/>
    </style:style>
    <style:style style:name="gr7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0984in" fo:min-width="1.2543in" fo:padding-top="0in" fo:padding-bottom="0in" fo:padding-left="0in" fo:padding-right="0in" draw:shadow="hidden" draw:shadow-offset-x="0.0783in" draw:shadow-offset-y="0.0783in" draw:shadow-color="#808080" style:run-through="foreground"/>
    </style:style>
    <style:style style:name="gr7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54in" fo:min-width="0.3425in" fo:padding-top="0in" fo:padding-bottom="0in" fo:padding-left="0in" fo:padding-right="0in" draw:shadow="hidden" draw:shadow-offset-x="0.0783in" draw:shadow-offset-y="0.0783in" draw:shadow-color="#808080" style:run-through="foreground"/>
    </style:style>
    <style:style style:name="gr77" style:family="graphic">
      <style:graphic-properties draw:stroke="dash" svg:stroke-width="0in" svg:stroke-color="#4c4c4c"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54in" fo:min-width="0.2866in" fo:padding-top="0in" fo:padding-bottom="0in" fo:padding-left="0in" fo:padding-right="0in" draw:shadow="hidden" draw:shadow-offset-x="0.0783in" draw:shadow-offset-y="0.0783in" draw:shadow-color="#808080" style:run-through="foreground"/>
    </style:style>
    <style:style style:name="gr79" style:family="graphic">
      <style:graphic-properties draw:stroke="solid" svg:stroke-width="0.0016in" svg:stroke-color="#4c4c4c"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80" style:family="graphic">
      <style:graphic-properties draw:stroke="solid" svg:stroke-width="0.0016in" svg:stroke-color="#4c4c4c"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8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54in" fo:min-width="0.9138in" fo:padding-top="0in" fo:padding-bottom="0in" fo:padding-left="0in" fo:padding-right="0in" draw:shadow="hidden" draw:shadow-offset-x="0.0783in" draw:shadow-offset-y="0.0783in" draw:shadow-color="#808080" style:run-through="foreground"/>
    </style:style>
    <style:style style:name="gr8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54in" fo:min-width="0.528in" fo:padding-top="0in" fo:padding-bottom="0in" fo:padding-left="0in" fo:padding-right="0in" draw:shadow="hidden" draw:shadow-offset-x="0.0783in" draw:shadow-offset-y="0.0783in" draw:shadow-color="#808080" style:run-through="foreground"/>
    </style:style>
    <style:style style:name="gr8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54in" fo:min-width="0.5571in" fo:padding-top="0in" fo:padding-bottom="0in" fo:padding-left="0in" fo:padding-right="0in" draw:shadow="hidden" draw:shadow-offset-x="0.0783in" draw:shadow-offset-y="0.0783in" draw:shadow-color="#808080" style:run-through="foreground"/>
    </style:style>
    <style:style style:name="gr8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54in" fo:min-width="0.5535in" fo:padding-top="0in" fo:padding-bottom="0in" fo:padding-left="0in" fo:padding-right="0in" draw:shadow="hidden" draw:shadow-offset-x="0.0783in" draw:shadow-offset-y="0.0783in" draw:shadow-color="#808080" style:run-through="foreground"/>
    </style:style>
    <style:style style:name="gr8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54in" fo:min-width="1.0425in" fo:padding-top="0in" fo:padding-bottom="0in" fo:padding-left="0in" fo:padding-right="0in" draw:shadow="hidden" draw:shadow-offset-x="0.0783in" draw:shadow-offset-y="0.0783in" draw:shadow-color="#808080" style:run-through="foreground"/>
    </style:style>
    <style:style style:name="gr8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54in" fo:min-width="1.5654in" fo:padding-top="0in" fo:padding-bottom="0in" fo:padding-left="0in" fo:padding-right="0in" draw:shadow="hidden" draw:shadow-offset-x="0.0783in" draw:shadow-offset-y="0.0783in" draw:shadow-color="#808080" style:run-through="foreground"/>
    </style:style>
    <style:style style:name="gr8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54in" fo:min-width="0.2244in" fo:padding-top="0in" fo:padding-bottom="0in" fo:padding-left="0in" fo:padding-right="0in" draw:shadow="hidden" draw:shadow-offset-x="0.0783in" draw:shadow-offset-y="0.0783in" draw:shadow-color="#808080" style:run-through="foreground"/>
    </style:style>
    <style:style style:name="gr8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3319in" fo:padding-top="0in" fo:padding-bottom="0in" fo:padding-left="0in" fo:padding-right="0in" draw:shadow="hidden" draw:shadow-offset-x="0.0783in" draw:shadow-offset-y="0.0783in" draw:shadow-color="#808080" style:run-through="foreground"/>
    </style:style>
    <style:style style:name="gr8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3272in" fo:padding-top="0in" fo:padding-bottom="0in" fo:padding-left="0in" fo:padding-right="0in" draw:shadow="hidden" draw:shadow-offset-x="0.0783in" draw:shadow-offset-y="0.0783in" draw:shadow-color="#808080" style:run-through="foreground"/>
    </style:style>
    <style:style style:name="gr9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1.361in" fo:padding-top="0in" fo:padding-bottom="0in" fo:padding-left="0in" fo:padding-right="0in" draw:shadow="hidden" draw:shadow-offset-x="0.0783in" draw:shadow-offset-y="0.0783in" draw:shadow-color="#808080" style:run-through="foreground"/>
    </style:style>
    <style:style style:name="gr9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5484in" fo:padding-top="0in" fo:padding-bottom="0in" fo:padding-left="0in" fo:padding-right="0in" draw:shadow="hidden" draw:shadow-offset-x="0.0783in" draw:shadow-offset-y="0.0783in" draw:shadow-color="#808080" style:run-through="foreground"/>
    </style:style>
    <style:style style:name="gr9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2835in" fo:padding-top="0in" fo:padding-bottom="0in" fo:padding-left="0in" fo:padding-right="0in" draw:shadow="hidden" draw:shadow-offset-x="0.0783in" draw:shadow-offset-y="0.0783in" draw:shadow-color="#808080" style:run-through="foreground"/>
    </style:style>
    <style:style style:name="gr93" style:family="graphic">
      <style:graphic-properties draw:stroke="none" svg:stroke-width="0in" svg:stroke-color="#808080" draw:marker-start="" draw:marker-start-width="0.0783in" draw:marker-start-center="false" draw:marker-end="" draw:marker-end-width="0.0783in" draw:marker-end-center="false"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4362in" fo:padding-top="0in" fo:padding-bottom="0in" fo:padding-left="0in" fo:padding-right="0in" draw:shadow="hidden" draw:shadow-offset-x="0.0783in" draw:shadow-offset-y="0.0783in" draw:shadow-color="#808080" style:run-through="foreground"/>
    </style:style>
    <style:style style:name="gr9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2165in" fo:padding-top="0in" fo:padding-bottom="0in" fo:padding-left="0in" fo:padding-right="0in" draw:shadow="hidden" draw:shadow-offset-x="0.0783in" draw:shadow-offset-y="0.0783in" draw:shadow-color="#808080" style:run-through="foreground"/>
    </style:style>
    <style:style style:name="gr9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4417in" fo:padding-top="0in" fo:padding-bottom="0in" fo:padding-left="0in" fo:padding-right="0in" draw:shadow="hidden" draw:shadow-offset-x="0.0783in" draw:shadow-offset-y="0.0783in" draw:shadow-color="#808080" style:run-through="foreground"/>
    </style:style>
    <style:style style:name="gr9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2.3217in" fo:padding-top="0in" fo:padding-bottom="0in" fo:padding-left="0in" fo:padding-right="0in" draw:shadow="hidden" draw:shadow-offset-x="0.0783in" draw:shadow-offset-y="0.0783in" draw:shadow-color="#808080" style:run-through="foreground"/>
    </style:style>
    <style:style style:name="gr9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1.5071in" fo:padding-top="0in" fo:padding-bottom="0in" fo:padding-left="0in" fo:padding-right="0in" draw:shadow="hidden" draw:shadow-offset-x="0.0783in" draw:shadow-offset-y="0.0783in" draw:shadow-color="#808080" style:run-through="foreground"/>
    </style:style>
    <style:style style:name="gr9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5508in" fo:padding-top="0in" fo:padding-bottom="0in" fo:padding-left="0in" fo:padding-right="0in" draw:shadow="hidden" draw:shadow-offset-x="0.0783in" draw:shadow-offset-y="0.0783in" draw:shadow-color="#808080" style:run-through="foreground"/>
    </style:style>
    <style:style style:name="gr10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2236in" fo:padding-top="0in" fo:padding-bottom="0in" fo:padding-left="0in" fo:padding-right="0in" draw:shadow="hidden" draw:shadow-offset-x="0.0783in" draw:shadow-offset-y="0.0783in" draw:shadow-color="#808080" style:run-through="foreground"/>
    </style:style>
    <style:style style:name="gr10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2181in" fo:padding-top="0in" fo:padding-bottom="0in" fo:padding-left="0in" fo:padding-right="0in" draw:shadow="hidden" draw:shadow-offset-x="0.0783in" draw:shadow-offset-y="0.0783in" draw:shadow-color="#808080" style:run-through="foreground"/>
    </style:style>
    <style:style style:name="gr10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222in" fo:padding-top="0in" fo:padding-bottom="0in" fo:padding-left="0in" fo:padding-right="0in" draw:shadow="hidden" draw:shadow-offset-x="0.0783in" draw:shadow-offset-y="0.0783in" draw:shadow-color="#808080" style:run-through="foreground"/>
    </style:style>
    <style:style style:name="gr10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2161in" fo:padding-top="0in" fo:padding-bottom="0in" fo:padding-left="0in" fo:padding-right="0in" draw:shadow="hidden" draw:shadow-offset-x="0.0783in" draw:shadow-offset-y="0.0783in" draw:shadow-color="#808080" style:run-through="foreground"/>
    </style:style>
    <style:style style:name="gr10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5362in" fo:padding-top="0in" fo:padding-bottom="0in" fo:padding-left="0in" fo:padding-right="0in" draw:shadow="hidden" draw:shadow-offset-x="0.0783in" draw:shadow-offset-y="0.0783in" draw:shadow-color="#808080" style:run-through="foreground"/>
    </style:style>
    <style:style style:name="gr10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6508in" fo:padding-top="0in" fo:padding-bottom="0in" fo:padding-left="0in" fo:padding-right="0in" draw:shadow="hidden" draw:shadow-offset-x="0.0783in" draw:shadow-offset-y="0.0783in" draw:shadow-color="#808080" style:run-through="foreground"/>
    </style:style>
    <style:style style:name="gr10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7354in" fo:padding-top="0in" fo:padding-bottom="0in" fo:padding-left="0in" fo:padding-right="0in" draw:shadow="hidden" draw:shadow-offset-x="0.0783in" draw:shadow-offset-y="0.0783in" draw:shadow-color="#808080" style:run-through="foreground"/>
    </style:style>
    <style:style style:name="gr10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4165in" fo:padding-top="0in" fo:padding-bottom="0in" fo:padding-left="0in" fo:padding-right="0in" draw:shadow="hidden" draw:shadow-offset-x="0.0783in" draw:shadow-offset-y="0.0783in" draw:shadow-color="#808080" style:run-through="foreground"/>
    </style:style>
    <style:style style:name="gr10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6484in" fo:padding-top="0in" fo:padding-bottom="0in" fo:padding-left="0in" fo:padding-right="0in" draw:shadow="hidden" draw:shadow-offset-x="0.0783in" draw:shadow-offset-y="0.0783in" draw:shadow-color="#808080" style:run-through="foreground"/>
    </style:style>
    <style:style style:name="gr109" style:family="graphic">
      <style:graphic-properties draw:stroke="dash"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2283in" fo:padding-top="0in" fo:padding-bottom="0in" fo:padding-left="0in" fo:padding-right="0in" draw:shadow="hidden" draw:shadow-offset-x="0.0783in" draw:shadow-offset-y="0.0783in" draw:shadow-color="#808080" style:run-through="foreground"/>
    </style:style>
    <style:style style:name="gr1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6492in" fo:padding-top="0in" fo:padding-bottom="0in" fo:padding-left="0in" fo:padding-right="0in" draw:shadow="hidden" draw:shadow-offset-x="0.0783in" draw:shadow-offset-y="0.0783in" draw:shadow-color="#808080" style:run-through="foreground"/>
    </style:style>
    <style:style style:name="gr11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7425in" fo:padding-top="0in" fo:padding-bottom="0in" fo:padding-left="0in" fo:padding-right="0in" draw:shadow="hidden" draw:shadow-offset-x="0.0783in" draw:shadow-offset-y="0.0783in" draw:shadow-color="#808080" style:run-through="foreground"/>
    </style:style>
    <style:style style:name="gr1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4193in" fo:padding-top="0in" fo:padding-bottom="0in" fo:padding-left="0in" fo:padding-right="0in" draw:shadow="hidden" draw:shadow-offset-x="0.0783in" draw:shadow-offset-y="0.0783in" draw:shadow-color="#808080" style:run-through="foreground"/>
    </style:style>
    <style:style style:name="gr11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5811in" fo:padding-top="0in" fo:padding-bottom="0in" fo:padding-left="0in" fo:padding-right="0in" draw:shadow="hidden" draw:shadow-offset-x="0.0783in" draw:shadow-offset-y="0.0783in" draw:shadow-color="#808080" style:run-through="foreground"/>
    </style:style>
    <style:style style:name="gr11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0307in" fo:padding-top="0in" fo:padding-bottom="0in" fo:padding-left="0in" fo:padding-right="0in" draw:shadow="hidden" draw:shadow-offset-x="0.0783in" draw:shadow-offset-y="0.0783in" draw:shadow-color="#808080" style:run-through="foreground"/>
    </style:style>
    <style:style style:name="gr11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6457in" fo:padding-top="0in" fo:padding-bottom="0in" fo:padding-left="0in" fo:padding-right="0in" draw:shadow="hidden" draw:shadow-offset-x="0.0783in" draw:shadow-offset-y="0.0783in" draw:shadow-color="#808080" style:run-through="foreground"/>
    </style:style>
    <style:style style:name="gr11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7346in" fo:padding-top="0in" fo:padding-bottom="0in" fo:padding-left="0in" fo:padding-right="0in" draw:shadow="hidden" draw:shadow-offset-x="0.0783in" draw:shadow-offset-y="0.0783in" draw:shadow-color="#808080" style:run-through="foreground"/>
    </style:style>
    <style:style style:name="gr11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4154in" fo:padding-top="0in" fo:padding-bottom="0in" fo:padding-left="0in" fo:padding-right="0in" draw:shadow="hidden" draw:shadow-offset-x="0.0783in" draw:shadow-offset-y="0.0783in" draw:shadow-color="#808080" style:run-through="foreground"/>
    </style:style>
    <style:style style:name="gr11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5866in" fo:padding-top="0in" fo:padding-bottom="0in" fo:padding-left="0in" fo:padding-right="0in" draw:shadow="hidden" draw:shadow-offset-x="0.0783in" draw:shadow-offset-y="0.0783in" draw:shadow-color="#808080" style:run-through="foreground"/>
    </style:style>
    <style:style style:name="gr12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6634in" fo:padding-top="0in" fo:padding-bottom="0in" fo:padding-left="0in" fo:padding-right="0in" draw:shadow="hidden" draw:shadow-offset-x="0.0783in" draw:shadow-offset-y="0.0783in" draw:shadow-color="#808080" style:run-through="foreground"/>
    </style:style>
    <style:style style:name="gr12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7161in" fo:padding-top="0in" fo:padding-bottom="0in" fo:padding-left="0in" fo:padding-right="0in" draw:shadow="hidden" draw:shadow-offset-x="0.0783in" draw:shadow-offset-y="0.0783in" draw:shadow-color="#808080" style:run-through="foreground"/>
    </style:style>
    <style:style style:name="gr12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728in" fo:padding-top="0in" fo:padding-bottom="0in" fo:padding-left="0in" fo:padding-right="0in" draw:shadow="hidden" draw:shadow-offset-x="0.0783in" draw:shadow-offset-y="0.0783in" draw:shadow-color="#808080" style:run-through="foreground"/>
    </style:style>
    <style:style style:name="gr1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2835in" fo:padding-top="0in" fo:padding-bottom="0in" fo:padding-left="0in" fo:padding-right="0in" draw:shadow="hidden" draw:shadow-offset-x="0.0783in" draw:shadow-offset-y="0.0783in" draw:shadow-color="#808080" style:run-through="foreground"/>
    </style:style>
    <style:style style:name="gr12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6654in" fo:padding-top="0in" fo:padding-bottom="0in" fo:padding-left="0in" fo:padding-right="0in" draw:shadow="hidden" draw:shadow-offset-x="0.0783in" draw:shadow-offset-y="0.0783in" draw:shadow-color="#808080" style:run-through="foreground"/>
    </style:style>
    <style:style style:name="gr12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7291in" fo:padding-top="0in" fo:padding-bottom="0in" fo:padding-left="0in" fo:padding-right="0in" draw:shadow="hidden" draw:shadow-offset-x="0.0783in" draw:shadow-offset-y="0.0783in" draw:shadow-color="#808080" style:run-through="foreground"/>
    </style:style>
    <style:style style:name="gr12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4102in" fo:padding-top="0in" fo:padding-bottom="0in" fo:padding-left="0in" fo:padding-right="0in" draw:shadow="hidden" draw:shadow-offset-x="0.0783in" draw:shadow-offset-y="0.0783in" draw:shadow-color="#808080" style:run-through="foreground"/>
    </style:style>
    <style:style style:name="gr12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5362in" fo:padding-top="0in" fo:padding-bottom="0in" fo:padding-left="0in" fo:padding-right="0in" draw:shadow="hidden" draw:shadow-offset-x="0.0783in" draw:shadow-offset-y="0.0783in" draw:shadow-color="#808080" style:run-through="foreground"/>
    </style:style>
    <style:style style:name="gr12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3236in" fo:padding-top="0in" fo:padding-bottom="0in" fo:padding-left="0in" fo:padding-right="0in" draw:shadow="hidden" draw:shadow-offset-x="0.0783in" draw:shadow-offset-y="0.0783in" draw:shadow-color="#808080" style:run-through="foreground"/>
    </style:style>
    <style:style style:name="gr12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0811in" fo:padding-top="0in" fo:padding-bottom="0in" fo:padding-left="0in" fo:padding-right="0in" draw:shadow="hidden" draw:shadow-offset-x="0.0783in" draw:shadow-offset-y="0.0783in" draw:shadow-color="#808080" style:run-through="foreground"/>
    </style:style>
    <style:style style:name="gr13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3209in" fo:padding-top="0in" fo:padding-bottom="0in" fo:padding-left="0in" fo:padding-right="0in" draw:shadow="hidden" draw:shadow-offset-x="0.0783in" draw:shadow-offset-y="0.0783in" draw:shadow-color="#808080" style:run-through="foreground"/>
    </style:style>
    <style:style style:name="gr13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278in" fo:padding-top="0in" fo:padding-bottom="0in" fo:padding-left="0in" fo:padding-right="0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Bitcoin: un sistema de dinero en efectivo electrónico <text:span text:style-name="T8">peer-to-peer</text:span><text:span text:style-name="T12">1</text:span></text:h>
      <text:p text:style-name="P2"/>
      <text:p text:style-name="P2">Satoshi Nakamoto</text:p>
      <text:p text:style-name="P2">satoshin@gmx.com</text:p>
      <text:p text:style-name="P2">www.bitcoin.org</text:p>
      <text:p text:style-name="P2"/>
      <text:p text:style-name="P2"/>
      <text:p text:style-name="P2"/>
      <text:p text:style-name="P3"><text:span text:style-name="T6">Resumen. </text:span><text:span text:style-name="T20">Una forma de dinero en efectivo electrónico puramente </text:span><text:span text:style-name="T17">peer-to-peer</text:span><text:span text:style-name="T20"> debería permitir enviar pagos </text:span><text:span text:style-name="T17">online</text:span><text:span text:style-name="T20"> directamente entre las partes y sin pasar a través de una institución financiera. Las firmas digitales son parte de la solución, </text:span><text:span text:style-name="T18">pero los beneficios principales desaparecen si un tercero de confianza sigue siendo imprescindible para prevenir el doble gasto</text:span><text:span text:style-name="T20">. Proponemos una solución para el problema del doble gasto usando una red </text:span><text:span text:style-name="T17">peer-to-peer</text:span><text:span text:style-name="T20">. La red sella las transacciones en el tiempo en una cadena continua de </text:span><text:span text:style-name="T17">proof-of-work</text:span><text:span text:style-name="T13">2</text:span><text:span text:style-name="T17"> </text:span><text:span text:style-name="T19">basada en</text:span><text:span text:style-name="T17"> hash</text:span><text:span text:style-name="T13">3</text:span><text:span text:style-name="T20">, estableciendo un registro que no se puede modificar sin rehacer la </text:span><text:span text:style-name="T17">proof-of-work</text:span><text:span text:style-name="T20">. La cadena más larga no solo sirve de prueba efectiva de la secuencia de eventos, sino que también demuestra que procede del conjunto de CPU más potente. Mientras la mayoría de la potencia CPU esté controlada por nodos que no cooperen para atacar la propia red, se generará la cadena más larga y se aventajará a los atacantes. La red en sí misma precisa de una estructura mínima. Los mensajes se transmiten en base a </text:span><text:span text:style-name="T21">"</text:span><text:span text:style-name="T20">mejor esfuerzo</text:span><text:span text:style-name="T21">"</text:span><text:span text:style-name="T14">4</text:span><text:span text:style-name="T20">, y los nodos pueden abandonar la red y regresar a ella a voluntad, aceptando la cadena </text:span><text:span text:style-name="T17">proof-of-work</text:span><text:span text:style-name="T20"> más larga como prueba de lo que ha sucedido durante su ausencia.</text:span></text:p>
      <text:p text:style-name="P4"/>
      <text:h text:style-name="P26" text:outline-level="2"><text:span text:style-name="T3">1. <text:s text:c="3"/>Introducción</text:span> </text:h>
      <text:p text:style-name="P4"><text:span text:style-name="T25">El comercio en Internet ha llegado a depender casi exclusivamente de las instituciones financieras como terceros de confianza en el proceso de los pagos electrónicos. A pesar de que el sistema funciona suficientemente bien en la mayor parte de las transacciones, sufre la debilidad inherente al modelo basado en confianza. Las transacciones completamente irreversibles no son posibles debido a que las instituciones financieras no pueden evitar mediar en las disputas. El coste de esta mediación incrementa los costes de transacción, limitando su tamaño mínimo útil y eliminando la posibilidad de realizar pequeñas transacciones ocasionales, y hay un coste mayor al perderse la posibilidad de hacer transacciones irreversibles para servicios irreversibles. Con la posibilidad de ser reversible, la necesidad de confianza crece. Los comerciantes deben tener precaución con sus clientes, solicitándoles más datos de los que de otra forma serían necesarios. Se acepta como inevitable un cierto porcentaje de fraude. Esos costes y la incertidumbre en los pagos se pueden evitar cuando se usa dinero físico en persona, pero no existe mecanismo que permita realizar pagos a través de un canal de comunicación sin la participación de un tercero de confianza.</text:span> <text:s/></text:p>
      <text:p text:style-name="P11"><text:span text:style-name="T27">Es necesario, por tanto, un sistema de pago electrónico basado en prueba criptográfica en lugar de confianza, permitiendo que dos partes interesadas realicen transacciones directamente entre ellas, sin necesidad de un tercero de confianza. Si las transacciones son computacionalmente imposibles de revertir, protegerán a los vendedores del fraude, y cualquier mecanismo de depósito de garantía se puede implementar fácilmente para proteger al comprador. En este documento proponemos una solución al problema del doble gasto usando un servidor de sellado de tiempo, distribuido y </text:span><text:span text:style-name="T28">peer-to-peer</text:span><text:span text:style-name="T27">, para generar la prueba computacional del orden cronológico de las transacciones. El sistema es seguro mientras los nodos honestos controlen colectivamente más potencia CPU que cualquier grupo cooperante de nodos atacantes.</text:span></text:p>
      <text:h text:style-name="P27" text:outline-level="2"><text:soft-page-break/>2. <text:s text:c="3"/>Transacciones</text:h>
      <text:p text:style-name="P6">Definimos una moneda electrónica como una cadena de firmas digitales. Cada propietario transfiere la moneda al siguiente propietario firmando digitalmente un <text:span text:style-name="T8">hash</text:span> de la transacción previa y la clave pública del siguiente propietario, y añadiendo ambos al final de la moneda. El beneficiario puede verificar las firmas para verificar la cadena de propiedad.</text:p>
      <text:p text:style-name="P4"/>
      <text:p text:style-name="P5"><draw:g text:anchor-type="as-char" draw:z-index="12" draw:style-name="gr1"><draw:polygon draw:style-name="gr53" draw:text-style-name="P31" svg:width="0.8508in" svg:height="1.5484in" svg:x="0.2327in" svg:y="0in" svg:viewBox="0 0 2162 3934" draw:points="1083,3934 0,3934 0,0 2162,0 2162,3934"><text:p/></draw:polygon><draw:polygon draw:style-name="gr53" draw:text-style-name="P31" svg:width="0.6957in" svg:height="0.3094in" svg:x="0.3102in" svg:y="0.2307in" svg:viewBox="0 0 1768 787" draw:points="886,787 0,787 0,0 1768,0 1768,787"><text:p/></draw:polygon><draw:frame draw:style-name="gr104" draw:text-style-name="P33" svg:width="0.5362in" svg:height="0.1134in" svg:x="0.3063in" svg:y="0.0555in"><draw:text-box><text:p text:style-name="P32"><text:span text:style-name="T49">Transacción</text:span></text:p></draw:text-box></draw:frame><draw:frame draw:style-name="gr105" draw:text-style-name="P36" svg:width="0.6512in" svg:height="0.1134in" svg:x="0.3764in" svg:y="0.2898in"><draw:text-box><text:p text:style-name="P32"><text:span text:style-name="T50">Clave pública</text:span></text:p></draw:text-box></draw:frame><draw:polygon draw:style-name="gr53" draw:text-style-name="P31" svg:width="0.5413in" svg:height="0.3091in" svg:x="0.3882in" svg:y="1.1598in" svg:viewBox="0 0 1376 786" draw:points="688,786 0,786 0,0 1376,0 1376,786"><text:p/></draw:polygon><draw:frame draw:style-name="gr106" draw:text-style-name="P36" svg:width="0.7358in" svg:height="0.1134in" svg:x="0.3465in" svg:y="0.3972in"><draw:text-box><text:p text:style-name="P32"><text:span text:style-name="T50">del propietario 1</text:span></text:p></draw:text-box></draw:frame><draw:frame draw:style-name="gr107" draw:text-style-name="P33" svg:width="0.4169in" svg:height="0.1134in" svg:x="0.4634in" svg:y="1.2161in"><draw:text-box><text:p text:style-name="P32"><text:span text:style-name="T49">Firma del</text:span></text:p></draw:text-box></draw:frame><draw:polygon draw:style-name="gr54" draw:text-style-name="P31" svg:width="0.3091in" svg:height="0.1551in" svg:x="0.4646in" svg:y="0.7736in" svg:viewBox="0 0 786 395" draw:points="395,395 0,395 0,0 786,0 786,395"><text:p/></draw:polygon><draw:polygon draw:style-name="gr55" draw:text-style-name="P31" svg:width="0.3091in" svg:height="0.1551in" svg:x="0.4646in" svg:y="0.7736in" svg:viewBox="0 0 786 395" draw:points="395,395 0,395 0,0 786,0 786,395"><text:p/></draw:polygon><draw:frame draw:style-name="gr108" draw:text-style-name="P36" svg:width="0.6488in" svg:height="0.1134in" svg:x="0.4126in" svg:y="1.3236in"><draw:text-box><text:p text:style-name="P32"><text:span text:style-name="T50">propietario 0</text:span></text:p></draw:text-box></draw:frame><draw:polygon draw:style-name="gr60" draw:text-style-name="P31" svg:width="0.0622in" svg:height="0.0913in" svg:x="0.6657in" svg:y="0.6807in" svg:viewBox="0 0 159 233" draw:points="78,233 0,0 159,0"><text:p/></draw:polygon><draw:line draw:style-name="gr61" draw:text-style-name="P31" svg:x1="0.6961in" svg:y1="0.5421in" svg:x2="0.6961in" svg:y2="0.7004in"><text:p/></draw:line><draw:polygon draw:style-name="gr60" draw:text-style-name="P31" svg:width="0.0606in" svg:height="0.0929in" svg:x="0.5894in" svg:y="1.0685in" svg:viewBox="0 0 155 237" draw:points="78,237 0,0 155,0"><text:p/></draw:polygon><draw:line draw:style-name="gr61" draw:text-style-name="P31" svg:x1="0.6197in" svg:y1="0.9291in" svg:x2="0.6197in" svg:y2="1.0878in"><text:p/></draw:line><draw:line draw:style-name="gr109" draw:text-style-name="P31" svg:x1="0.9299in" svg:y1="0.5421in" svg:x2="0.9299in" svg:y2="0.9295in"><text:p/></draw:line><draw:polygon draw:style-name="gr53" draw:text-style-name="P31" svg:width="0.8512in" svg:height="1.5484in" svg:x="1.4713in" svg:y="0in" svg:viewBox="0 0 2163 3934" draw:points="1080,3934 0,3934 0,0 2163,0 2163,3934"><text:p/></draw:polygon><draw:frame draw:style-name="gr110" draw:text-style-name="P33" svg:width="0.2287in" svg:height="0.1134in" svg:x="0.5091in" svg:y="0.8055in"><draw:text-box><text:p text:style-name="P32"><text:span text:style-name="T49">Hash</text:span></text:p></draw:text-box></draw:frame><draw:polygon draw:style-name="gr53" draw:text-style-name="P31" svg:width="0.6969in" svg:height="0.3094in" svg:x="1.5476in" svg:y="0.2307in" svg:viewBox="0 0 1771 787" draw:points="886,787 0,787 0,0 1771,0 1771,787"><text:p/></draw:polygon><draw:frame draw:style-name="gr104" draw:text-style-name="P33" svg:width="0.5362in" svg:height="0.1134in" svg:x="1.548in" svg:y="0.0555in"><draw:text-box><text:p text:style-name="P32"><text:span text:style-name="T49">Transacción</text:span></text:p></draw:text-box></draw:frame><draw:frame draw:style-name="gr111" draw:text-style-name="P36" svg:width="0.6496in" svg:height="0.1134in" svg:x="1.6189in" svg:y="0.2898in"><draw:text-box><text:p text:style-name="P32"><text:span text:style-name="T50">Clave pública</text:span></text:p></draw:text-box></draw:frame><draw:polygon draw:style-name="gr53" draw:text-style-name="P31" svg:width="0.5413in" svg:height="0.3091in" svg:x="1.6256in" svg:y="1.1598in" svg:viewBox="0 0 1376 786" draw:points="688,786 0,786 0,0 1376,0 1376,786"><text:p/></draw:polygon><draw:frame draw:style-name="gr112" draw:text-style-name="P36" svg:width="0.7425in" svg:height="0.1134in" svg:x="1.5807in" svg:y="0.3972in"><draw:text-box><text:p text:style-name="P32"><text:span text:style-name="T50">del propietario 2</text:span></text:p></draw:text-box></draw:frame><draw:frame draw:style-name="gr113" draw:text-style-name="P33" svg:width="0.4197in" svg:height="0.1134in" svg:x="1.6937in" svg:y="1.2161in"><draw:text-box><text:p text:style-name="P32"><text:span text:style-name="T49">Firma del</text:span></text:p></draw:text-box></draw:frame><draw:polygon draw:style-name="gr54" draw:text-style-name="P31" svg:width="0.3094in" svg:height="0.1551in" svg:x="1.7031in" svg:y="0.7736in" svg:viewBox="0 0 787 395" draw:points="392,395 0,395 0,0 787,0 787,395"><text:p/></draw:polygon><draw:polygon draw:style-name="gr55" draw:text-style-name="P31" svg:width="0.3094in" svg:height="0.1551in" svg:x="1.7031in" svg:y="0.7736in" svg:viewBox="0 0 787 395" draw:points="392,395 0,395 0,0 787,0 787,395"><text:p/></draw:polygon><draw:frame draw:style-name="gr114" draw:text-style-name="P36" svg:width="0.5815in" svg:height="0.1134in" svg:x="1.6492in" svg:y="1.3236in"><draw:text-box><text:p text:style-name="P32"><text:span text:style-name="T50">propietario 1</text:span></text:p></draw:text-box></draw:frame><draw:polygon draw:style-name="gr60" draw:text-style-name="P31" svg:width="0.0606in" svg:height="0.0913in" svg:x="1.9047in" svg:y="0.6807in" svg:viewBox="0 0 155 233" draw:points="78,233 0,0 155,0"><text:p/></draw:polygon><draw:line draw:style-name="gr61" draw:text-style-name="P31" svg:x1="1.9354in" svg:y1="0.5421in" svg:x2="1.9354in" svg:y2="0.7004in"><text:p/></draw:line><draw:polygon draw:style-name="gr60" draw:text-style-name="P31" svg:width="0.0622in" svg:height="0.0929in" svg:x="1.8268in" svg:y="1.0685in" svg:viewBox="0 0 159 237" draw:points="78,237 0,0 159,0"><text:p/></draw:polygon><draw:line draw:style-name="gr61" draw:text-style-name="P31" svg:x1="1.8575in" svg:y1="0.9291in" svg:x2="1.8575in" svg:y2="1.0878in"><text:p/></draw:line><draw:polygon draw:style-name="gr60" draw:text-style-name="P31" svg:width="0.0969in" svg:height="0.065in" svg:x="1.5283in" svg:y="1.1736in" svg:viewBox="0 0 247 166" draw:points="247,166 0,141 63,0"><text:p/></draw:polygon><draw:line draw:style-name="gr61" draw:text-style-name="P31" svg:x1="0.9299in" svg:y1="0.9291in" svg:x2="0.9437in" svg:y2="0.9362in"><text:p/></draw:line><draw:line draw:style-name="gr61" draw:text-style-name="P31" svg:x1="0.9575in" svg:y1="0.9421in" svg:x2="0.9713in" svg:y2="0.9492in"><text:p/></draw:line><draw:line draw:style-name="gr61" draw:text-style-name="P31" svg:x1="0.9854in" svg:y1="0.9543in" svg:x2="1.0004in" svg:y2="0.9614in"><text:p/></draw:line><draw:line draw:style-name="gr61" draw:text-style-name="P31" svg:x1="1.0146in" svg:y1="0.9661in" svg:x2="1.0283in" svg:y2="0.9728in"><text:p/></draw:line><draw:line draw:style-name="gr61" draw:text-style-name="P31" svg:x1="1.0421in" svg:y1="0.9791in" svg:x2="1.0575in" svg:y2="0.9862in"><text:p/></draw:line><draw:line draw:style-name="gr61" draw:text-style-name="P31" svg:x1="1.0713in" svg:y1="0.9921in" svg:x2="1.0854in" svg:y2="0.9992in"><text:p/></draw:line><draw:line draw:style-name="gr61" draw:text-style-name="P31" svg:x1="1.0988in" svg:y1="1.0055in" svg:x2="1.1142in" svg:y2="1.0114in"><text:p/></draw:line><draw:line draw:style-name="gr61" draw:text-style-name="P31" svg:x1="1.1283in" svg:y1="1.0185in" svg:x2="1.1421in" svg:y2="1.024in"><text:p/></draw:line><draw:line draw:style-name="gr61" draw:text-style-name="P31" svg:x1="1.1563in" svg:y1="1.0307in" svg:x2="1.1701in" svg:y2="1.0362in"><text:p/></draw:line><draw:line draw:style-name="gr61" draw:text-style-name="P31" svg:x1="1.1854in" svg:y1="1.0425in" svg:x2="1.1992in" svg:y2="1.048in"><text:p/></draw:line><draw:line draw:style-name="gr61" draw:text-style-name="P31" svg:x1="1.213in" svg:y1="1.0555in" svg:x2="1.2268in" svg:y2="1.0614in"><text:p/></draw:line><draw:line draw:style-name="gr61" draw:text-style-name="P31" svg:x1="1.2406in" svg:y1="1.0685in" svg:x2="1.2559in" svg:y2="1.074in"><text:p/></draw:line><draw:line draw:style-name="gr61" draw:text-style-name="P31" svg:x1="1.2697in" svg:y1="1.0807in" svg:x2="1.2835in" svg:y2="1.0878in"><text:p/></draw:line><draw:line draw:style-name="gr61" draw:text-style-name="P31" svg:x1="1.2976in" svg:y1="1.0925in" svg:x2="1.313in" svg:y2="1.0992in"><text:p/></draw:line><draw:line draw:style-name="gr61" draw:text-style-name="P31" svg:x1="1.3268in" svg:y1="1.1055in" svg:x2="1.3409in" svg:y2="1.1126in"><text:p/></draw:line><draw:line draw:style-name="gr61" draw:text-style-name="P31" svg:x1="1.3547in" svg:y1="1.1185in" svg:x2="1.3701in" svg:y2="1.1256in"><text:p/></draw:line><draw:line draw:style-name="gr61" draw:text-style-name="P31" svg:x1="1.3839in" svg:y1="1.1307in" svg:x2="1.3976in" svg:y2="1.1378in"><text:p/></draw:line><draw:line draw:style-name="gr61" draw:text-style-name="P31" svg:x1="1.4118in" svg:y1="1.1425in" svg:x2="1.4256in" svg:y2="1.1492in"><text:p/></draw:line><draw:line draw:style-name="gr61" draw:text-style-name="P31" svg:x1="1.4406in" svg:y1="1.1571in" svg:x2="1.4543in" svg:y2="1.1626in"><text:p/></draw:line><draw:line draw:style-name="gr61" draw:text-style-name="P31" svg:x1="1.4685in" svg:y1="1.1689in" svg:x2="1.4827in" svg:y2="1.1744in"><text:p/></draw:line><draw:line draw:style-name="gr61" draw:text-style-name="P31" svg:x1="1.4976in" svg:y1="1.1807in" svg:x2="1.5118in" svg:y2="1.1866in"><text:p/></draw:line><draw:line draw:style-name="gr61" draw:text-style-name="P31" svg:x1="1.5256in" svg:y1="1.1949in" svg:x2="1.5394in" svg:y2="1.2004in"><text:p/></draw:line><draw:line draw:style-name="gr61" draw:text-style-name="P31" svg:x1="1.5547in" svg:y1="1.2071in" svg:x2="1.5575in" svg:y2="1.2087in"><text:p/></draw:line><draw:frame draw:style-name="gr110" draw:text-style-name="P33" svg:width="0.2287in" svg:height="0.1134in" svg:x="1.7425in" svg:y="0.8055in"><draw:text-box><text:p text:style-name="P32"><text:span text:style-name="T49">Hash</text:span></text:p></draw:text-box></draw:frame><draw:frame draw:style-name="gr115" draw:text-style-name="P33" svg:width="0.0307in" svg:height="0.1134in" draw:transform="rotate (-0.393048147549123) translate (1.17291666666667in 0.977220034995625in)"><draw:text-box><text:p text:style-name="P32"><text:span text:style-name="T49"><text:s/></text:span></text:p></draw:text-box></draw:frame><draw:line draw:style-name="gr109" draw:text-style-name="P31" svg:x1="2.1669in" svg:y1="0.5421in" svg:x2="2.1669in" svg:y2="0.9295in"><text:p/></draw:line><draw:polygon draw:style-name="gr53" draw:text-style-name="P31" svg:width="0.8508in" svg:height="1.5484in" svg:x="2.7091in" svg:y="0in" svg:viewBox="0 0 2162 3934" draw:points="1083,3934 0,3934 0,0 2162,0 2162,3934"><text:p/></draw:polygon><draw:polygon draw:style-name="gr53" draw:text-style-name="P31" svg:width="0.6957in" svg:height="0.3094in" svg:x="2.7866in" svg:y="0.2307in" svg:viewBox="0 0 1768 787" draw:points="886,787 0,787 0,0 1768,0 1768,787"><text:p/></draw:polygon><draw:frame draw:style-name="gr104" draw:text-style-name="P33" svg:width="0.5362in" svg:height="0.1134in" svg:x="2.7811in" svg:y="0.0555in"><draw:text-box><text:p text:style-name="P32"><text:span text:style-name="T49">Transacción</text:span></text:p></draw:text-box></draw:frame><draw:frame draw:style-name="gr116" draw:text-style-name="P36" svg:width="0.6461in" svg:height="0.1134in" svg:x="2.8563in" svg:y="0.2898in"><draw:text-box><text:p text:style-name="P32"><text:span text:style-name="T50">Clave pública</text:span></text:p></draw:text-box></draw:frame><draw:polygon draw:style-name="gr53" draw:text-style-name="P31" svg:width="0.5413in" svg:height="0.3091in" svg:x="2.8646in" svg:y="1.1598in" svg:viewBox="0 0 1376 786" draw:points="688,786 0,786 0,0 1376,0 1376,786"><text:p/></draw:polygon><draw:frame draw:style-name="gr117" draw:text-style-name="P36" svg:width="0.735in" svg:height="0.1134in" svg:x="2.8201in" svg:y="0.3972in"><draw:text-box><text:p text:style-name="P32"><text:span text:style-name="T50">del propietario 3</text:span></text:p></draw:text-box></draw:frame><draw:frame draw:style-name="gr118" draw:text-style-name="P33" svg:width="0.4157in" svg:height="0.1134in" svg:x="2.9398in" svg:y="1.2161in"><draw:text-box><text:p text:style-name="P32"><text:span text:style-name="T49">Firma del</text:span></text:p></draw:text-box></draw:frame><draw:polygon draw:style-name="gr54" draw:text-style-name="P31" svg:width="0.3091in" svg:height="0.1551in" svg:x="2.9406in" svg:y="0.7736in" svg:viewBox="0 0 786 395" draw:points="395,395 0,395 0,0 786,0 786,395"><text:p/></draw:polygon><draw:polygon draw:style-name="gr55" draw:text-style-name="P31" svg:width="0.3091in" svg:height="0.1551in" svg:x="2.9406in" svg:y="0.7736in" svg:viewBox="0 0 786 395" draw:points="395,395 0,395 0,0 786,0 786,395"><text:p/></draw:polygon><draw:frame draw:style-name="gr119" draw:text-style-name="P36" svg:width="0.587in" svg:height="0.1134in" svg:x="2.8862in" svg:y="1.3236in"><draw:text-box><text:p text:style-name="P32"><text:span text:style-name="T50">propietario 2</text:span></text:p></draw:text-box></draw:frame><draw:polygon draw:style-name="gr60" draw:text-style-name="P31" svg:width="0.0622in" svg:height="0.0913in" svg:x="3.1421in" svg:y="0.6807in" svg:viewBox="0 0 159 233" draw:points="78,233 0,0 159,0"><text:p/></draw:polygon><draw:line draw:style-name="gr61" draw:text-style-name="P31" svg:x1="3.1724in" svg:y1="0.5421in" svg:x2="3.1724in" svg:y2="0.7004in"><text:p/></draw:line><draw:polygon draw:style-name="gr60" draw:text-style-name="P31" svg:width="0.0606in" svg:height="0.0929in" svg:x="3.0657in" svg:y="1.0685in" svg:viewBox="0 0 155 237" draw:points="78,237 0,0 155,0"><text:p/></draw:polygon><draw:line draw:style-name="gr61" draw:text-style-name="P31" svg:x1="3.0961in" svg:y1="0.9291in" svg:x2="3.0961in" svg:y2="1.0878in"><text:p/></draw:line><draw:polygon draw:style-name="gr60" draw:text-style-name="P31" svg:width="0.0606in" svg:height="0.0913in" svg:x="2.9882in" svg:y="0.6807in" svg:viewBox="0 0 155 233" draw:points="77,233 0,0 155,0"><text:p/></draw:polygon><draw:line draw:style-name="gr61" draw:text-style-name="P31" svg:x1="3.0185in" svg:y1="0.6189in" svg:x2="3.0185in" svg:y2="0.6992in"><text:p/></draw:line><draw:polygon draw:style-name="gr60" draw:text-style-name="P31" svg:width="0.0969in" svg:height="0.065in" svg:x="2.7669in" svg:y="1.1736in" svg:viewBox="0 0 247 166" draw:points="247,166 0,141 63,0"><text:p/></draw:polygon><draw:line draw:style-name="gr61" draw:text-style-name="P31" svg:x1="2.1669in" svg:y1="0.9291in" svg:x2="2.1807in" svg:y2="0.9362in"><text:p/></draw:line><draw:line draw:style-name="gr61" draw:text-style-name="P31" svg:x1="2.1949in" svg:y1="0.9421in" svg:x2="2.2102in" svg:y2="0.9492in"><text:p/></draw:line><draw:line draw:style-name="gr61" draw:text-style-name="P31" svg:x1="2.224in" svg:y1="0.9543in" svg:x2="2.2382in" svg:y2="0.9614in"><text:p/></draw:line><draw:line draw:style-name="gr61" draw:text-style-name="P31" svg:x1="2.2531in" svg:y1="0.9661in" svg:x2="2.2673in" svg:y2="0.9728in"><text:p/></draw:line><draw:line draw:style-name="gr61" draw:text-style-name="P31" svg:x1="2.2811in" svg:y1="0.9791in" svg:x2="2.2949in" svg:y2="0.9862in"><text:p/></draw:line><draw:line draw:style-name="gr61" draw:text-style-name="P31" svg:x1="2.3091in" svg:y1="0.9921in" svg:x2="2.324in" svg:y2="0.9992in"><text:p/></draw:line><draw:line draw:style-name="gr61" draw:text-style-name="P31" svg:x1="2.3382in" svg:y1="1.0055in" svg:x2="2.352in" svg:y2="1.0114in"><text:p/></draw:line><draw:line draw:style-name="gr61" draw:text-style-name="P31" svg:x1="2.3657in" svg:y1="1.0185in" svg:x2="2.3799in" svg:y2="1.024in"><text:p/></draw:line><draw:line draw:style-name="gr61" draw:text-style-name="P31" svg:x1="2.3949in" svg:y1="1.0307in" svg:x2="2.4091in" svg:y2="1.0362in"><text:p/></draw:line><draw:line draw:style-name="gr61" draw:text-style-name="P31" svg:x1="2.4224in" svg:y1="1.0425in" svg:x2="2.4362in" svg:y2="1.048in"><text:p/></draw:line><draw:line draw:style-name="gr61" draw:text-style-name="P31" svg:x1="2.452in" svg:y1="1.0555in" svg:x2="2.4657in" svg:y2="1.0614in"><text:p/></draw:line><draw:line draw:style-name="gr61" draw:text-style-name="P31" svg:x1="2.4799in" svg:y1="1.0685in" svg:x2="2.4937in" svg:y2="1.074in"><text:p/></draw:line><draw:line draw:style-name="gr61" draw:text-style-name="P31" svg:x1="2.5091in" svg:y1="1.0807in" svg:x2="2.5228in" svg:y2="1.0878in"><text:p/></draw:line><draw:line draw:style-name="gr61" draw:text-style-name="P31" svg:x1="2.5366in" svg:y1="1.0925in" svg:x2="2.5504in" svg:y2="1.0992in"><text:p/></draw:line><draw:line draw:style-name="gr61" draw:text-style-name="P31" svg:x1="2.5646in" svg:y1="1.1055in" svg:x2="2.5799in" svg:y2="1.1126in"><text:p/></draw:line><draw:line draw:style-name="gr61" draw:text-style-name="P31" svg:x1="2.5933in" svg:y1="1.1185in" svg:x2="2.6071in" svg:y2="1.1256in"><text:p/></draw:line><draw:line draw:style-name="gr61" draw:text-style-name="P31" svg:x1="2.6213in" svg:y1="1.1307in" svg:x2="2.6354in" svg:y2="1.1378in"><text:p/></draw:line><draw:line draw:style-name="gr61" draw:text-style-name="P31" svg:x1="2.6504in" svg:y1="1.1425in" svg:x2="2.6646in" svg:y2="1.1492in"><text:p/></draw:line><draw:line draw:style-name="gr61" draw:text-style-name="P31" svg:x1="2.6783in" svg:y1="1.1571in" svg:x2="2.6921in" svg:y2="1.1626in"><text:p/></draw:line><draw:line draw:style-name="gr61" draw:text-style-name="P31" svg:x1="2.7075in" svg:y1="1.1689in" svg:x2="2.7213in" svg:y2="1.1744in"><text:p/></draw:line><draw:line draw:style-name="gr61" draw:text-style-name="P31" svg:x1="2.7354in" svg:y1="1.1807in" svg:x2="2.7492in" svg:y2="1.1866in"><text:p/></draw:line><draw:line draw:style-name="gr61" draw:text-style-name="P31" svg:x1="2.763in" svg:y1="1.1949in" svg:x2="2.7783in" svg:y2="1.2004in"><text:p/></draw:line><draw:line draw:style-name="gr61" draw:text-style-name="P31" svg:x1="2.7921in" svg:y1="1.2071in" svg:x2="2.7965in" svg:y2="1.2087in"><text:p/></draw:line><draw:frame draw:style-name="gr110" draw:text-style-name="P33" svg:width="0.2287in" svg:height="0.1134in" svg:x="2.9839in" svg:y="0.8055in"><draw:text-box><text:p text:style-name="P32"><text:span text:style-name="T49">Hash</text:span></text:p></draw:text-box></draw:frame><draw:frame draw:style-name="gr115" draw:text-style-name="P33" svg:width="0.0307in" svg:height="0.1134in" draw:transform="rotate (-0.393048147549123) translate (2.41111111111111in 0.977220034995625in)"><draw:text-box><text:p text:style-name="P32"><text:span text:style-name="T49"><text:s/></text:span></text:p></draw:text-box></draw:frame><draw:frame draw:style-name="gr107" draw:text-style-name="P36" svg:width="0.4169in" svg:height="0.1134in" draw:transform="rotate (-0.40927970959267) translate (2.38888888888889in 0.894581146106737in)"><draw:text-box><text:p text:style-name="P32"><text:span text:style-name="T50">Verificar</text:span></text:p></draw:text-box></draw:frame><draw:polygon draw:style-name="gr53" draw:text-style-name="P31" svg:width="0.6969in" svg:height="0.3094in" svg:x="1.5476in" svg:y="1.7807in" svg:viewBox="0 0 1771 787" draw:points="886,787 0,787 0,0 1771,0 1771,787"><text:p/></draw:polygon><draw:frame draw:style-name="gr120" draw:text-style-name="P36" svg:width="0.6634in" svg:height="0.1134in" svg:x="1.6102in" svg:y="1.8366in"><draw:text-box><text:p text:style-name="P32"><text:span text:style-name="T50">Clave privada</text:span></text:p></draw:text-box></draw:frame><draw:polygon draw:style-name="gr53" draw:text-style-name="P31" svg:width="0.6957in" svg:height="0.3094in" svg:x="0.3102in" svg:y="1.7807in" svg:viewBox="0 0 1768 787" draw:points="886,787 0,787 0,0 1768,0 1768,787"><text:p/></draw:polygon><draw:frame draw:style-name="gr121" draw:text-style-name="P36" svg:width="0.7161in" svg:height="0.1134in" svg:x="1.5827in" svg:y="1.9453in"><draw:text-box><text:p text:style-name="P32"><text:span text:style-name="T50">del propietario 2</text:span></text:p></draw:text-box></draw:frame><draw:frame draw:style-name="gr120" draw:text-style-name="P36" svg:width="0.6634in" svg:height="0.1134in" svg:x="0.3764in" svg:y="1.8366in"><draw:text-box><text:p text:style-name="P32"><text:span text:style-name="T50">Clave privada</text:span></text:p></draw:text-box></draw:frame><draw:polygon draw:style-name="gr60" draw:text-style-name="P31" svg:width="0.0929in" svg:height="0.0799in" svg:x="2.7713in" svg:y="1.3925in" svg:viewBox="0 0 237 204" draw:points="237,0 92,204 0,81"><text:p/></draw:polygon><draw:line draw:style-name="gr61" draw:text-style-name="P31" svg:x1="2.2449in" svg:y1="1.8579in" svg:x2="2.2575in" svg:y2="1.848in"><text:p/></draw:line><draw:line draw:style-name="gr61" draw:text-style-name="P31" svg:x1="2.2697in" svg:y1="1.839in" svg:x2="2.2823in" svg:y2="1.8307in"><text:p/></draw:line><draw:line draw:style-name="gr61" draw:text-style-name="P31" svg:x1="2.2949in" svg:y1="1.8193in" svg:x2="2.3075in" svg:y2="1.8098in"><text:p/></draw:line><draw:line draw:style-name="gr61" draw:text-style-name="P31" svg:x1="2.3197in" svg:y1="1.8008in" svg:x2="2.3323in" svg:y2="1.7925in"><text:p/></draw:line><draw:line draw:style-name="gr61" draw:text-style-name="P31" svg:x1="2.3433in" svg:y1="1.7835in" svg:x2="2.3559in" svg:y2="1.7736in"><text:p/></draw:line><draw:line draw:style-name="gr61" draw:text-style-name="P31" svg:x1="2.3685in" svg:y1="1.7654in" svg:x2="2.3811in" svg:y2="1.7555in"><text:p/></draw:line><draw:line draw:style-name="gr61" draw:text-style-name="P31" svg:x1="2.3933in" svg:y1="1.7445in" svg:x2="2.4059in" svg:y2="1.7362in"><text:p/></draw:line><draw:line draw:style-name="gr61" draw:text-style-name="P31" svg:x1="2.4185in" svg:y1="1.7283in" svg:x2="2.4311in" svg:y2="1.7185in"><text:p/></draw:line><draw:line draw:style-name="gr61" draw:text-style-name="P31" svg:x1="2.4433in" svg:y1="1.7087in" svg:x2="2.4559in" svg:y2="1.7in"><text:p/></draw:line><draw:line draw:style-name="gr61" draw:text-style-name="P31" svg:x1="2.4685in" svg:y1="1.6906in" svg:x2="2.4811in" svg:y2="1.6807in"><text:p/></draw:line><draw:line draw:style-name="gr61" draw:text-style-name="P31" svg:x1="2.4933in" svg:y1="1.6732in" svg:x2="2.5059in" svg:y2="1.6634in"><text:p/></draw:line><draw:line draw:style-name="gr61" draw:text-style-name="P31" svg:x1="2.5185in" svg:y1="1.652in" svg:x2="2.5311in" svg:y2="1.6425in"><text:p/></draw:line><draw:line draw:style-name="gr61" draw:text-style-name="P31" svg:x1="2.5433in" svg:y1="1.635in" svg:x2="2.5559in" svg:y2="1.6252in"><text:p/></draw:line><draw:line draw:style-name="gr61" draw:text-style-name="P31" svg:x1="2.5685in" svg:y1="1.6154in" svg:x2="2.5811in" svg:y2="1.6071in"><text:p/></draw:line><draw:line draw:style-name="gr61" draw:text-style-name="P31" svg:x1="2.5921in" svg:y1="1.5957in" svg:x2="2.6047in" svg:y2="1.5862in"><text:p/></draw:line><draw:line draw:style-name="gr61" draw:text-style-name="P31" svg:x1="2.6169in" svg:y1="1.5772in" svg:x2="2.6295in" svg:y2="1.5689in"><text:p/></draw:line><draw:line draw:style-name="gr61" draw:text-style-name="P31" svg:x1="2.6421in" svg:y1="1.5598in" svg:x2="2.6547in" svg:y2="1.55in"><text:p/></draw:line><draw:line draw:style-name="gr61" draw:text-style-name="P31" svg:x1="2.6669in" svg:y1="1.5406in" svg:x2="2.6795in" svg:y2="1.5307in"><text:p/></draw:line><draw:line draw:style-name="gr61" draw:text-style-name="P31" svg:x1="2.6921in" svg:y1="1.5232in" svg:x2="2.7047in" svg:y2="1.5134in"><text:p/></draw:line><draw:line draw:style-name="gr61" draw:text-style-name="P31" svg:x1="2.7169in" svg:y1="1.5047in" svg:x2="2.7295in" svg:y2="1.4949in"><text:p/></draw:line><draw:line draw:style-name="gr61" draw:text-style-name="P31" svg:x1="2.7421in" svg:y1="1.485in" svg:x2="2.7547in" svg:y2="1.4752in"><text:p/></draw:line><draw:line draw:style-name="gr61" draw:text-style-name="P31" svg:x1="2.7669in" svg:y1="1.4669in" svg:x2="2.7795in" svg:y2="1.4571in"><text:p/></draw:line><draw:line draw:style-name="gr61" draw:text-style-name="P31" svg:x1="2.7921in" svg:y1="1.448in" svg:x2="2.8047in" svg:y2="1.4398in"><text:p/></draw:line><draw:frame draw:style-name="gr122" draw:text-style-name="P36" svg:width="0.728in" svg:height="0.1134in" svg:x="0.3374in" svg:y="1.9453in"><draw:text-box><text:p text:style-name="P32"><text:span text:style-name="T50">del propietario 1</text:span></text:p></draw:text-box></draw:frame><draw:frame draw:style-name="gr115" draw:text-style-name="P33" svg:width="0.0307in" svg:height="0.1134in" draw:transform="rotate (0.638965039155124) translate (2.58402777777778in 1.53347003499563in)"><draw:text-box><text:p text:style-name="P32"><text:span text:style-name="T49"><text:s/></text:span></text:p></draw:text-box></draw:frame><draw:polygon draw:style-name="gr60" draw:text-style-name="P31" svg:width="0.0925in" svg:height="0.0799in" svg:x="1.5327in" svg:y="1.3925in" svg:viewBox="0 0 236 204" draw:points="236,0 95,204 0,81"><text:p/></draw:polygon><draw:line draw:style-name="gr61" draw:text-style-name="P31" svg:x1="1.0063in" svg:y1="1.8579in" svg:x2="1.0185in" svg:y2="1.848in"><text:p/></draw:line><draw:line draw:style-name="gr61" draw:text-style-name="P31" svg:x1="1.0311in" svg:y1="1.839in" svg:x2="1.0437in" svg:y2="1.8307in"><text:p/></draw:line><draw:line draw:style-name="gr61" draw:text-style-name="P31" svg:x1="1.0563in" svg:y1="1.8193in" svg:x2="1.0685in" svg:y2="1.8098in"><text:p/></draw:line><draw:line draw:style-name="gr61" draw:text-style-name="P31" svg:x1="1.0811in" svg:y1="1.8008in" svg:x2="1.0937in" svg:y2="1.7925in"><text:p/></draw:line><draw:line draw:style-name="gr61" draw:text-style-name="P31" svg:x1="1.1063in" svg:y1="1.7835in" svg:x2="1.1185in" svg:y2="1.7736in"><text:p/></draw:line><draw:line draw:style-name="gr61" draw:text-style-name="P31" svg:x1="1.1311in" svg:y1="1.7654in" svg:x2="1.1437in" svg:y2="1.7555in"><text:p/></draw:line><draw:line draw:style-name="gr61" draw:text-style-name="P31" svg:x1="1.1563in" svg:y1="1.7445in" svg:x2="1.1685in" svg:y2="1.7362in"><text:p/></draw:line><draw:line draw:style-name="gr61" draw:text-style-name="P31" svg:x1="1.1811in" svg:y1="1.7283in" svg:x2="1.1937in" svg:y2="1.7185in"><text:p/></draw:line><draw:line draw:style-name="gr61" draw:text-style-name="P31" svg:x1="1.2063in" svg:y1="1.7087in" svg:x2="1.2185in" svg:y2="1.7in"><text:p/></draw:line><draw:line draw:style-name="gr61" draw:text-style-name="P31" svg:x1="1.2299in" svg:y1="1.6906in" svg:x2="1.2421in" svg:y2="1.6807in"><text:p/></draw:line><draw:line draw:style-name="gr61" draw:text-style-name="P31" svg:x1="1.2547in" svg:y1="1.6732in" svg:x2="1.2673in" svg:y2="1.6634in"><text:p/></draw:line><draw:line draw:style-name="gr61" draw:text-style-name="P31" svg:x1="1.2799in" svg:y1="1.652in" svg:x2="1.2921in" svg:y2="1.6425in"><text:p/></draw:line><draw:line draw:style-name="gr61" draw:text-style-name="P31" svg:x1="1.3047in" svg:y1="1.635in" svg:x2="1.3173in" svg:y2="1.6252in"><text:p/></draw:line><draw:line draw:style-name="gr61" draw:text-style-name="P31" svg:x1="1.3299in" svg:y1="1.6154in" svg:x2="1.3421in" svg:y2="1.6071in"><text:p/></draw:line><draw:line draw:style-name="gr61" draw:text-style-name="P31" svg:x1="1.3547in" svg:y1="1.5957in" svg:x2="1.3673in" svg:y2="1.5862in"><text:p/></draw:line><draw:line draw:style-name="gr61" draw:text-style-name="P31" svg:x1="1.3799in" svg:y1="1.5772in" svg:x2="1.3921in" svg:y2="1.5689in"><text:p/></draw:line><draw:line draw:style-name="gr61" draw:text-style-name="P31" svg:x1="1.4047in" svg:y1="1.5598in" svg:x2="1.4173in" svg:y2="1.55in"><text:p/></draw:line><draw:line draw:style-name="gr61" draw:text-style-name="P31" svg:x1="1.4299in" svg:y1="1.5406in" svg:x2="1.4421in" svg:y2="1.5307in"><text:p/></draw:line><draw:line draw:style-name="gr61" draw:text-style-name="P31" svg:x1="1.4547in" svg:y1="1.5232in" svg:x2="1.4673in" svg:y2="1.5134in"><text:p/></draw:line><draw:line draw:style-name="gr61" draw:text-style-name="P31" svg:x1="1.4783in" svg:y1="1.5047in" svg:x2="1.4909in" svg:y2="1.4949in"><text:p/></draw:line><draw:line draw:style-name="gr61" draw:text-style-name="P31" svg:x1="1.5031in" svg:y1="1.485in" svg:x2="1.5157in" svg:y2="1.4752in"><text:p/></draw:line><draw:line draw:style-name="gr61" draw:text-style-name="P31" svg:x1="1.5283in" svg:y1="1.4669in" svg:x2="1.5409in" svg:y2="1.4571in"><text:p/></draw:line><draw:line draw:style-name="gr61" draw:text-style-name="P31" svg:x1="1.5531in" svg:y1="1.448in" svg:x2="1.5657in" svg:y2="1.4398in"><text:p/></draw:line><draw:frame draw:style-name="gr115" draw:text-style-name="P33" svg:width="0.0307in" svg:height="0.1134in" draw:transform="rotate (0.657116463375865) translate (2.60486111111111in 1.517104111986in)"><draw:text-box><text:p text:style-name="P32"><text:span text:style-name="T49"><text:s/></text:span></text:p></draw:text-box></draw:frame><draw:frame draw:style-name="gr123" draw:text-style-name="P33" svg:width="0.2835in" svg:height="0.1134in" draw:transform="rotate (0.637568775753529) translate (1.1375in 1.63208114610674in)"><draw:text-box><text:p text:style-name="P32"><text:span text:style-name="T49">Firmar</text:span></text:p></draw:text-box></draw:frame><draw:frame draw:style-name="gr115" draw:text-style-name="P33" svg:width="0.0307in" svg:height="0.1134in" draw:transform="rotate (0.625526003914768) translate (1.34305555555556in 1.53347003499563in)"><draw:text-box><text:p text:style-name="P32"><text:span text:style-name="T49"><text:s/></text:span></text:p></draw:text-box></draw:frame><draw:polygon draw:style-name="gr53" draw:text-style-name="P31" svg:width="0.6957in" svg:height="0.3094in" svg:x="2.7866in" svg:y="1.7807in" svg:viewBox="0 0 1768 787" draw:points="886,787 0,787 0,0 1768,0 1768,787"><text:p/></draw:polygon><draw:frame draw:style-name="gr115" draw:text-style-name="P33" svg:width="0.0307in" svg:height="0.1134in" draw:transform="rotate (0.657116463375865) translate (1.36597222222222in 1.517104111986in)"><draw:text-box><text:p text:style-name="P32"><text:span text:style-name="T49"><text:s/></text:span></text:p></draw:text-box></draw:frame><draw:frame draw:style-name="gr124" draw:text-style-name="P36" svg:width="0.6657in" svg:height="0.1134in" svg:x="2.8492in" svg:y="1.8366in"><draw:text-box><text:p text:style-name="P32"><text:span text:style-name="T50">Clave privada</text:span></text:p></draw:text-box></draw:frame><draw:line draw:style-name="gr55" draw:text-style-name="P31" svg:x1="2.3224in" svg:y1="0.6189in" svg:x2="3.0181in" svg:y2="0.6189in"><text:p/></draw:line><draw:polygon draw:style-name="gr60" draw:text-style-name="P31" svg:width="0.0622in" svg:height="0.0913in" svg:x="1.7488in" svg:y="0.6807in" svg:viewBox="0 0 159 233" draw:points="81,233 0,0 159,0"><text:p/></draw:polygon><draw:line draw:style-name="gr61" draw:text-style-name="P31" svg:x1="1.7811in" svg:y1="0.6189in" svg:x2="1.7811in" svg:y2="0.6992in"><text:p/></draw:line><draw:line draw:style-name="gr55" draw:text-style-name="P31" svg:x1="1.0839in" svg:y1="0.6189in" svg:x2="1.7811in" svg:y2="0.6189in"><text:p/></draw:line><draw:polygon draw:style-name="gr60" draw:text-style-name="P31" svg:width="0.0606in" svg:height="0.0913in" svg:x="0.5118in" svg:y="0.6807in" svg:viewBox="0 0 155 233" draw:points="77,233 0,0 155,0"><text:p/></draw:polygon><draw:line draw:style-name="gr61" draw:text-style-name="P31" svg:x1="0.5421in" svg:y1="0.6189in" svg:x2="0.5421in" svg:y2="0.6992in"><text:p/></draw:line><draw:line draw:style-name="gr55" draw:text-style-name="P31" svg:x1="0.0004in" svg:y1="0.6189in" svg:x2="0.5421in" svg:y2="0.6189in"><text:p/></draw:line><draw:frame draw:style-name="gr125" draw:text-style-name="P36" svg:width="0.7295in" svg:height="0.1134in" svg:x="2.811in" svg:y="1.9453in"><draw:text-box><text:p text:style-name="P32"><text:span text:style-name="T50">del propietario 3</text:span></text:p></draw:text-box></draw:frame><draw:frame draw:style-name="gr126" draw:text-style-name="P36" svg:width="0.4106in" svg:height="0.1134in" draw:transform="rotate (-0.409105176667471) translate (1.15625in 0.898053368328959in)"><draw:text-box><text:p text:style-name="P32"><text:span text:style-name="T50">Verificar</text:span></text:p></draw:text-box></draw:frame><draw:frame draw:style-name="gr123" draw:text-style-name="P33" svg:width="0.2835in" svg:height="0.1134in" draw:transform="rotate (0.63704517697793) translate (2.36666666666667in 1.63238188976378in)"><draw:text-box><text:p text:style-name="P32"><text:span text:style-name="T49">Firmar</text:span></text:p></draw:text-box></draw:frame></draw:g></text:p>
      <text:p text:style-name="P4"/>
      <text:list xml:id="list8204623119741965789" text:style-name="L250">
        <text:list-item>
          <text:p text:style-name="P18"><text:span text:style-name="T25">El problema, por supuesto, es que el beneficiario no puede verificar que uno de los propietarios no haya gastado dos veces la misma moneda. La solución habitual es introducir una autoridad central de confianza, o casa de la moneda, que comprueba cada transacción para que eso no se produzca. Tras cada transacción, la moneda debe regresar a la casa de la moneda para distribuir una nueva moneda, y solo las monedas emitidas directamente desde ella están libres de la sospecha de doble gasto. El problema de esta solución es que el destino de todo el sistema de dinero depende de la compañía que gestiona la casa de la moneda, por la cual pasa cada transacción, igual que un banco</text:span>. <text:s/></text:p>
        </text:list-item>
      </text:list>
      <text:p text:style-name="P12">Necesitamos una forma de que el beneficiario sepa que los propietarios previos no han firmado transacciones anteriores. Para nuestros propósitos, la transacción más temprana es la que cuenta, así que no nos preocupamos de los intentos de doble gasto posteriores. La única manera de confirmar la ausencia de una transacción es tener conocimiento de todas las transacciones. En el modelo de la casa de la moneda, esta tiene conocimiento de todas las transacciones y decide cuáles llegaron primero. Para lograr esto sin la participación de una parte de confianza, las transacciones han de ser anunciadas públicamente [1], y necesitamos un sistema para que los participantes estén de acuerdo en un único historial del orden en que fueron recibidas. El beneficiario necesita prueba de que en el momento de la transacción la mayor parte de los nodos estaban de acuerdo en que esa fue la primera que se recibió.</text:p>
      <text:h text:style-name="P27" text:outline-level="2">3. <text:s text:c="3"/>Servidor de sellado de tiempo</text:h>
      <text:p text:style-name="P6">La solución que proponemos comienza con un servidor de sellado de tiempo. Un servidor de sellado de tiempo trabaja tomando el <text:span text:style-name="T8">hash</text:span> de un bloque de ítems para sellarlos en el tiempo y notificar públicamente su <text:span text:style-name="T8">hash</text:span>, como un periódico o un <text:span text:style-name="T8">post</text:span> Usenet [2-5]. El sellado de tiempo prueba que los datos han existido en el tiempo, obviamente, para entrar en el <text:span text:style-name="T8">hash</text:span>. Cada sellado de tiempo incluye el sellado de tiempo previo en su <text:span text:style-name="T8">hash</text:span>, formando una cadena, con cada sellado de tiempo <text:span text:style-name="T30">adicional</text:span> reforzando al que estaba antes.</text:p>
      <text:p text:style-name="P4"/>
      <text:p text:style-name="P5"><draw:g text:anchor-type="as-char" draw:z-index="0" draw:style-name="gr1"><draw:polygon draw:style-name="gr2" svg:width="0.0941in" svg:height="0.0634in" svg:x="0.4571in" svg:y="0.048in" svg:viewBox="0 0 240 162" draw:points="240,81 0,162 0,0"><text:p/></draw:polygon><draw:line draw:style-name="gr3" svg:x1="0in" svg:y1="0.0799in" svg:x2="0.4752in" svg:y2="0.0799in"><text:p/></draw:line><draw:polygon draw:style-name="gr2" svg:width="0.0941in" svg:height="0.0634in" svg:x="1.9528in" svg:y="0.1272in" svg:viewBox="0 0 240 162" draw:points="240,81 0,162 0,0"><text:p/></draw:polygon><draw:line draw:style-name="gr3" svg:x1="1.811in" svg:y1="0.1591in" svg:x2="1.9724in" svg:y2="0.1591in"><text:p/></draw:line><draw:polygon draw:style-name="gr2" svg:width="0.0941in" svg:height="0.0634in" svg:x="3.1346in" svg:y="0.048in" svg:viewBox="0 0 240 162" draw:points="240,81 0,162 0,0"><text:p/></draw:polygon><draw:line draw:style-name="gr3" svg:x1="2.2835in" svg:y1="0.0799in" svg:x2="3.1528in" svg:y2="0.0799in"><text:p/></draw:line><draw:polygon draw:style-name="gr4" svg:width="1.2594in" svg:height="0.4803in" svg:x="0.2362in" svg:y="0.3189in" svg:viewBox="0 0 3200 1221" draw:points="1602,1221 0,1221 0,0 3200,0 3200,1221"><text:p/></draw:polygon><draw:polygon draw:style-name="gr5" svg:width="0.315in" svg:height="0.1594in" svg:x="0.3154in" svg:y="0.5591in" svg:viewBox="0 0 801 406" draw:points="399,406 0,406 0,0 801,0 801,406"><text:p/></draw:polygon><draw:polygon draw:style-name="gr6" svg:width="0.315in" svg:height="0.1594in" svg:x="0.3154in" svg:y="0.5591in" svg:viewBox="0 0 801 406" draw:points="399,406 0,406 0,0 801,0 801,406"><text:p/></draw:polygon><draw:frame draw:style-name="gr7" draw:text-style-name="P30" svg:width="0.313in" svg:height="0.1161in" svg:x="0.311in" svg:y="0.3728in"><draw:text-box><text:p text:style-name="P29"><text:span text:style-name="T31">Bloque</text:span></text:p></draw:text-box></draw:frame><draw:polygon draw:style-name="gr5" svg:width="0.315in" svg:height="0.1594in" svg:x="0.7083in" svg:y="0.5591in" svg:viewBox="0 0 801 406" draw:points="403,406 0,406 0,0 801,0 801,406"><text:p/></draw:polygon><draw:polygon draw:style-name="gr6" svg:width="0.315in" svg:height="0.1594in" svg:x="0.7083in" svg:y="0.5591in" svg:viewBox="0 0 801 406" draw:points="403,406 0,406 0,0 801,0 801,406"><text:p/></draw:polygon><draw:frame draw:style-name="gr8" draw:text-style-name="P30" svg:width="0.1961in" svg:height="0.1161in" svg:x="0.378in" svg:y="0.5898in"><draw:text-box><text:p text:style-name="P29"><text:span text:style-name="T31">Ítem</text:span></text:p></draw:text-box></draw:frame><draw:polygon draw:style-name="gr5" svg:width="0.315in" svg:height="0.1594in" svg:x="1.1028in" svg:y="0.5591in" svg:viewBox="0 0 801 406" draw:points="399,406 0,406 0,0 801,0 801,406"><text:p/></draw:polygon><draw:polygon draw:style-name="gr6" svg:width="0.315in" svg:height="0.1594in" svg:x="1.1028in" svg:y="0.5591in" svg:viewBox="0 0 801 406" draw:points="399,406 0,406 0,0 801,0 801,406"><text:p/></draw:polygon><draw:frame draw:style-name="gr8" draw:text-style-name="P30" svg:width="0.1961in" svg:height="0.1161in" svg:x="0.7709in" svg:y="0.5898in"><draw:text-box><text:p text:style-name="P29"><text:span text:style-name="T31">Ítem</text:span></text:p></draw:text-box></draw:frame><draw:polygon draw:style-name="gr4" svg:width="0.315in" svg:height="0.2398in" svg:x="2.0472in" svg:y="-0.0004in" svg:viewBox="0 0 801 610" draw:points="402,610 0,610 0,0 801,0 801,610"><text:p/></draw:polygon><draw:frame draw:style-name="gr9" draw:text-style-name="P30" svg:width="0.085in" svg:height="0.1161in" svg:x="1.222in" svg:y="0.5898in"><draw:text-box><text:p text:style-name="P29"><text:span text:style-name="T31">...</text:span></text:p></draw:text-box></draw:frame><draw:polygon draw:style-name="gr4" svg:width="1.261in" svg:height="0.4803in" svg:x="1.7319in" svg:y="0.3189in" svg:viewBox="0 0 3204 1221" draw:points="1602,1221 0,1221 0,0 3204,0 3204,1221"><text:p/></draw:polygon><draw:frame draw:style-name="gr10" draw:text-style-name="P30" svg:width="0.235in" svg:height="0.1161in" svg:x="2.0917in" svg:y="0.0728in"><draw:text-box><text:p text:style-name="P29"><text:span text:style-name="T31">Hash</text:span></text:p></draw:text-box></draw:frame><draw:polygon draw:style-name="gr5" svg:width="0.315in" svg:height="0.1594in" svg:x="1.811in" svg:y="0.5591in" svg:viewBox="0 0 801 406" draw:points="403,406 0,406 0,0 801,0 801,406"><text:p/></draw:polygon><draw:polygon draw:style-name="gr6" svg:width="0.315in" svg:height="0.1594in" svg:x="1.811in" svg:y="0.5591in" svg:viewBox="0 0 801 406" draw:points="403,406 0,406 0,0 801,0 801,406"><text:p/></draw:polygon><draw:frame draw:style-name="gr7" draw:text-style-name="P30" svg:width="0.313in" svg:height="0.1161in" svg:x="1.8126in" svg:y="0.3728in"><draw:text-box><text:p text:style-name="P29"><text:span text:style-name="T31">Bloque</text:span></text:p></draw:text-box></draw:frame><draw:polygon draw:style-name="gr5" svg:width="0.315in" svg:height="0.1594in" svg:x="2.2055in" svg:y="0.5591in" svg:viewBox="0 0 801 406" draw:points="399,406 0,406 0,0 801,0 801,406"><text:p/></draw:polygon><draw:polygon draw:style-name="gr6" svg:width="0.315in" svg:height="0.1594in" svg:x="2.2055in" svg:y="0.5591in" svg:viewBox="0 0 801 406" draw:points="399,406 0,406 0,0 801,0 801,406"><text:p/></draw:polygon><draw:frame draw:style-name="gr8" draw:text-style-name="P30" svg:width="0.1961in" svg:height="0.1161in" svg:x="1.8709in" svg:y="0.5898in"><draw:text-box><text:p text:style-name="P29"><text:span text:style-name="T31">Ítem</text:span></text:p></draw:text-box></draw:frame><draw:polygon draw:style-name="gr5" svg:width="0.315in" svg:height="0.1594in" svg:x="2.5984in" svg:y="0.5591in" svg:viewBox="0 0 801 406" draw:points="402,406 0,406 0,0 801,0 801,406"><text:p/></draw:polygon><draw:polygon draw:style-name="gr6" svg:width="0.315in" svg:height="0.1594in" svg:x="2.5984in" svg:y="0.5591in" svg:viewBox="0 0 801 406" draw:points="402,406 0,406 0,0 801,0 801,406"><text:p/></draw:polygon><draw:frame draw:style-name="gr8" draw:text-style-name="P30" svg:width="0.1961in" svg:height="0.1161in" svg:x="2.2646in" svg:y="0.5898in"><draw:text-box><text:p text:style-name="P29"><text:span text:style-name="T31">Ítem</text:span></text:p></draw:text-box></draw:frame><draw:line draw:style-name="gr6" svg:x1="1.811in" svg:y1="0.3189in" svg:x2="1.811in" svg:y2="0.1591in"><text:p/></draw:line><draw:polygon draw:style-name="gr2" svg:width="0.0941in" svg:height="0.0634in" svg:x="0.4571in" svg:y="0.1272in" svg:viewBox="0 0 240 162" draw:points="240,81 0,162 0,0"><text:p/></draw:polygon><draw:line draw:style-name="gr3" svg:x1="0.3154in" svg:y1="0.1591in" svg:x2="0.4752in" svg:y2="0.1591in"><text:p/></draw:line><draw:polygon draw:style-name="gr2" svg:width="0.0941in" svg:height="0.0634in" svg:x="1.9528in" svg:y="0.048in" svg:viewBox="0 0 240 162" draw:points="240,81 0,162 0,0"><text:p/></draw:polygon><draw:line draw:style-name="gr3" svg:x1="0.8669in" svg:y1="0.0799in" svg:x2="1.9724in" svg:y2="0.0799in"><text:p/></draw:line><draw:polygon draw:style-name="gr4" svg:width="0.315in" svg:height="0.2398in" svg:x="0.5516in" svg:y="-0.0004in" svg:viewBox="0 0 801 610" draw:points="398,610 0,610 0,0 801,0 801,610"><text:p/></draw:polygon><draw:frame draw:style-name="gr9" draw:text-style-name="P30" svg:width="0.085in" svg:height="0.1161in" svg:x="2.7154in" svg:y="0.5898in"><draw:text-box><text:p text:style-name="P29"><text:span text:style-name="T31">...</text:span></text:p></draw:text-box></draw:frame><draw:line draw:style-name="gr6" svg:x1="0.3154in" svg:y1="0.3189in" svg:x2="0.3154in" svg:y2="0.1591in"><text:p/></draw:line><draw:frame draw:style-name="gr10" draw:text-style-name="P30" svg:width="0.235in" svg:height="0.1161in" svg:x="0.5909in" svg:y="0.0728in"><draw:text-box><text:p text:style-name="P29"><text:span text:style-name="T31">Hash</text:span></text:p></draw:text-box></draw:frame></draw:g></text:p>
      <text:h text:style-name="P28" text:outline-level="2"><text:soft-page-break/><text:span text:style-name="T4">4. <text:s text:c="3"/></text:span><text:span text:style-name="T5">Proof-of-work</text:span></text:h>
      <text:p text:style-name="P4"><text:span text:style-name="T25">Para implementar un servidor de sellado de tiempo distribuido de forma </text:span><text:span text:style-name="T26">peer-to-peer</text:span><text:span text:style-name="T25">, necesitaremos emplear un sistema de </text:span><text:span text:style-name="T26">proof-of-work</text:span><text:span text:style-name="T25"> similar al Hashcash de Adam Back [6], más que al de los periódicos o los </text:span><text:span text:style-name="T26">post</text:span><text:span text:style-name="T25"> Usenet. La </text:span><text:span text:style-name="T26">proof-of-work</text:span><text:span text:style-name="T25"> consiste en escanear en busca de un valor que cuando fue </text:span><text:span text:style-name="T26">hasheado</text:span><text:span text:style-name="T25">, al igual que con SHA-256, el </text:span><text:span text:style-name="T26">hash</text:span><text:span text:style-name="T25"> comience con un número de cero bits. El trabajo medio que hace falta es exponencial en el número de cero bits requeridos y puede verificarse ejecutando un único </text:span><text:span text:style-name="T26">hash</text:span><text:span text:style-name="T25">.</text:span> <text:s/></text:p>
      <text:p text:style-name="P12">Para nuestra red de sellado de tiempo, implementamos la <text:span text:style-name="T8">proof-of-work</text:span> incrementando un <text:span text:style-name="T8">nonce</text:span><text:span text:style-name="T11">5</text:span> en el bloque hasta que se encuentre un valor que dé al <text:span text:style-name="T8">hash</text:span> del bloque los cero bits requeridos. Una vez que se ha agotado el esfuerzo de CPU para satisfacer la <text:span text:style-name="T8">proof-of-work</text:span>, el bloque no se puede cambiar sin rehacer el trabajo. A medida que bloques posteriores se encadenen tras él, el trabajo para cambiar un bloque incluiría rehacer todos los bloques anteriores.</text:p>
      <text:p text:style-name="P7"/>
      <text:p text:style-name="P5"><draw:g text:anchor-type="as-char" draw:z-index="8" draw:style-name="gr1"><draw:polygon draw:style-name="gr53" draw:text-style-name="P31" svg:width="1.3594in" svg:height="0.7205in" svg:x="0.3193in" svg:y="0in" svg:viewBox="0 0 3454 1831" draw:points="1729,1831 0,1831 0,0 3454,0 3454,1831"><text:p/></draw:polygon><draw:polygon draw:style-name="gr54" draw:text-style-name="P31" svg:width="0.6398in" svg:height="0.1591in" svg:x="0.4791in" svg:y="0.2406in" svg:viewBox="0 0 1626 405" draw:points="815,405 0,405 0,0 1626,0 1626,405"><text:p/></draw:polygon><draw:polygon draw:style-name="gr55" draw:text-style-name="P31" svg:width="0.6398in" svg:height="0.1591in" svg:x="0.4791in" svg:y="0.2406in" svg:viewBox="0 0 1626 405" draw:points="815,405 0,405 0,0 1626,0 1626,405"><text:p/></draw:polygon><draw:frame draw:style-name="gr56" draw:text-style-name="P33" svg:width="0.3134in" svg:height="0.1161in" svg:x="0.4in" svg:y="0.0583in"><draw:text-box><text:p text:style-name="P32"><text:span text:style-name="T42">Bloque</text:span></text:p></draw:text-box></draw:frame><draw:polygon draw:style-name="gr54" draw:text-style-name="P31" svg:width="0.3996in" svg:height="0.1591in" svg:x="1.2in" svg:y="0.2406in" svg:viewBox="0 0 1016 405" draw:points="508,405 0,405 0,0 1016,0 1016,405"><text:p/></draw:polygon><draw:polygon draw:style-name="gr55" draw:text-style-name="P31" svg:width="0.3996in" svg:height="0.1591in" svg:x="1.2in" svg:y="0.2406in" svg:viewBox="0 0 1016 405" draw:points="508,405 0,405 0,0 1016,0 1016,405"><text:p/></draw:polygon><draw:frame draw:style-name="gr57" draw:text-style-name="P33" svg:width="0.5642in" svg:height="0.1161in" svg:x="0.5382in" svg:y="0.2752in"><draw:text-box><text:p text:style-name="P32"><text:span text:style-name="T42">Hash previo</text:span></text:p></draw:text-box></draw:frame><draw:polygon draw:style-name="gr54" draw:text-style-name="P31" svg:width="0.3205in" svg:height="0.1594in" svg:x="0.4791in" svg:y="0.4815in" svg:viewBox="0 0 815 406" draw:points="409,406 0,406 0,0 815,0 815,406"><text:p/></draw:polygon><draw:polygon draw:style-name="gr55" draw:text-style-name="P31" svg:width="0.3205in" svg:height="0.1594in" svg:x="0.4791in" svg:y="0.4815in" svg:viewBox="0 0 815 406" draw:points="409,406 0,406 0,0 815,0 815,406"><text:p/></draw:polygon><draw:frame draw:style-name="gr58" draw:text-style-name="P33" svg:width="0.2925in" svg:height="0.1161in" svg:x="1.2583in" svg:y="0.2752in"><draw:text-box><text:p text:style-name="P32"><text:span text:style-name="T42">Nonce</text:span></text:p></draw:text-box></draw:frame><draw:polygon draw:style-name="gr54" draw:text-style-name="P31" svg:width="0.3205in" svg:height="0.1594in" svg:x="0.8791in" svg:y="0.4815in" svg:viewBox="0 0 815 406" draw:points="409,406 0,406 0,0 815,0 815,406"><text:p/></draw:polygon><draw:polygon draw:style-name="gr55" draw:text-style-name="P31" svg:width="0.3205in" svg:height="0.1594in" svg:x="0.8791in" svg:y="0.4815in" svg:viewBox="0 0 815 406" draw:points="409,406 0,406 0,0 815,0 815,406"><text:p/></draw:polygon><draw:frame draw:style-name="gr59" draw:text-style-name="P33" svg:width="0.128in" svg:height="0.1161in" svg:x="0.5835in" svg:y="0.5165in"><draw:text-box><text:p text:style-name="P32"><text:span text:style-name="T42">Tr.</text:span></text:p></draw:text-box></draw:frame><draw:polygon draw:style-name="gr54" draw:text-style-name="P31" svg:width="0.3205in" svg:height="0.1594in" svg:x="1.2791in" svg:y="0.4815in" svg:viewBox="0 0 815 406" draw:points="406,406 0,406 0,0 815,0 815,406"><text:p/></draw:polygon><draw:polygon draw:style-name="gr55" draw:text-style-name="P31" svg:width="0.3205in" svg:height="0.1594in" svg:x="1.2791in" svg:y="0.4815in" svg:viewBox="0 0 815 406" draw:points="406,406 0,406 0,0 815,0 815,406"><text:p/></draw:polygon><draw:frame draw:style-name="gr59" draw:text-style-name="P33" svg:width="0.128in" svg:height="0.1161in" svg:x="0.9835in" svg:y="0.5165in"><draw:text-box><text:p text:style-name="P32"><text:span text:style-name="T42">Tr.</text:span></text:p></draw:text-box></draw:frame><draw:polygon draw:style-name="gr60" draw:text-style-name="P31" svg:width="0.0941in" svg:height="0.0634in" svg:x="0.3846in" svg:y="0.2906in" svg:viewBox="0 0 240 162" draw:points="240,81 0,162 0,0"><text:p/></draw:polygon><draw:line draw:style-name="gr61" draw:text-style-name="P31" svg:x1="0in" svg:y1="0.3224in" svg:x2="0.4028in" svg:y2="0.3224in"><text:p/></draw:line><draw:polygon draw:style-name="gr53" draw:text-style-name="P31" svg:width="1.3594in" svg:height="0.7205in" svg:x="1.9193in" svg:y="0in" svg:viewBox="0 0 3454 1831" draw:points="1725,1831 0,1831 0,0 3454,0 3454,1831"><text:p/></draw:polygon><draw:frame draw:style-name="gr62" draw:text-style-name="P33" svg:width="0.0898in" svg:height="0.1161in" svg:x="1.4in" svg:y="0.5165in"><draw:text-box><text:p text:style-name="P32"><text:span text:style-name="T42">...</text:span></text:p></draw:text-box></draw:frame><draw:polygon draw:style-name="gr54" draw:text-style-name="P31" svg:width="0.6398in" svg:height="0.1591in" svg:x="2.0791in" svg:y="0.2406in" svg:viewBox="0 0 1626 405" draw:points="811,405 0,405 0,0 1626,0 1626,405"><text:p/></draw:polygon><draw:polygon draw:style-name="gr55" draw:text-style-name="P31" svg:width="0.6398in" svg:height="0.1591in" svg:x="2.0791in" svg:y="0.2406in" svg:viewBox="0 0 1626 405" draw:points="811,405 0,405 0,0 1626,0 1626,405"><text:p/></draw:polygon><draw:frame draw:style-name="gr63" draw:text-style-name="P33" svg:width="0.313in" svg:height="0.1161in" svg:x="2in" svg:y="0.0583in"><draw:text-box><text:p text:style-name="P32"><text:span text:style-name="T42">Bloque</text:span></text:p></draw:text-box></draw:frame><draw:polygon draw:style-name="gr54" draw:text-style-name="P31" svg:width="0.3996in" svg:height="0.1591in" svg:x="2.7984in" svg:y="0.2406in" svg:viewBox="0 0 1016 405" draw:points="508,405 0,405 0,0 1016,0 1016,405"><text:p/></draw:polygon><draw:polygon draw:style-name="gr55" draw:text-style-name="P31" svg:width="0.3996in" svg:height="0.1591in" svg:x="2.7984in" svg:y="0.2406in" svg:viewBox="0 0 1016 405" draw:points="508,405 0,405 0,0 1016,0 1016,405"><text:p/></draw:polygon><draw:frame draw:style-name="gr64" draw:text-style-name="P33" svg:width="0.5748in" svg:height="0.1161in" svg:x="2.1272in" svg:y="0.2752in"><draw:text-box><text:p text:style-name="P32"><text:span text:style-name="T42">Hash previo</text:span></text:p></draw:text-box></draw:frame><draw:polygon draw:style-name="gr54" draw:text-style-name="P31" svg:width="0.3189in" svg:height="0.1594in" svg:x="2.0791in" svg:y="0.4815in" svg:viewBox="0 0 811 406" draw:points="406,406 0,406 0,0 811,0 811,406"><text:p/></draw:polygon><draw:polygon draw:style-name="gr55" draw:text-style-name="P31" svg:width="0.3189in" svg:height="0.1594in" svg:x="2.0791in" svg:y="0.4815in" svg:viewBox="0 0 811 406" draw:points="406,406 0,406 0,0 811,0 811,406"><text:p/></draw:polygon><draw:frame draw:style-name="gr58" draw:text-style-name="P33" svg:width="0.2925in" svg:height="0.1161in" svg:x="2.8571in" svg:y="0.2752in"><draw:text-box><text:p text:style-name="P32"><text:span text:style-name="T42">Nonce</text:span></text:p></draw:text-box></draw:frame><draw:polygon draw:style-name="gr54" draw:text-style-name="P31" svg:width="0.3189in" svg:height="0.1594in" svg:x="2.4791in" svg:y="0.4815in" svg:viewBox="0 0 811 406" draw:points="406,406 0,406 0,0 811,0 811,406"><text:p/></draw:polygon><draw:polygon draw:style-name="gr55" draw:text-style-name="P31" svg:width="0.3189in" svg:height="0.1594in" svg:x="2.4791in" svg:y="0.4815in" svg:viewBox="0 0 811 406" draw:points="406,406 0,406 0,0 811,0 811,406"><text:p/></draw:polygon><draw:frame draw:style-name="gr59" draw:text-style-name="P33" svg:width="0.128in" svg:height="0.1161in" svg:x="2.1819in" svg:y="0.5165in"><draw:text-box><text:p text:style-name="P32"><text:span text:style-name="T42">Tr.</text:span></text:p></draw:text-box></draw:frame><draw:polygon draw:style-name="gr54" draw:text-style-name="P31" svg:width="0.3189in" svg:height="0.1594in" svg:x="2.8791in" svg:y="0.4815in" svg:viewBox="0 0 811 406" draw:points="406,406 0,406 0,0 811,0 811,406"><text:p/></draw:polygon><draw:polygon draw:style-name="gr55" draw:text-style-name="P31" svg:width="0.3189in" svg:height="0.1594in" svg:x="2.8791in" svg:y="0.4815in" svg:viewBox="0 0 811 406" draw:points="406,406 0,406 0,0 811,0 811,406"><text:p/></draw:polygon><draw:frame draw:style-name="gr59" draw:text-style-name="P33" svg:width="0.128in" svg:height="0.1161in" svg:x="2.5819in" svg:y="0.5165in"><draw:text-box><text:p text:style-name="P32"><text:span text:style-name="T42">Tr.</text:span></text:p></draw:text-box></draw:frame><draw:polygon draw:style-name="gr60" draw:text-style-name="P31" svg:width="0.0957in" svg:height="0.0634in" svg:x="1.9831in" svg:y="0.2906in" svg:viewBox="0 0 244 162" draw:points="244,81 0,162 0,0"><text:p/></draw:polygon><draw:line draw:style-name="gr61" draw:text-style-name="P31" svg:x1="1.6791in" svg:y1="0.3224in" svg:x2="2.0028in" svg:y2="0.3224in"><text:p/></draw:line><draw:frame draw:style-name="gr62" draw:text-style-name="P33" svg:width="0.0898in" svg:height="0.1161in" svg:x="2.9984in" svg:y="0.5165in"><draw:text-box><text:p text:style-name="P32"><text:span text:style-name="T42">...</text:span></text:p></draw:text-box></draw:frame></draw:g></text:p>
      <text:p text:style-name="P4"/>
      <text:p text:style-name="P4"><text:span text:style-name="T25">La </text:span><text:span text:style-name="T26">proof-of-work</text:span><text:span text:style-name="T25"> también resuelve el problema de determinar la representación en la toma de decisiones mayoritarias. Si la mayoría estuviera basada en un voto por IP, podría subvertirse por cualquiera capaz de asignar muchas IPs. La </text:span><text:span text:style-name="T26">proof-of-work</text:span><text:span text:style-name="T25"> es esencialmente un voto por CPU. La decisión de la mayoría está representada por la cadena más larga, en la cual se ha invertido el mayor esfuerzo de </text:span><text:span text:style-name="T26">proof-of-work</text:span><text:span text:style-name="T25">. Si la mayoría de la potencia CPU está controlada por nodos honestos, la cadena honesta crecerá más rápido y dejará atrás cualquier cadena que compita. Para modificar un bloque pasado, un atacante tendría que rehacer la </text:span><text:span text:style-name="T26">proof-of-work</text:span><text:span text:style-name="T25"> del bloque y de todos los bloques posteriores, y entonces alcanzar el trabajo de los nodos honestos. Demostraremos más adelante que la probabilidad de que un atacante más lento los alcance, disminuye exponencialmente a medida que se añaden bloques posteriores.</text:span> <text:s/></text:p>
      <text:p text:style-name="P12">Para compensar el aumento en la velocidad del <text:span text:style-name="T8">hardware</text:span> y el interés variable de los nodos activos a lo largo del tiempo, la dificultad de la <text:span text:style-name="T8">proof-of-work</text:span> está determinada por una media móvil que apunta a un número medio de bloques por hora. Si se generan muy deprisa, la dificultad aumenta.</text:p>
      <text:h text:style-name="P27" text:outline-level="2">5. <text:s text:c="3"/>Red</text:h>
      <text:p text:style-name="P4"><text:span text:style-name="T25">Los pasos para ejecutar la red son los siguientes:</text:span> </text:p>
      <text:p text:style-name="P4"/>
      <text:list xml:id="list6969396511660408566" text:style-name="Numbering_20_1">
        <text:list-item>
          <text:p text:style-name="P19">Las transacciones nuevas se transmiten a todos los nodos.</text:p>
        </text:list-item>
        <text:list-item>
          <text:p text:style-name="P20">Cada nodo recoge todas las transacciones en un bloque.</text:p>
        </text:list-item>
        <text:list-item>
          <text:p text:style-name="P20">Cada nodo trabaja en resolver una <text:span text:style-name="T8">proof-of-work </text:span><text:span text:style-name="T29">compleja para su bloque.</text:span></text:p>
        </text:list-item>
        <text:list-item>
          <text:p text:style-name="P20">Cuando un nodo resuelve una <text:span text:style-name="T8">proof-of-work</text:span>, transmite el bloque a todos los nodos.</text:p>
        </text:list-item>
        <text:list-item>
          <text:p text:style-name="P20">Los nodos aceptan el bloque si todas las transacciones en él son válidas y no se han gastado con anterioridad.</text:p>
        </text:list-item>
        <text:list-item>
          <text:p text:style-name="P20">Los nodos expresan su aceptación del bloque al trabajar en crear el siguiente bloque en la cadena, usando el <text:span text:style-name="T8">hash</text:span> del bloque aceptado como <text:span text:style-name="T8">hash </text:span><text:span text:style-name="T29">previo</text:span>. <text:s/></text:p>
        </text:list-item>
      </text:list>
      <text:p text:style-name="P4"/>
      <text:p text:style-name="P11"><text:span text:style-name="T27">Los nodos siempre consideran correcta a la cadena más larga y se mantendrán trabajando para extenderla. Si dos nodos transmiten simultáneamente diferentes versiones del siguiente bloque, algunos nodos recibirán una antes que la otra. En ese caso, trabajarán sobre la primera que hayan recibido, pero guardarán la otra ramificación por si acaso se convierte en la más larga. El empate se romperá cuando se encuentre la siguiente </text:span><text:span text:style-name="T28">proof-of-work</text:span><text:span text:style-name="T27"> y una ramificación se convierta en la más larga; los nodos que trabajaban en la otra ramificación cambiarán automáticamente a la más </text:span><text:soft-page-break/><text:span text:style-name="T27">larga.</text:span></text:p>
      <text:p text:style-name="P12">La transmisión de nuevas transacciones no precisa alcanzar todos los nodos. Con alcanzar a la mayoría de los nodos, entrarán en un bloque en poco tiempo. Las transmisiones de nodos también toleran mensajes perdidos. Si un nodo no recibe un bloque, lo reclamará cuando reciba el siguiente bloque y se dé cuenta de que falta uno.</text:p>
      <text:h text:style-name="P27" text:outline-level="2">6. <text:s text:c="3"/>Incentivo</text:h>
      <text:p text:style-name="P4"><text:span text:style-name="T25">Por convención, la primera transacción en un bloque es una transacción especial con la que comienza una moneda nueva, propiedad del creador del bloque. Esto añade un incentivo a los nodos para soportar la red, y proporciona una forma de poner las monedas en circulación, dado que no hay autoridad central que las distribuya. La adición estable de una constante de monedas nuevas es análoga a los mineros de oro que consumen recursos para añadir oro a la circulación. En nuestro caso, es tiempo de CPU y electricidad lo que se gasta.</text:span> <text:s/></text:p>
      <text:p text:style-name="P9"><text:span text:style-name="T25">El incentivo también se basa en las comisiones por transacción. Si el valor de salida de una transacción es menor que el valor de entrada, la diferencia es una comisión por transacción que se añade al valor de incentivo del bloque que contiene la transacción. Una vez que un número predeterminado de monedas ha entrado en circulación, el incentivo puede evolucionar hacia comisiones de transacción y estar completamente libre de inflación.</text:span> <text:s/></text:p>
      <text:p text:style-name="P12">El incentivo puede ayudar a que los nodos permanezcan honestos. Si un atacante codicioso fuera capaz de reunir más potencia CPU que la de todos los nodos honestos, tendría que escoger entre usarla para defraudar a la gente robándoles los pagos recibidos, o usarla para generar nuevas monedas. Debe encontrar más rentable respetar las reglas, esas reglas que le favorecen entregándole más monedas nuevas que a todos los demás en conjunto, que socavar el sistema y la validez de su propia riqueza.</text:p>
      <text:h text:style-name="P27" text:outline-level="2">7. <text:s text:c="3"/>Recuperación de espacio de disco</text:h>
      <text:p text:style-name="P6">Cuando la última transacción de una moneda está enterrada bajo suficientes bloques, las transacciones que se han gastado antes que ella se pueden descartar para ahorrar espacio de disco. Para facilitar esto sin romper el <text:span text:style-name="T8">hash</text:span> del bloque, las transacciones son <text:span text:style-name="T8">hasheadas</text:span> en un Árbol de Merkle [7][2][5], incluyendo solo la raíz en el <text:span text:style-name="T8">hash</text:span> del bloque. Los bloques viejos pueden compactarse podando ramas del árbol. Los <text:span text:style-name="T8">hashes</text:span> interiores no necesitan ser guardados.</text:p>
      <text:p text:style-name="P4"/>
      <text:p text:style-name="P5"><draw:g text:anchor-type="as-char" draw:z-index="11" draw:style-name="gr1"><draw:polygon draw:style-name="gr53" draw:text-style-name="P31" svg:width="1.8996in" svg:height="2.0606in" svg:x="2.302in" svg:y="0.0004in" svg:viewBox="0 0 4826 5235" draw:points="2413,5235 0,5235 0,0 4826,0 4826,5235"><text:p/></draw:polygon><draw:polygon draw:style-name="gr53" draw:text-style-name="P31" svg:width="1.9134in" svg:height="2.0606in" svg:x="0.0811in" svg:y="0.0004in" svg:viewBox="0 0 4861 5235" draw:points="2430,5235 0,5235 0,0 4861,0 4861,5235"><text:p/></draw:polygon><draw:frame draw:style-name="gr88" draw:text-style-name="P33" svg:width="0.3323in" svg:height="0.1114in" svg:x="2.3484in" svg:y="0.0465in"><draw:text-box><text:p text:style-name="P32"><text:span text:style-name="T46">Bloque</text:span></text:p></draw:text-box></draw:frame><draw:polygon draw:style-name="gr53" draw:text-style-name="P31" svg:width="1.3776in" svg:height="0.687in" svg:x="0.4642in" svg:y="0.0768in" svg:viewBox="0 0 3500 1746" draw:points="1750,1746 0,1746 0,0 3500,0 3500,1746"><text:p/></draw:polygon><draw:frame draw:style-name="gr89" draw:text-style-name="P35" svg:width="0.3276in" svg:height="0.1114in" svg:x="0.128in" svg:y="0.0465in"><draw:text-box><text:p text:style-name="P34"><text:span text:style-name="T46">Bloque</text:span></text:p></draw:text-box></draw:frame><draw:polygon draw:style-name="gr54" draw:text-style-name="P31" svg:width="0.6118in" svg:height="0.1524in" svg:x="0.6173in" svg:y="0.3055in" svg:viewBox="0 0 1555 388" draw:points="776,388 0,388 0,0 1555,0 1555,388"><text:p/></draw:polygon><draw:polygon draw:style-name="gr55" draw:text-style-name="P31" svg:width="0.6118in" svg:height="0.1524in" svg:x="0.6173in" svg:y="0.3055in" svg:viewBox="0 0 1555 388" draw:points="776,388 0,388 0,0 1555,0 1555,388"><text:p/></draw:polygon><draw:frame draw:style-name="gr90" draw:text-style-name="P36" svg:width="1.3614in" svg:height="0.1114in" svg:x="0.5346in" svg:y="0.1256in"><draw:text-box><text:p text:style-name="P32"><text:span text:style-name="T47">Cabecera de bloque (Hash del bloque)</text:span></text:p></draw:text-box></draw:frame><draw:polygon draw:style-name="gr54" draw:text-style-name="P31" svg:width="0.4594in" svg:height="0.1524in" svg:x="1.3059in" svg:y="0.3055in" svg:viewBox="0 0 1168 388" draw:points="582,388 0,388 0,0 1168,0 1168,388"><text:p/></draw:polygon><draw:polygon draw:style-name="gr55" draw:text-style-name="P31" svg:width="0.4594in" svg:height="0.1524in" svg:x="1.3059in" svg:y="0.3055in" svg:viewBox="0 0 1168 388" draw:points="582,388 0,388 0,0 1168,0 1168,388"><text:p/></draw:polygon><draw:frame draw:style-name="gr91" draw:text-style-name="P33" svg:width="0.5488in" svg:height="0.1114in" svg:x="0.6701in" svg:y="0.3335in"><draw:text-box><text:p text:style-name="P32"><text:span text:style-name="T46">Hash previo</text:span></text:p></draw:text-box></draw:frame><draw:polygon draw:style-name="gr54" draw:text-style-name="P31" svg:width="0.4583in" svg:height="0.1524in" svg:x="0.3878in" svg:y="0.9937in" svg:viewBox="0 0 1165 388" draw:points="583,388 0,388 0,0 1165,0 1165,388"><text:p/></draw:polygon><draw:polygon draw:style-name="gr77" draw:text-style-name="P31" svg:width="0.4583in" svg:height="0.1524in" svg:x="0.3878in" svg:y="0.9937in" svg:viewBox="0 0 1165 388" draw:points="583,388 0,388 0,0 1165,0 1165,388"><text:p/></draw:polygon><draw:frame draw:style-name="gr92" draw:text-style-name="P33" svg:width="0.2835in" svg:height="0.1114in" svg:x="1.3972in" svg:y="0.3335in"><draw:text-box><text:p text:style-name="P32"><text:span text:style-name="T46">Nonce</text:span></text:p></draw:text-box></draw:frame><draw:polygon draw:style-name="gr79" draw:text-style-name="P31" svg:width="0.3067in" svg:height="0.1524in" svg:x="0.2339in" svg:y="1.4504in" svg:viewBox="0 0 780 388" draw:points="391,388 0,388 0,0 780,0 780,388"><text:p/></draw:polygon><draw:polygon draw:style-name="gr77" draw:text-style-name="P31" svg:width="0.3067in" svg:height="0.1524in" svg:x="0.2339in" svg:y="1.4504in" svg:viewBox="0 0 780 388" draw:points="391,388 0,388 0,0 780,0 780,388"><text:p/></draw:polygon><draw:frame draw:style-name="gr88" draw:text-style-name="P33" svg:width="0.3323in" svg:height="0.1114in" svg:x="0.4472in" svg:y="1.0252in"><draw:text-box><text:p text:style-name="P32"><text:span text:style-name="T46">Hash01</text:span></text:p></draw:text-box></draw:frame><draw:polygon draw:style-name="gr79" draw:text-style-name="P31" svg:width="0.3063in" svg:height="0.1524in" svg:x="0.6937in" svg:y="1.4504in" svg:viewBox="0 0 779 388" draw:points="388,388 0,388 0,0 779,0 779,388"><text:p/></draw:polygon><draw:polygon draw:style-name="gr77" draw:text-style-name="P31" svg:width="0.3063in" svg:height="0.1524in" svg:x="0.6937in" svg:y="1.4504in" svg:viewBox="0 0 779 388" draw:points="388,388 0,388 0,0 779,0 779,388"><text:p/></draw:polygon><draw:frame draw:style-name="gr92" draw:text-style-name="P33" svg:width="0.2835in" svg:height="0.1114in" svg:x="0.2492in" svg:y="1.478in"><draw:text-box><text:p text:style-name="P32"><text:span text:style-name="T46">Hash0</text:span></text:p></draw:text-box></draw:frame><draw:polygon draw:style-name="gr79" draw:text-style-name="P31" svg:width="0.3051in" svg:height="0.1524in" svg:x="1.1531in" svg:y="1.4504in" svg:viewBox="0 0 776 388" draw:points="388,388 0,388 0,0 776,0 776,388"><text:p/></draw:polygon><draw:polygon draw:style-name="gr77" draw:text-style-name="P31" svg:width="0.3051in" svg:height="0.1524in" svg:x="1.1531in" svg:y="1.4504in" svg:viewBox="0 0 776 388" draw:points="388,388 0,388 0,0 776,0 776,388"><text:p/></draw:polygon><draw:frame draw:style-name="gr92" draw:text-style-name="P33" svg:width="0.2835in" svg:height="0.1114in" svg:x="0.711in" svg:y="1.478in"><draw:text-box><text:p text:style-name="P32"><text:span text:style-name="T46">Hash1</text:span></text:p></draw:text-box></draw:frame><draw:polygon draw:style-name="gr79" draw:text-style-name="P31" svg:width="0.3051in" svg:height="0.1524in" svg:x="1.6126in" svg:y="1.4504in" svg:viewBox="0 0 776 388" draw:points="388,388 0,388 0,0 776,0 776,388"><text:p/></draw:polygon><draw:polygon draw:style-name="gr77" draw:text-style-name="P31" svg:width="0.3051in" svg:height="0.1524in" svg:x="1.6126in" svg:y="1.4504in" svg:viewBox="0 0 776 388" draw:points="388,388 0,388 0,0 776,0 776,388"><text:p/></draw:polygon><draw:frame draw:style-name="gr92" draw:text-style-name="P33" svg:width="0.2835in" svg:height="0.1114in" svg:x="1.1654in" svg:y="1.478in"><draw:text-box><text:p text:style-name="P32"><text:span text:style-name="T46">Hash2</text:span></text:p></draw:text-box></draw:frame><draw:polygon draw:style-name="gr79" draw:text-style-name="P31" svg:width="0.4594in" svg:height="0.1524in" svg:x="1.3059in" svg:y="0.9937in" svg:viewBox="0 0 1168 388" draw:points="582,388 0,388 0,0 1168,0 1168,388"><text:p/></draw:polygon><draw:polygon draw:style-name="gr77" draw:text-style-name="P31" svg:width="0.4594in" svg:height="0.1524in" svg:x="1.3059in" svg:y="0.9937in" svg:viewBox="0 0 1168 388" draw:points="582,388 0,388 0,0 1168,0 1168,388"><text:p/></draw:polygon><draw:frame draw:style-name="gr92" draw:text-style-name="P33" svg:width="0.2835in" svg:height="0.1114in" svg:x="1.6283in" svg:y="1.478in"><draw:text-box><text:p text:style-name="P32"><text:span text:style-name="T46">Hash3</text:span></text:p></draw:text-box></draw:frame><draw:polygon draw:style-name="gr80" draw:text-style-name="P31" svg:width="0.0677in" svg:height="0.0941in" svg:x="0.4728in" svg:y="1.1465in" svg:viewBox="0 0 173 240" draw:points="173,0 137,240 0,173"><text:p/></draw:polygon><draw:line draw:style-name="gr61" draw:text-style-name="P31" svg:x1="0.3878in" svg:y1="1.45in" svg:x2="0.5075in" svg:y2="1.211in"><text:p/></draw:line><draw:polygon draw:style-name="gr60" draw:text-style-name="P31" svg:width="0.0673in" svg:height="0.0941in" svg:x="0.6937in" svg:y="1.1465in" svg:viewBox="0 0 172 240" draw:points="0,0 172,173 35,240"><text:p/></draw:polygon><draw:line draw:style-name="gr61" draw:text-style-name="P31" svg:x1="0.8465in" svg:y1="1.45in" svg:x2="0.7268in" svg:y2="1.211in"><text:p/></draw:line><draw:polygon draw:style-name="gr60" draw:text-style-name="P31" svg:width="0.0673in" svg:height="0.0941in" svg:x="1.3909in" svg:y="1.1465in" svg:viewBox="0 0 172 240" draw:points="172,0 141,240 0,173"><text:p/></draw:polygon><draw:line draw:style-name="gr61" draw:text-style-name="P31" svg:x1="1.3059in" svg:y1="1.45in" svg:x2="1.4268in" svg:y2="1.211in"><text:p/></draw:line><draw:polygon draw:style-name="gr93" draw:text-style-name="P31" svg:width="0.0677in" svg:height="0.0941in" svg:x="1.6126in" svg:y="1.1465in" svg:viewBox="0 0 173 240" draw:points="0,0 173,173 32,240"><text:p/></draw:polygon><draw:polygon draw:style-name="gr61" draw:text-style-name="P31" svg:width="0.0677in" svg:height="0.0941in" svg:x="1.6126in" svg:y="1.1465in" svg:viewBox="0 0 173 240" draw:points="0,0 173,173 32,240"><text:p/></draw:polygon><draw:line draw:style-name="gr61" draw:text-style-name="P31" svg:x1="1.7657in" svg:y1="1.45in" svg:x2="1.6449in" svg:y2="1.211in"><text:p/></draw:line><draw:polygon draw:style-name="gr54" draw:text-style-name="P31" svg:width="0.6118in" svg:height="0.1524in" svg:x="0.7701in" svg:y="0.5346in" svg:viewBox="0 0 1555 388" draw:points="779,388 0,388 0,0 1555,0 1555,388"><text:p/></draw:polygon><draw:polygon draw:style-name="gr55" draw:text-style-name="P31" svg:width="0.6118in" svg:height="0.1524in" svg:x="0.7701in" svg:y="0.5346in" svg:viewBox="0 0 1555 388" draw:points="779,388 0,388 0,0 1555,0 1555,388"><text:p/></draw:polygon><draw:frame draw:style-name="gr88" draw:text-style-name="P33" svg:width="0.3323in" svg:height="0.1114in" svg:x="1.3728in" svg:y="1.0252in"><draw:text-box><text:p text:style-name="P32"><text:span text:style-name="T46">Hash23</text:span></text:p></draw:text-box></draw:frame><draw:polygon draw:style-name="gr60" draw:text-style-name="P31" svg:width="0.0787in" svg:height="0.0913in" svg:x="0.8437in" svg:y="0.6874in" svg:viewBox="0 0 201 233" draw:points="201,0 127,233 0,138"><text:p/></draw:polygon><draw:line draw:style-name="gr61" draw:text-style-name="P31" svg:x1="0.6937in" svg:y1="0.9937in" svg:x2="0.8795in" svg:y2="0.7465in"><text:p/></draw:line><draw:polygon draw:style-name="gr60" draw:text-style-name="P31" svg:width="0.0787in" svg:height="0.0913in" svg:x="1.2295in" svg:y="0.6874in" svg:viewBox="0 0 201 233" draw:points="0,0 201,138 78,233"><text:p/></draw:polygon><draw:line draw:style-name="gr61" draw:text-style-name="P31" svg:x1="1.4587in" svg:y1="0.9937in" svg:x2="1.274in" svg:y2="0.7465in"><text:p/></draw:line><draw:polygon draw:style-name="gr54" draw:text-style-name="P31" svg:width="0.4591in" svg:height="0.1524in" svg:x="2.5937in" svg:y="0.9937in" svg:viewBox="0 0 1167 388" draw:points="585,388 0,388 0,0 1167,0 1167,388"><text:p/></draw:polygon><draw:polygon draw:style-name="gr55" draw:text-style-name="P31" svg:width="0.4591in" svg:height="0.1524in" svg:x="2.5937in" svg:y="0.9937in" svg:viewBox="0 0 1167 388" draw:points="585,388 0,388 0,0 1167,0 1167,388"><text:p/></draw:polygon><draw:frame draw:style-name="gr94" draw:text-style-name="P33" svg:width="0.4362in" svg:height="0.1114in" svg:x="0.8646in" svg:y="0.5638in"><draw:text-box><text:p text:style-name="P32"><text:span text:style-name="T46">Hash raíz</text:span></text:p></draw:text-box></draw:frame><draw:polygon draw:style-name="gr54" draw:text-style-name="P31" svg:width="0.3051in" svg:height="0.1524in" svg:x="3.374in" svg:y="1.4504in" svg:viewBox="0 0 776 388" draw:points="388,388 0,388 0,0 776,0 776,388"><text:p/></draw:polygon><draw:polygon draw:style-name="gr55" draw:text-style-name="P31" svg:width="0.3051in" svg:height="0.1524in" svg:x="3.374in" svg:y="1.4504in" svg:viewBox="0 0 776 388" draw:points="388,388 0,388 0,0 776,0 776,388"><text:p/></draw:polygon><draw:frame draw:style-name="gr88" draw:text-style-name="P33" svg:width="0.3323in" svg:height="0.1114in" svg:x="2.6575in" svg:y="1.0252in"><draw:text-box><text:p text:style-name="P32"><text:span text:style-name="T46">Hash01</text:span></text:p></draw:text-box></draw:frame><draw:polygon draw:style-name="gr54" draw:text-style-name="P31" svg:width="0.3067in" svg:height="0.1524in" svg:x="3.8323in" svg:y="1.8319in" svg:viewBox="0 0 780 388" draw:points="392,388 0,388 0,0 780,0 780,388"><text:p/></draw:polygon><draw:polygon draw:style-name="gr55" draw:text-style-name="P31" svg:width="0.3067in" svg:height="0.1524in" svg:x="3.8323in" svg:y="1.8319in" svg:viewBox="0 0 780 388" draw:points="392,388 0,388 0,0 780,0 780,388"><text:p/></draw:polygon><draw:frame draw:style-name="gr92" draw:text-style-name="P33" svg:width="0.2835in" svg:height="0.1114in" svg:x="3.3909in" svg:y="1.478in"><draw:text-box><text:p text:style-name="P32"><text:span text:style-name="T46">Hash2</text:span></text:p></draw:text-box></draw:frame><draw:polygon draw:style-name="gr54" draw:text-style-name="P31" svg:width="0.4594in" svg:height="0.1524in" svg:x="3.5126in" svg:y="0.9937in" svg:viewBox="0 0 1168 388" draw:points="582,388 0,388 0,0 1168,0 1168,388"><text:p/></draw:polygon><draw:polygon draw:style-name="gr77" draw:text-style-name="P31" svg:width="0.4594in" svg:height="0.1524in" svg:x="3.5126in" svg:y="0.9937in" svg:viewBox="0 0 1168 388" draw:points="582,388 0,388 0,0 1168,0 1168,388"><text:p/></draw:polygon><draw:frame draw:style-name="gr95" draw:text-style-name="P33" svg:width="0.2169in" svg:height="0.1114in" svg:x="3.8902in" svg:y="1.8598in"><draw:text-box><text:p text:style-name="P32"><text:span text:style-name="T46">Tr. 3</text:span></text:p></draw:text-box></draw:frame><draw:polygon draw:style-name="gr80" draw:text-style-name="P31" svg:width="0.0677in" svg:height="0.0941in" svg:x="3.5976in" svg:y="1.1465in" svg:viewBox="0 0 173 240" draw:points="173,0 138,240 0,173"><text:p/></draw:polygon><draw:line draw:style-name="gr61" draw:text-style-name="P31" svg:x1="3.5126in" svg:y1="1.45in" svg:x2="3.6319in" svg:y2="1.211in"><text:p/></draw:line><draw:polygon draw:style-name="gr60" draw:text-style-name="P31" svg:width="0.0689in" svg:height="0.0941in" svg:x="3.8181in" svg:y="1.1465in" svg:viewBox="0 0 176 240" draw:points="0,0 176,173 35,240"><text:p/></draw:polygon><draw:line draw:style-name="gr61" draw:text-style-name="P31" svg:x1="3.9728in" svg:y1="1.45in" svg:x2="3.852in" svg:y2="1.211in"><text:p/></draw:line><draw:polygon draw:style-name="gr53" draw:text-style-name="P31" svg:width="1.3787in" svg:height="0.687in" svg:x="2.6839in" svg:y="0.0768in" svg:viewBox="0 0 3503 1746" draw:points="1753,1746 0,1746 0,0 3503,0 3503,1746"><text:p/></draw:polygon><draw:frame draw:style-name="gr88" draw:text-style-name="P33" svg:width="0.3323in" svg:height="0.1114in" svg:x="3.5736in" svg:y="1.0252in"><draw:text-box><text:p text:style-name="P32"><text:span text:style-name="T46">Hash23</text:span></text:p></draw:text-box></draw:frame><draw:polygon draw:style-name="gr54" draw:text-style-name="P31" svg:width="0.6118in" svg:height="0.1524in" svg:x="2.9909in" svg:y="0.5346in" svg:viewBox="0 0 1555 388" draw:points="776,388 0,388 0,0 1555,0 1555,388"><text:p/></draw:polygon><draw:polygon draw:style-name="gr55" draw:text-style-name="P31" svg:width="0.6118in" svg:height="0.1524in" svg:x="2.9909in" svg:y="0.5346in" svg:viewBox="0 0 1555 388" draw:points="776,388 0,388 0,0 1555,0 1555,388"><text:p/></draw:polygon><draw:frame draw:style-name="gr90" draw:text-style-name="P36" svg:width="1.3614in" svg:height="0.1114in" svg:x="2.761in" svg:y="0.1256in"><draw:text-box><text:p text:style-name="P32"><text:span text:style-name="T47">Cabecera de bloque (Hash del bloque)</text:span></text:p></draw:text-box></draw:frame><draw:polygon draw:style-name="gr60" draw:text-style-name="P31" svg:width="0.0787in" svg:height="0.0913in" svg:x="3.0504in" svg:y="0.6874in" svg:viewBox="0 0 201 233" draw:points="201,0 124,233 0,138"><text:p/></draw:polygon><draw:line draw:style-name="gr61" draw:text-style-name="P31" svg:x1="2.9004in" svg:y1="0.9937in" svg:x2="3.0866in" svg:y2="0.7465in"><text:p/></draw:line><draw:polygon draw:style-name="gr60" draw:text-style-name="P31" svg:width="0.0787in" svg:height="0.0913in" svg:x="3.4362in" svg:y="0.6874in" svg:viewBox="0 0 201 233" draw:points="0,0 201,138 78,233"><text:p/></draw:polygon><draw:line draw:style-name="gr61" draw:text-style-name="P31" svg:x1="3.6657in" svg:y1="0.9937in" svg:x2="3.4795in" svg:y2="0.7465in"><text:p/></draw:line><draw:frame draw:style-name="gr96" draw:text-style-name="P33" svg:width="0.4421in" svg:height="0.1114in" svg:x="3.0854in" svg:y="0.5638in"><draw:text-box><text:p text:style-name="P32"><text:span text:style-name="T46">Hash raíz</text:span></text:p></draw:text-box></draw:frame><draw:frame draw:style-name="gr97" draw:text-style-name="P33" svg:width="2.3217in" svg:height="0.1114in" svg:x="0in" svg:y="2.1465in"><draw:text-box><text:p text:style-name="P32"><text:span text:style-name="T46">Transacciones </text:span><text:span text:style-name="T48">hasheadas </text:span><text:span text:style-name="T46">en un Árbol de Merkle</text:span></text:p></draw:text-box></draw:frame><draw:polygon draw:style-name="gr54" draw:text-style-name="P31" svg:width="0.6122in" svg:height="0.1524in" svg:x="2.8378in" svg:y="0.3055in" svg:viewBox="0 0 1556 388" draw:points="777,388 0,388 0,0 1556,0 1556,388"><text:p/></draw:polygon><draw:polygon draw:style-name="gr55" draw:text-style-name="P31" svg:width="0.6122in" svg:height="0.1524in" svg:x="2.8378in" svg:y="0.3055in" svg:viewBox="0 0 1556 388" draw:points="777,388 0,388 0,0 1556,0 1556,388"><text:p/></draw:polygon><draw:frame draw:style-name="gr98" draw:text-style-name="P33" svg:width="1.5071in" svg:height="0.1114in" svg:x="2.5181in" svg:y="2.1465in"><draw:text-box><text:p text:style-name="P32"><text:span text:style-name="T46">Tras eliminar las Tr. 0-2 del bloque</text:span></text:p></draw:text-box></draw:frame><draw:polygon draw:style-name="gr54" draw:text-style-name="P31" svg:width="0.4594in" svg:height="0.1524in" svg:x="3.5268in" svg:y="0.3055in" svg:viewBox="0 0 1168 388" draw:points="582,388 0,388 0,0 1168,0 1168,388"><text:p/></draw:polygon><draw:polygon draw:style-name="gr55" draw:text-style-name="P31" svg:width="0.4594in" svg:height="0.1524in" svg:x="3.5268in" svg:y="0.3055in" svg:viewBox="0 0 1168 388" draw:points="582,388 0,388 0,0 1168,0 1168,388"><text:p/></draw:polygon><draw:frame draw:style-name="gr99" draw:text-style-name="P33" svg:width="0.5512in" svg:height="0.1114in" svg:x="2.8862in" svg:y="0.3335in"><draw:text-box><text:p text:style-name="P32"><text:span text:style-name="T46">Hash previo</text:span></text:p></draw:text-box></draw:frame><draw:polygon draw:style-name="gr54" draw:text-style-name="P31" svg:width="0.2929in" svg:height="0.1524in" svg:x="3.8323in" svg:y="1.4504in" svg:viewBox="0 0 745 388" draw:points="374,388 0,388 0,0 745,0 745,388"><text:p/></draw:polygon><draw:polygon draw:style-name="gr77" draw:text-style-name="P31" svg:width="0.2929in" svg:height="0.1524in" svg:x="3.8323in" svg:y="1.4504in" svg:viewBox="0 0 745 388" draw:points="374,388 0,388 0,0 745,0 745,388"><text:p/></draw:polygon><draw:frame draw:style-name="gr92" draw:text-style-name="P33" svg:width="0.2835in" svg:height="0.1114in" svg:x="3.6138in" svg:y="0.3335in"><draw:text-box><text:p text:style-name="P32"><text:span text:style-name="T46">Nonce</text:span></text:p></draw:text-box></draw:frame><draw:polygon draw:style-name="gr79" draw:text-style-name="P31" svg:width="0.3067in" svg:height="0.1524in" svg:x="0.2339in" svg:y="1.8319in" svg:viewBox="0 0 780 388" draw:points="391,388 0,388 0,0 780,0 780,388"><text:p/></draw:polygon><draw:polygon draw:style-name="gr55" draw:text-style-name="P31" svg:width="0.3067in" svg:height="0.1524in" svg:x="0.2339in" svg:y="1.8319in" svg:viewBox="0 0 780 388" draw:points="391,388 0,388 0,0 780,0 780,388"><text:p/></draw:polygon><draw:frame draw:style-name="gr92" draw:text-style-name="P33" svg:width="0.2835in" svg:height="0.1114in" svg:x="3.8374in" svg:y="1.478in"><draw:text-box><text:p text:style-name="P32"><text:span text:style-name="T46">Hash3</text:span></text:p></draw:text-box></draw:frame><draw:polygon draw:style-name="gr54" draw:text-style-name="P31" svg:width="0.3063in" svg:height="0.1524in" svg:x="0.6937in" svg:y="1.8319in" svg:viewBox="0 0 779 388" draw:points="388,388 0,388 0,0 779,0 779,388"><text:p/></draw:polygon><draw:polygon draw:style-name="gr55" draw:text-style-name="P31" svg:width="0.3063in" svg:height="0.1524in" svg:x="0.6937in" svg:y="1.8319in" svg:viewBox="0 0 779 388" draw:points="388,388 0,388 0,0 779,0 779,388"><text:p/></draw:polygon><draw:frame draw:style-name="gr100" draw:text-style-name="P33" svg:width="0.224in" svg:height="0.1114in" svg:x="0.2874in" svg:y="1.8598in"><draw:text-box><text:p text:style-name="P32"><text:span text:style-name="T46">Tr. 0</text:span></text:p></draw:text-box></draw:frame><draw:polygon draw:style-name="gr54" draw:text-style-name="P31" svg:width="0.3051in" svg:height="0.1524in" svg:x="1.1531in" svg:y="1.8319in" svg:viewBox="0 0 776 388" draw:points="388,388 0,388 0,0 776,0 776,388"><text:p/></draw:polygon><draw:polygon draw:style-name="gr55" draw:text-style-name="P31" svg:width="0.3051in" svg:height="0.1524in" svg:x="1.1531in" svg:y="1.8319in" svg:viewBox="0 0 776 388" draw:points="388,388 0,388 0,0 776,0 776,388"><text:p/></draw:polygon><draw:frame draw:style-name="gr101" draw:text-style-name="P33" svg:width="0.2185in" svg:height="0.1114in" svg:x="0.7484in" svg:y="1.8598in"><draw:text-box><text:p text:style-name="P32"><text:span text:style-name="T46">Tr. 1</text:span></text:p></draw:text-box></draw:frame><draw:polygon draw:style-name="gr54" draw:text-style-name="P31" svg:width="0.3051in" svg:height="0.1524in" svg:x="1.6126in" svg:y="1.8319in" svg:viewBox="0 0 776 388" draw:points="388,388 0,388 0,0 776,0 776,388"><text:p/></draw:polygon><draw:polygon draw:style-name="gr55" draw:text-style-name="P31" svg:width="0.3051in" svg:height="0.1524in" svg:x="1.6126in" svg:y="1.8319in" svg:viewBox="0 0 776 388" draw:points="388,388 0,388 0,0 776,0 776,388"><text:p/></draw:polygon><draw:frame draw:style-name="gr102" draw:text-style-name="P33" svg:width="0.2224in" svg:height="0.1114in" svg:x="1.2063in" svg:y="1.8598in"><draw:text-box><text:p text:style-name="P32"><text:span text:style-name="T46">Tr. 2</text:span></text:p></draw:text-box></draw:frame><draw:polygon draw:style-name="gr60" draw:text-style-name="P31" svg:width="0.0606in" svg:height="0.0913in" svg:x="0.3575in" svg:y="1.6031in" svg:viewBox="0 0 155 233" draw:points="77,0 155,233 0,233"><text:p/></draw:polygon><draw:line draw:style-name="gr61" draw:text-style-name="P31" svg:x1="0.3878in" svg:y1="1.8323in" svg:x2="0.3878in" svg:y2="1.6768in"><text:p/></draw:line><draw:polygon draw:style-name="gr60" draw:text-style-name="P31" svg:width="0.0606in" svg:height="0.0913in" svg:x="0.8154in" svg:y="1.6031in" svg:viewBox="0 0 155 233" draw:points="78,0 155,233 0,233"><text:p/></draw:polygon><draw:line draw:style-name="gr61" draw:text-style-name="P31" svg:x1="0.8465in" svg:y1="1.8323in" svg:x2="0.8465in" svg:y2="1.6768in"><text:p/></draw:line><draw:polygon draw:style-name="gr60" draw:text-style-name="P31" svg:width="0.0606in" svg:height="0.0913in" svg:x="1.2756in" svg:y="1.6031in" svg:viewBox="0 0 155 233" draw:points="77,0 155,233 0,233"><text:p/></draw:polygon><draw:line draw:style-name="gr61" draw:text-style-name="P31" svg:x1="1.3059in" svg:y1="1.8323in" svg:x2="1.3059in" svg:y2="1.6768in"><text:p/></draw:line><draw:polygon draw:style-name="gr60" draw:text-style-name="P31" svg:width="0.061in" svg:height="0.0913in" svg:x="1.735in" svg:y="1.6031in" svg:viewBox="0 0 156 233" draw:points="78,0 156,233 0,233"><text:p/></draw:polygon><draw:line draw:style-name="gr61" draw:text-style-name="P31" svg:x1="1.7654in" svg:y1="1.8323in" svg:x2="1.7654in" svg:y2="1.6768in"><text:p/></draw:line><draw:polygon draw:style-name="gr60" draw:text-style-name="P31" svg:width="0.061in" svg:height="0.0913in" svg:x="3.9559in" svg:y="1.6031in" svg:viewBox="0 0 156 233" draw:points="78,0 156,233 0,233"><text:p/></draw:polygon><draw:line draw:style-name="gr61" draw:text-style-name="P31" svg:x1="3.9862in" svg:y1="1.8323in" svg:x2="3.9862in" svg:y2="1.6768in"><text:p/></draw:line><draw:frame draw:style-name="gr103" draw:text-style-name="P33" svg:width="0.2161in" svg:height="0.1114in" svg:x="1.6665in" svg:y="1.8598in"><draw:text-box><text:p text:style-name="P32"><text:span text:style-name="T46">Tr. 3</text:span></text:p></draw:text-box></draw:frame></draw:g></text:p>
      <text:p text:style-name="P4"/>
      <text:p text:style-name="P12">Una cabecera de bloque sin transacciones pesaría unos 80 bytes. Si suponemos que los bloques se generan cada 10 minutos, 80 bytes <text:span text:style-name="T23">×</text:span> 6 <text:span text:style-name="T23">×</text:span> 24 <text:span text:style-name="T23">×</text:span> 365 = 4.2MB por año. Siendo habitual la venta de ordenadores con 2GB de RAM en 2008, y con la Ley de Moore prediciendo un crecimiento de 1.2GB anual, el almacenamiento no debería suponer un problema incluso si hubiera que conservar en la memoria las cabeceras de bloque.</text:p>
      <text:h text:style-name="P27" text:outline-level="2"><text:soft-page-break/>8. <text:s text:c="3"/>Verificación de pagos simplificada</text:h>
      <text:p text:style-name="P6">Es posible verificar pagos sin ejecutar un nodo plenamente en red. El usuario solo necesita tener una copia de las cabeceras de bloque de la cadena más larga de <text:span text:style-name="T8">proof-of-work</text:span>, que puede conseguir solicitándola a los nodos de red hasta estar convencido de que tiene la cadena más larga, y obtener la rama Merkle que enlaza la transacción con el bloque en que está sellado en el tiempo. El usuario no puede comprobar la transacción por sí mismo pero, al enlazarla a un lugar en la cadena, puede ver que un nodo de la red la ha aceptado, y los bloques añadidos posteriormente confirman además que la red la ha aceptado.</text:p>
      <text:p text:style-name="P4"/>
      <text:p text:style-name="P5"><draw:g text:anchor-type="as-char" draw:z-index="10" draw:style-name="gr1"><draw:polygon draw:style-name="gr54" draw:text-style-name="P31" svg:width="0.4732in" svg:height="0.1579in" svg:x="1.7417in" svg:y="1.1433in" svg:viewBox="0 0 1203 402" draw:points="603,402 0,402 0,0 1203,0 1203,402"><text:p/></draw:polygon><draw:polygon draw:style-name="gr55" draw:text-style-name="P31" svg:width="0.4732in" svg:height="0.1579in" svg:x="1.7417in" svg:y="1.1433in" svg:viewBox="0 0 1203 402" draw:points="603,402 0,402 0,0 1203,0 1203,402"><text:p/></draw:polygon><draw:polygon draw:style-name="gr54" draw:text-style-name="P31" svg:width="0.3941in" svg:height="0.1579in" svg:x="2.4528in" svg:y="1.6169in" svg:viewBox="0 0 1002 402" draw:points="501,402 0,402 0,0 1002,0 1002,402"><text:p/></draw:polygon><draw:polygon draw:style-name="gr55" draw:text-style-name="P31" svg:width="0.3941in" svg:height="0.1579in" svg:x="2.4528in" svg:y="1.6169in" svg:viewBox="0 0 1002 402" draw:points="501,402 0,402 0,0 1002,0 1002,402"><text:p/></draw:polygon><draw:frame draw:style-name="gr76" draw:text-style-name="P33" svg:width="0.3425in" svg:height="0.1157in" svg:x="1.8098in" svg:y="1.1752in"><draw:text-box><text:p text:style-name="P32"><text:span text:style-name="T44">Hash01</text:span></text:p></draw:text-box></draw:frame><draw:polygon draw:style-name="gr54" draw:text-style-name="P31" svg:width="0.3957in" svg:height="0.1579in" svg:x="3.0039in" svg:y="1.6169in" svg:viewBox="0 0 1006 402" draw:points="505,402 0,402 0,0 1006,0 1006,402"><text:p/></draw:polygon><draw:polygon draw:style-name="gr77" draw:text-style-name="P31" svg:width="0.3957in" svg:height="0.1579in" svg:x="3.0039in" svg:y="1.6169in" svg:viewBox="0 0 1006 402" draw:points="505,402 0,402 0,0 1006,0 1006,402"><text:p/></draw:polygon><draw:frame draw:style-name="gr78" draw:text-style-name="P33" svg:width="0.287in" svg:height="0.1157in" svg:x="2.5083in" svg:y="1.6528in"><draw:text-box><text:p text:style-name="P32"><text:span text:style-name="T44">Hash2</text:span></text:p></draw:text-box></draw:frame><draw:polygon draw:style-name="gr79" draw:text-style-name="P31" svg:width="0.4732in" svg:height="0.1579in" svg:x="2.689in" svg:y="1.1433in" svg:viewBox="0 0 1203 402" draw:points="603,402 0,402 0,0 1203,0 1203,402"><text:p/></draw:polygon><draw:polygon draw:style-name="gr77" draw:text-style-name="P31" svg:width="0.4732in" svg:height="0.1579in" svg:x="2.689in" svg:y="1.1433in" svg:viewBox="0 0 1203 402" draw:points="603,402 0,402 0,0 1203,0 1203,402"><text:p/></draw:polygon><draw:frame draw:style-name="gr78" draw:text-style-name="P33" svg:width="0.287in" svg:height="0.1157in" svg:x="3.0598in" svg:y="1.6528in"><draw:text-box><text:p text:style-name="P32"><text:span text:style-name="T44">Hash3</text:span></text:p></draw:text-box></draw:frame><draw:polygon draw:style-name="gr80" draw:text-style-name="P31" svg:width="0.0705in" svg:height="0.0984in" svg:x="2.7764in" svg:y="1.302in" svg:viewBox="0 0 180 251" draw:points="180,0 145,251 0,180"><text:p/></draw:polygon><draw:line draw:style-name="gr61" draw:text-style-name="P31" svg:x1="2.689in" svg:y1="1.6169in" svg:x2="2.8126in" svg:y2="1.3697in"><text:p/></draw:line><draw:polygon draw:style-name="gr60" draw:text-style-name="P31" svg:width="0.0705in" svg:height="0.0984in" svg:x="3.0039in" svg:y="1.302in" svg:viewBox="0 0 180 251" draw:points="0,0 180,180 39,251"><text:p/></draw:polygon><draw:line draw:style-name="gr61" draw:text-style-name="P31" svg:x1="3.1626in" svg:y1="1.6169in" svg:x2="3.039in" svg:y2="1.3697in"><text:p/></draw:line><draw:polygon draw:style-name="gr53" draw:text-style-name="P31" svg:width="1.4205in" svg:height="0.7106in" svg:x="1.8209in" svg:y="0.1961in" svg:viewBox="0 0 3609 1806" draw:points="1803,1806 0,1806 0,0 3609,0 3609,1806"><text:p/></draw:polygon><draw:frame draw:style-name="gr76" draw:text-style-name="P33" svg:width="0.3425in" svg:height="0.1157in" svg:x="2.7555in" svg:y="1.1752in"><draw:text-box><text:p text:style-name="P32"><text:span text:style-name="T44">Hash23</text:span></text:p></draw:text-box></draw:frame><draw:polygon draw:style-name="gr54" draw:text-style-name="P31" svg:width="0.6315in" svg:height="0.1579in" svg:x="2.122in" svg:y="0.6697in" svg:viewBox="0 0 1605 402" draw:points="801,402 0,402 0,0 1605,0 1605,402"><text:p/></draw:polygon><draw:polygon draw:style-name="gr55" draw:text-style-name="P31" svg:width="0.6315in" svg:height="0.1579in" svg:x="2.122in" svg:y="0.6697in" svg:viewBox="0 0 1605 402" draw:points="801,402 0,402 0,0 1605,0 1605,402"><text:p/></draw:polygon><draw:frame draw:style-name="gr81" draw:text-style-name="P33" svg:width="0.9142in" svg:height="0.1157in" svg:x="1.9in" svg:y="0.2555in"><draw:text-box><text:p text:style-name="P32"><text:span text:style-name="T44">Cabecera del bloque</text:span></text:p></draw:text-box></draw:frame><draw:polygon draw:style-name="gr60" draw:text-style-name="P31" svg:width="0.0815in" svg:height="0.0941in" svg:x="2.2126in" svg:y="0.8283in" svg:viewBox="0 0 208 240" draw:points="208,0 127,240 0,145"><text:p/></draw:polygon><draw:line draw:style-name="gr61" draw:text-style-name="P31" svg:x1="2.0571in" svg:y1="1.1433in" svg:x2="2.2484in" svg:y2="0.889in"><text:p/></draw:line><draw:polygon draw:style-name="gr60" draw:text-style-name="P31" svg:width="0.0815in" svg:height="0.0941in" svg:x="2.6098in" svg:y="0.8283in" svg:viewBox="0 0 208 240" draw:points="0,0 208,145 81,240"><text:p/></draw:polygon><draw:line draw:style-name="gr61" draw:text-style-name="P31" svg:x1="2.8472in" svg:y1="1.1433in" svg:x2="2.6555in" svg:y2="0.889in"><text:p/></draw:line><draw:polygon draw:style-name="gr54" draw:text-style-name="P31" svg:width="0.6303in" svg:height="0.1567in" svg:x="1.9791in" svg:y="0.4339in" svg:viewBox="0 0 1602 399" draw:points="801,399 0,399 0,0 1602,0 1602,399"><text:p/></draw:polygon><draw:polygon draw:style-name="gr55" draw:text-style-name="P31" svg:width="0.6303in" svg:height="0.1567in" svg:x="1.9791in" svg:y="0.4339in" svg:viewBox="0 0 1602 399" draw:points="801,399 0,399 0,0 1602,0 1602,399"><text:p/></draw:polygon><draw:frame draw:style-name="gr82" draw:text-style-name="P33" svg:width="0.528in" svg:height="0.1157in" svg:x="2.1846in" svg:y="0.6984in"><draw:text-box><text:p text:style-name="P32"><text:span text:style-name="T44">Raíz Merkle</text:span></text:p></draw:text-box></draw:frame><draw:polygon draw:style-name="gr54" draw:text-style-name="P31" svg:width="0.4732in" svg:height="0.1567in" svg:x="2.689in" svg:y="0.4339in" svg:viewBox="0 0 1203 399" draw:points="603,399 0,399 0,0 1203,0 1203,399"><text:p/></draw:polygon><draw:polygon draw:style-name="gr55" draw:text-style-name="P31" svg:width="0.4732in" svg:height="0.1567in" svg:x="2.689in" svg:y="0.4339in" svg:viewBox="0 0 1203 399" draw:points="603,399 0,399 0,0 1203,0 1203,399"><text:p/></draw:polygon><draw:frame draw:style-name="gr83" draw:text-style-name="P33" svg:width="0.5571in" svg:height="0.1157in" svg:x="2.0346in" svg:y="0.461in"><draw:text-box><text:p text:style-name="P32"><text:span text:style-name="T44">Hash previo</text:span></text:p></draw:text-box></draw:frame><draw:polygon draw:style-name="gr53" draw:text-style-name="P31" svg:width="1.4205in" svg:height="0.7106in" svg:x="0.1626in" svg:y="0.1961in" svg:viewBox="0 0 3609 1806" draw:points="1806,1806 0,1806 0,0 3609,0 3609,1806"><text:p/></draw:polygon><draw:frame draw:style-name="gr78" draw:text-style-name="P33" svg:width="0.287in" svg:height="0.1157in" svg:x="2.7791in" svg:y="0.461in"><draw:text-box><text:p text:style-name="P32"><text:span text:style-name="T44">Nonce</text:span></text:p></draw:text-box></draw:frame><draw:polygon draw:style-name="gr54" draw:text-style-name="P31" svg:width="0.6315in" svg:height="0.1579in" svg:x="0.45in" svg:y="0.6697in" svg:viewBox="0 0 1605 402" draw:points="804,402 0,402 0,0 1605,0 1605,402"><text:p/></draw:polygon><draw:polygon draw:style-name="gr55" draw:text-style-name="P31" svg:width="0.6315in" svg:height="0.1579in" svg:x="0.45in" svg:y="0.6697in" svg:viewBox="0 0 1605 402" draw:points="804,402 0,402 0,0 1605,0 1605,402"><text:p/></draw:polygon><draw:frame draw:style-name="gr81" draw:text-style-name="P33" svg:width="0.9142in" svg:height="0.1157in" svg:x="0.239in" svg:y="0.2555in"><draw:text-box><text:p text:style-name="P32"><text:span text:style-name="T44">Cabecera del bloque</text:span></text:p></draw:text-box></draw:frame><draw:polygon draw:style-name="gr54" draw:text-style-name="P31" svg:width="0.6315in" svg:height="0.1567in" svg:x="0.3071in" svg:y="0.4339in" svg:viewBox="0 0 1605 399" draw:points="800,399 0,399 0,0 1605,0 1605,399"><text:p/></draw:polygon><draw:polygon draw:style-name="gr55" draw:text-style-name="P31" svg:width="0.6315in" svg:height="0.1567in" svg:x="0.3071in" svg:y="0.4339in" svg:viewBox="0 0 1605 399" draw:points="800,399 0,399 0,0 1605,0 1605,399"><text:p/></draw:polygon><draw:frame draw:style-name="gr82" draw:text-style-name="P33" svg:width="0.528in" svg:height="0.1157in" svg:x="0.5154in" svg:y="0.6984in"><draw:text-box><text:p text:style-name="P32"><text:span text:style-name="T44">Raíz Merkle</text:span></text:p></draw:text-box></draw:frame><draw:polygon draw:style-name="gr54" draw:text-style-name="P31" svg:width="0.4732in" svg:height="0.1567in" svg:x="1.0165in" svg:y="0.4339in" svg:viewBox="0 0 1203 399" draw:points="603,399 0,399 0,0 1203,0 1203,399"><text:p/></draw:polygon><draw:polygon draw:style-name="gr55" draw:text-style-name="P31" svg:width="0.4732in" svg:height="0.1567in" svg:x="1.0165in" svg:y="0.4339in" svg:viewBox="0 0 1203 399" draw:points="603,399 0,399 0,0 1203,0 1203,399"><text:p/></draw:polygon><draw:frame draw:style-name="gr84" draw:text-style-name="P33" svg:width="0.5539in" svg:height="0.1157in" svg:x="0.3693in" svg:y="0.461in"><draw:text-box><text:p text:style-name="P32"><text:span text:style-name="T44">Hash previo</text:span></text:p></draw:text-box></draw:frame><draw:polygon draw:style-name="gr53" draw:text-style-name="P31" svg:width="1.4205in" svg:height="0.7106in" svg:x="3.4776in" svg:y="0.1961in" svg:viewBox="0 0 3609 1806" draw:points="1807,1806 0,1806 0,0 3609,0 3609,1806"><text:p/></draw:polygon><draw:frame draw:style-name="gr78" draw:text-style-name="P33" svg:width="0.287in" svg:height="0.1157in" svg:x="1.1098in" svg:y="0.461in"><draw:text-box><text:p text:style-name="P32"><text:span text:style-name="T44">Nonce</text:span></text:p></draw:text-box></draw:frame><draw:polygon draw:style-name="gr54" draw:text-style-name="P31" svg:width="0.6299in" svg:height="0.1579in" svg:x="3.7807in" svg:y="0.6697in" svg:viewBox="0 0 1601 402" draw:points="800,402 0,402 0,0 1601,0 1601,402"><text:p/></draw:polygon><draw:polygon draw:style-name="gr55" draw:text-style-name="P31" svg:width="0.6299in" svg:height="0.1579in" svg:x="3.7807in" svg:y="0.6697in" svg:viewBox="0 0 1601 402" draw:points="800,402 0,402 0,0 1601,0 1601,402"><text:p/></draw:polygon><draw:frame draw:style-name="gr81" draw:text-style-name="P33" svg:width="0.9142in" svg:height="0.1157in" svg:x="3.5528in" svg:y="0.2555in"><draw:text-box><text:p text:style-name="P32"><text:span text:style-name="T44">Cabecera del bloque</text:span></text:p></draw:text-box></draw:frame><draw:polygon draw:style-name="gr54" draw:text-style-name="P31" svg:width="0.6315in" svg:height="0.1567in" svg:x="3.6362in" svg:y="0.4339in" svg:viewBox="0 0 1605 399" draw:points="800,399 0,399 0,0 1605,0 1605,399"><text:p/></draw:polygon><draw:polygon draw:style-name="gr55" draw:text-style-name="P31" svg:width="0.6315in" svg:height="0.1567in" svg:x="3.6362in" svg:y="0.4339in" svg:viewBox="0 0 1605 399" draw:points="800,399 0,399 0,0 1605,0 1605,399"><text:p/></draw:polygon><draw:frame draw:style-name="gr82" draw:text-style-name="P33" svg:width="0.528in" svg:height="0.1157in" svg:x="3.8457in" svg:y="0.6984in"><draw:text-box><text:p text:style-name="P32"><text:span text:style-name="T44">Raíz Merkle</text:span></text:p></draw:text-box></draw:frame><draw:polygon draw:style-name="gr54" draw:text-style-name="P31" svg:width="0.4732in" svg:height="0.1567in" svg:x="4.3472in" svg:y="0.4339in" svg:viewBox="0 0 1203 399" draw:points="600,399 0,399 0,0 1203,0 1203,399"><text:p/></draw:polygon><draw:polygon draw:style-name="gr55" draw:text-style-name="P31" svg:width="0.4732in" svg:height="0.1567in" svg:x="4.3472in" svg:y="0.4339in" svg:viewBox="0 0 1203 399" draw:points="600,399 0,399 0,0 1203,0 1203,399"><text:p/></draw:polygon><draw:frame draw:style-name="gr84" draw:text-style-name="P33" svg:width="0.5539in" svg:height="0.1157in" svg:x="3.6992in" svg:y="0.461in"><draw:text-box><text:p text:style-name="P32"><text:span text:style-name="T44">Hash previo</text:span></text:p></draw:text-box></draw:frame><draw:polygon draw:style-name="gr60" draw:text-style-name="P31" svg:width="0.0941in" svg:height="0.0622in" svg:x="3.5417in" svg:y="0.4811in" svg:viewBox="0 0 240 159" draw:points="240,81 0,159 0,0"><text:p/></draw:polygon><draw:line draw:style-name="gr61" draw:text-style-name="P31" svg:x1="3.2417in" svg:y1="0.5126in" svg:x2="3.561in" svg:y2="0.5126in"><text:p/></draw:line><draw:polygon draw:style-name="gr60" draw:text-style-name="P31" svg:width="0.0941in" svg:height="0.0622in" svg:x="1.8846in" svg:y="0.4811in" svg:viewBox="0 0 240 159" draw:points="240,81 0,159 0,0"><text:p/></draw:polygon><draw:line draw:style-name="gr61" draw:text-style-name="P31" svg:x1="1.5835in" svg:y1="0.5126in" svg:x2="1.9028in" svg:y2="0.5126in"><text:p/></draw:line><draw:polygon draw:style-name="gr60" draw:text-style-name="P31" svg:width="0.0941in" svg:height="0.0622in" svg:x="5.0417in" svg:y="0.4811in" svg:viewBox="0 0 240 159" draw:points="240,81 0,159 0,0"><text:p/></draw:polygon><draw:line draw:style-name="gr61" draw:text-style-name="P31" svg:x1="4.8984in" svg:y1="0.5126in" svg:x2="5.0598in" svg:y2="0.5126in"><text:p/></draw:line><draw:polygon draw:style-name="gr60" draw:text-style-name="P31" svg:width="0.0941in" svg:height="0.0622in" svg:x="0.2217in" svg:y="0.4811in" svg:viewBox="0 0 240 159" draw:points="240,81 0,159 0,0"><text:p/></draw:polygon><draw:line draw:style-name="gr61" draw:text-style-name="P31" svg:x1="0.0055in" svg:y1="0.5126in" svg:x2="0.2457in" svg:y2="0.5126in"><text:p/></draw:line><draw:frame draw:style-name="gr78" draw:text-style-name="P33" svg:width="0.287in" svg:height="0.1157in" svg:x="4.4402in" svg:y="0.461in"><draw:text-box><text:p text:style-name="P32"><text:span text:style-name="T44">Nonce</text:span></text:p></draw:text-box></draw:frame><draw:frame draw:style-name="gr85" draw:text-style-name="P33" svg:width="1.0425in" svg:height="0.1157in" svg:x="3.3138in" svg:y="1.389in"><draw:text-box><text:p text:style-name="P32"><text:span text:style-name="T44">Rama Merkle para Tr. 3</text:span></text:p></draw:text-box></draw:frame><draw:polygon draw:style-name="gr54" draw:text-style-name="P31" svg:width="0.3161in" svg:height="0.1579in" svg:x="3.0835in" svg:y="2.0114in" svg:viewBox="0 0 804 402" draw:points="402,402 0,402 0,0 804,0 804,402"><text:p/></draw:polygon><draw:polygon draw:style-name="gr55" draw:text-style-name="P31" svg:width="0.3161in" svg:height="0.1579in" svg:x="3.0835in" svg:y="2.0114in" svg:viewBox="0 0 804 402" draw:points="402,402 0,402 0,0 804,0 804,402"><text:p/></draw:polygon><draw:frame draw:style-name="gr86" draw:text-style-name="P33" svg:width="1.5657in" svg:height="0.1157in" svg:x="0in" svg:y="0in"><draw:text-box><text:p text:style-name="P32"><text:span text:style-name="T44">Cadena de </text:span><text:span text:style-name="T45">proof-of-work </text:span><text:span text:style-name="T44">más larga</text:span></text:p></draw:text-box></draw:frame><draw:polygon draw:style-name="gr60" draw:text-style-name="P31" svg:width="0.0634in" svg:height="0.0941in" svg:x="3.2098in" svg:y="1.7756in" svg:viewBox="0 0 162 240" draw:points="81,0 162,240 0,240"><text:p/></draw:polygon><draw:line draw:style-name="gr61" draw:text-style-name="P31" svg:x1="3.2417in" svg:y1="2.0114in" svg:x2="3.2417in" svg:y2="1.8504in"><text:p/></draw:line><draw:frame draw:style-name="gr87" draw:text-style-name="P33" svg:width="0.2248in" svg:height="0.1157in" svg:x="3.1402in" svg:y="2.0472in"><draw:text-box><text:p text:style-name="P32"><text:span text:style-name="T44">Tr. 3</text:span></text:p></draw:text-box></draw:frame></draw:g></text:p>
      <text:p text:style-name="P4"/>
      <text:p text:style-name="P11"><text:span text:style-name="T27">Como tal, la verificación es fiable en tanto que los nodos honestos controlen la red, pero es más vulnerable si un atacante domina la red. Mientras que los nodos de red pueden verificar las transacciones por sí mismos, el método simplificado puede ser engañado por transacciones fabricadas por un atacante, en tanto el atacante pueda continuar dominando la red. Una estrategia para protegerse contra esto podría ser aceptar alertas de los nodos de red cuando detecten un bloque no válido, sugiriendo al </text:span><text:span text:style-name="T28">software</text:span><text:span text:style-name="T27"> del usuario que descargue el bloque entero y las transacciones con aviso para confirmar la inconsistencia. Los negocios que reciban pagos con frecuencia seguramente preferirán tener sus propios nodos ejecutándose para tener más seguridad independiente y verificación más rápida.</text:span></text:p>
      <text:h text:style-name="P27" text:outline-level="2">9. <text:s text:c="3"/>Combinando y dividiendo valor</text:h>
      <text:p text:style-name="P6">Aunque sería posible manipular monedas individualmente, no sería manejable hacer una transacción para cada céntimo en una transferencia. Para permitir que el valor se divida y combine, las transacciones contienen múltiples entradas y salidas. Normalmente habrá, o bien una entrada simple de una transacción anterior mayor, o bien múltiples entradas combinando pequeñas cantidades, y como máximo dos salidas: una para el pago y otra devolviendo el cambio, si lo hubiera, al emisor.</text:p>
      <text:p text:style-name="P4"/>
      <text:p text:style-name="P5"><draw:g text:anchor-type="as-char" draw:z-index="13" draw:style-name="gr1"><draw:polygon draw:style-name="gr53" draw:text-style-name="P31" svg:width="1.015in" svg:height="0.9205in" svg:x="0.3083in" svg:y="0in" svg:viewBox="0 0 2579 2339" draw:points="1290,2339 0,2339 0,0 2579,0 2579,2339"><text:p/></draw:polygon><draw:polygon draw:style-name="gr54" draw:text-style-name="P31" svg:width="0.3094in" svg:height="0.1535in" svg:x="0.4626in" svg:y="0.4606in" svg:viewBox="0 0 787 391" draw:points="394,391 0,391 0,0 787,0 787,391"><text:p/></draw:polygon><draw:polygon draw:style-name="gr55" draw:text-style-name="P31" svg:width="0.3094in" svg:height="0.1535in" svg:x="0.4626in" svg:y="0.4606in" svg:viewBox="0 0 787 391" draw:points="394,391 0,391 0,0 787,0 787,391"><text:p/></draw:polygon><draw:frame draw:style-name="gr127" draw:text-style-name="P33" svg:width="0.5362in" svg:height="0.1114in" svg:x="0.3846in" svg:y="0.039in"><draw:text-box><text:p text:style-name="P32"><text:span text:style-name="T46">Transacción</text:span></text:p></draw:text-box></draw:frame><draw:polygon draw:style-name="gr54" draw:text-style-name="P31" svg:width="0.3094in" svg:height="0.1539in" svg:x="0.4626in" svg:y="0.6906in" svg:viewBox="0 0 787 392" draw:points="394,392 0,392 0,0 787,0 787,392"><text:p/></draw:polygon><draw:polygon draw:style-name="gr55" draw:text-style-name="P31" svg:width="0.3094in" svg:height="0.1539in" svg:x="0.4626in" svg:y="0.6906in" svg:viewBox="0 0 787 392" draw:points="394,392 0,392 0,0 787,0 787,392"><text:p/></draw:polygon><draw:frame draw:style-name="gr128" draw:text-style-name="P37" svg:width="0.324in" svg:height="0.1114in" svg:x="0.4744in" svg:y="0.4874in"><draw:text-box><text:p text:style-name="P32"><text:span text:style-name="T51">Entrada</text:span></text:p></draw:text-box></draw:frame><draw:polygon draw:style-name="gr54" draw:text-style-name="P31" svg:width="0.3094in" svg:height="0.1524in" svg:x="0.4626in" svg:y="0.2315in" svg:viewBox="0 0 787 388" draw:points="394,388 0,388 0,0 787,0 787,388"><text:p/></draw:polygon><draw:polygon draw:style-name="gr55" draw:text-style-name="P31" svg:width="0.3094in" svg:height="0.1524in" svg:x="0.4626in" svg:y="0.2315in" svg:viewBox="0 0 787 388" draw:points="394,388 0,388 0,0 787,0 787,388"><text:p/></draw:polygon><draw:frame draw:style-name="gr129" draw:text-style-name="P33" svg:width="0.0823in" svg:height="0.1114in" svg:x="0.5772in" svg:y="0.7181in"><draw:text-box><text:p text:style-name="P32"><text:span text:style-name="T46">...</text:span></text:p></draw:text-box></draw:frame><draw:polygon draw:style-name="gr54" draw:text-style-name="P31" svg:width="0.3185in" svg:height="0.1524in" svg:x="0.926in" svg:y="0.2315in" svg:viewBox="0 0 810 388" draw:points="407,388 0,388 0,0 810,0 810,388"><text:p/></draw:polygon><draw:polygon draw:style-name="gr55" draw:text-style-name="P31" svg:width="0.3185in" svg:height="0.1524in" svg:x="0.926in" svg:y="0.2315in" svg:viewBox="0 0 810 388" draw:points="407,388 0,388 0,0 810,0 810,388"><text:p/></draw:polygon><draw:frame draw:style-name="gr130" draw:text-style-name="P37" svg:width="0.3213in" svg:height="0.1114in" svg:x="0.4744in" svg:y="0.2563in"><draw:text-box><text:p text:style-name="P32"><text:span text:style-name="T51">Entrada</text:span></text:p></draw:text-box></draw:frame><draw:polygon draw:style-name="gr54" draw:text-style-name="P31" svg:width="0.3185in" svg:height="0.1535in" svg:x="0.926in" svg:y="0.4606in" svg:viewBox="0 0 810 391" draw:points="407,391 0,391 0,0 810,0 810,391"><text:p/></draw:polygon><draw:polygon draw:style-name="gr55" draw:text-style-name="P31" svg:width="0.3185in" svg:height="0.1535in" svg:x="0.926in" svg:y="0.4606in" svg:viewBox="0 0 810 391" draw:points="407,391 0,391 0,0 810,0 810,391"><text:p/></draw:polygon><draw:frame draw:style-name="gr131" draw:text-style-name="P37" svg:width="0.278in" svg:height="0.1114in" svg:x="0.9689in" svg:y="0.2563in"><draw:text-box><text:p text:style-name="P32"><text:span text:style-name="T51">Salida</text:span></text:p></draw:text-box></draw:frame><draw:polygon draw:style-name="gr60" draw:text-style-name="P31" svg:width="0.0925in" svg:height="0.0606in" svg:x="0.3697in" svg:y="0.2764in" svg:viewBox="0 0 236 155" draw:points="236,78 0,155 0,0"><text:p/></draw:polygon><draw:line draw:style-name="gr61" draw:text-style-name="P31" svg:x1="0in" svg:y1="0.3079in" svg:x2="0.389in" svg:y2="0.3079in"><text:p/></draw:line><draw:polygon draw:style-name="gr60" draw:text-style-name="P31" svg:width="0.0925in" svg:height="0.0606in" svg:x="0.3697in" svg:y="0.5079in" svg:viewBox="0 0 236 155" draw:points="236,77 0,155 0,0"><text:p/></draw:polygon><draw:line draw:style-name="gr61" draw:text-style-name="P31" svg:x1="0in" svg:y1="0.5374in" svg:x2="0.389in" svg:y2="0.5374in"><text:p/></draw:line><draw:polygon draw:style-name="gr60" draw:text-style-name="P31" svg:width="0.0925in" svg:height="0.0606in" svg:x="0.3697in" svg:y="0.737in" svg:viewBox="0 0 236 155" draw:points="236,77 0,155 0,0"><text:p/></draw:polygon><draw:line draw:style-name="gr61" draw:text-style-name="P31" svg:x1="0in" svg:y1="0.7669in" svg:x2="0.389in" svg:y2="0.7669in"><text:p/></draw:line><draw:polygon draw:style-name="gr60" draw:text-style-name="P31" svg:width="0.0925in" svg:height="0.0606in" svg:x="1.6063in" svg:y="0.2764in" svg:viewBox="0 0 236 155" draw:points="236,78 0,155 0,0"><text:p/></draw:polygon><draw:line draw:style-name="gr61" draw:text-style-name="P31" svg:x1="1.2449in" svg:y1="0.3079in" svg:x2="1.624in" svg:y2="0.3079in"><text:p/></draw:line><draw:polygon draw:style-name="gr60" draw:text-style-name="P31" svg:width="0.0925in" svg:height="0.0606in" svg:x="1.6063in" svg:y="0.5079in" svg:viewBox="0 0 236 155" draw:points="236,77 0,155 0,0"><text:p/></draw:polygon><draw:line draw:style-name="gr61" draw:text-style-name="P31" svg:x1="1.2449in" svg:y1="0.5374in" svg:x2="1.624in" svg:y2="0.5374in"><text:p/></draw:line><draw:frame draw:style-name="gr129" draw:text-style-name="P33" svg:width="0.0823in" svg:height="0.1114in" svg:x="1.0417in" svg:y="0.4874in"><draw:text-box><text:p text:style-name="P32"><text:span text:style-name="T46">...</text:span></text:p></draw:text-box></draw:frame></draw:g></text:p>
      <text:p text:style-name="P4"/>
      <text:p text:style-name="P11"><text:span text:style-name="T27">Cabe señalar que la diseminación de control</text:span><text:span text:style-name="T15">6</text:span><text:span text:style-name="T27">, donde una transacción depende de varias transacciones, y esas transacciones dependen de muchas más, no supone aquí un problema. No existe la necesidad de extraer una copia completa e independiente del historial de una transacción.</text:span></text:p>
      <text:h text:style-name="P27" text:outline-level="2"><text:soft-page-break/>10. <text:s text:c="3"/>Privacidad</text:h>
      <text:p text:style-name="P6">El modelo tradicional de banca consigue un nivel de privacidad limitando el acceso a la información a las partes implicadas y el tercero de confianza. La necesidad de anunciar públicamente todas las transacciones excluye este método, pero aún así se puede mantener la privacidad rompiendo el flujo de información en otro punto: manteniendo las claves públicas anónimas. El público puede ver que alguien está enviando una cantidad a otro alguien, pero sin que haya información vinculando la transacción con nadie. Esto es similar al nivel de información que comunican las bolsas de valores, donde el tiempo y tamaño de las operaciones individuales, la <text:span text:style-name="T22">"</text:span>cinta<text:span text:style-name="T22">"</text:span>, son hechos públicos, pero sin decir quiénes fueron las partes.</text:p>
      <text:p text:style-name="P4"/>
      <text:p text:style-name="P5"><draw:g text:anchor-type="as-char" draw:z-index="9" draw:style-name="gr1"><draw:polygon draw:style-name="gr53" draw:text-style-name="P31" svg:width="0.6134in" svg:height="0.2024in" svg:x="0.072in" svg:y="0.224in" svg:viewBox="0 0 1559 515" draw:points="780,515 0,515 0,0 1559,0 1559,515"><text:p/></draw:polygon><draw:polygon draw:style-name="gr53" draw:text-style-name="P31" svg:width="0.6138in" svg:height="0.2024in" svg:x="0.8913in" svg:y="0.224in" svg:viewBox="0 0 1560 515" draw:points="780,515 0,515 0,0 1560,0 1560,515"><text:p/></draw:polygon><draw:frame draw:style-name="gr65" draw:text-style-name="P33" svg:width="0.5012in" svg:height="0.0988in" svg:x="0.1634in" svg:y="0.2835in"><draw:text-box><text:p text:style-name="P32"><text:span text:style-name="T43">Identidades</text:span></text:p></draw:text-box></draw:frame><draw:polygon draw:style-name="gr53" draw:text-style-name="P31" svg:width="0.6134in" svg:height="0.3382in" svg:x="1.7776in" svg:y="0.1559in" svg:viewBox="0 0 1559 860" draw:points="780,860 0,860 0,0 1559,0 1559,860"><text:p/></draw:polygon><draw:frame draw:style-name="gr66" draw:text-style-name="P33" svg:width="0.6039in" svg:height="0.0988in" svg:x="0.9244in" svg:y="0.2835in"><draw:text-box><text:p text:style-name="P32"><text:span text:style-name="T43">Transacciones</text:span></text:p></draw:text-box></draw:frame><draw:frame draw:style-name="gr67" draw:text-style-name="P33" svg:width="0.4941in" svg:height="0.0988in" svg:x="1.8772in" svg:y="0.2417in"><draw:text-box><text:p text:style-name="P32"><text:span text:style-name="T43">Tercero de</text:span></text:p></draw:text-box></draw:frame><draw:polygon draw:style-name="gr53" draw:text-style-name="P31" svg:width="0.6138in" svg:height="0.3382in" svg:x="2.665in" svg:y="0.1559in" svg:viewBox="0 0 1560 860" draw:points="780,860 0,860 0,0 1560,0 1560,860"><text:p/></draw:polygon><draw:frame draw:style-name="gr68" draw:text-style-name="P33" svg:width="0.3933in" svg:height="0.0988in" svg:x="1.8992in" svg:y="0.3346in"><draw:text-box><text:p text:style-name="P32"><text:span text:style-name="T43">confianza</text:span></text:p></draw:text-box></draw:frame><draw:polygon draw:style-name="gr53" draw:text-style-name="P31" svg:width="0.615in" svg:height="0.3382in" svg:x="3.5512in" svg:y="0.1559in" svg:viewBox="0 0 1563 860" draw:points="783,860 0,860 0,0 1563,0 1563,860"><text:p/></draw:polygon><draw:frame draw:style-name="gr69" draw:text-style-name="P33" svg:width="0.4567in" svg:height="0.0988in" svg:x="2.7571in" svg:y="0.2835in"><draw:text-box><text:p text:style-name="P32"><text:span text:style-name="T43">Contraparte</text:span></text:p></draw:text-box></draw:frame><draw:line draw:style-name="gr55" draw:text-style-name="P31" svg:x1="3.415in" svg:y1="0.0862in" svg:x2="3.415in" svg:y2="0.561in"><text:p/></draw:line><draw:polygon draw:style-name="gr53" draw:text-style-name="P31" svg:width="0.6134in" svg:height="0.2039in" svg:x="0.072in" svg:y="0.9709in" svg:viewBox="0 0 1559 519" draw:points="780,519 0,519 0,0 1559,0 1559,519"><text:p/></draw:polygon><draw:frame draw:style-name="gr70" draw:text-style-name="P33" svg:width="0.313in" svg:height="0.0988in" svg:x="3.7256in" svg:y="0.2835in"><draw:text-box><text:p text:style-name="P32"><text:span text:style-name="T43">Público</text:span></text:p></draw:text-box></draw:frame><draw:polygon draw:style-name="gr53" draw:text-style-name="P31" svg:width="0.6134in" svg:height="0.2039in" svg:x="0.9594in" svg:y="0.9709in" svg:viewBox="0 0 1559 519" draw:points="780,519 0,519 0,0 1559,0 1559,519"><text:p/></draw:polygon><draw:frame draw:style-name="gr71" draw:text-style-name="P33" svg:width="0.3606in" svg:height="0.0988in" svg:x="0.2055in" svg:y="1.0335in"><draw:text-box><text:p text:style-name="P32"><text:span text:style-name="T43">Identidad</text:span></text:p></draw:text-box></draw:frame><draw:polygon draw:style-name="gr53" draw:text-style-name="P31" svg:width="0.615in" svg:height="0.3398in" svg:x="1.8457in" svg:y="0.9031in" svg:viewBox="0 0 1563 864" draw:points="780,864 0,864 0,0 1563,0 1563,864"><text:p/></draw:polygon><draw:frame draw:style-name="gr72" draw:text-style-name="P33" svg:width="0.6016in" svg:height="0.0988in" svg:x="0.9965in" svg:y="1.0335in"><draw:text-box><text:p text:style-name="P32"><text:span text:style-name="T43">Transacciones</text:span></text:p></draw:text-box></draw:frame><draw:line draw:style-name="gr55" draw:text-style-name="P31" svg:x1="0.8232in" svg:y1="0.9031in" svg:x2="0.8232in" svg:y2="1.2433in"><text:p/></draw:line><draw:polygon draw:style-name="gr60" draw:text-style-name="P31" svg:width="0.1012in" svg:height="0.0677in" svg:x="1.7441in" svg:y="1.039in" svg:viewBox="0 0 258 173" draw:points="258,85 0,173 0,0"><text:p/></draw:polygon><draw:line draw:style-name="gr61" draw:text-style-name="P31" svg:x1="1.5732in" svg:y1="1.0717in" svg:x2="1.7638in" svg:y2="1.0717in"><text:p/></draw:line><draw:frame draw:style-name="gr73" draw:text-style-name="P33" svg:width="0.3161in" svg:height="0.0988in" svg:x="2.0165in" svg:y="1.0335in"><draw:text-box><text:p text:style-name="P32"><text:span text:style-name="T43">Público</text:span></text:p></draw:text-box></draw:frame><draw:frame draw:style-name="gr74" draw:text-style-name="P33" svg:width="1.1087in" svg:height="0.0988in" svg:x="0in" svg:y="0.7429in"><draw:text-box><text:p text:style-name="P32"><text:span text:style-name="T43">Nuevo modelo de privacidad</text:span></text:p></draw:text-box></draw:frame><draw:polygon draw:style-name="gr60" draw:text-style-name="P31" svg:width="0.1008in" svg:height="0.0677in" svg:x="1.6764in" svg:y="0.2917in" svg:viewBox="0 0 257 173" draw:points="257,85 0,173 0,0"><text:p/></draw:polygon><draw:line draw:style-name="gr61" draw:text-style-name="P31" svg:x1="1.5055in" svg:y1="0.3252in" svg:x2="1.6957in" svg:y2="0.3252in"><text:p/></draw:line><draw:polygon draw:style-name="gr60" draw:text-style-name="P31" svg:width="0.1024in" svg:height="0.0677in" svg:x="2.5622in" svg:y="0.2917in" svg:viewBox="0 0 261 173" draw:points="261,85 0,173 0,0"><text:p/></draw:polygon><draw:line draw:style-name="gr61" draw:text-style-name="P31" svg:x1="2.3913in" svg:y1="0.3252in" svg:x2="2.5831in" svg:y2="0.3252in"><text:p/></draw:line><draw:line draw:style-name="gr55" draw:text-style-name="P31" svg:x1="0.6858in" svg:y1="0.3252in" svg:x2="0.8913in" svg:y2="0.3252in"><text:p/></draw:line><draw:frame draw:style-name="gr75" draw:text-style-name="P33" svg:width="1.2543in" svg:height="0.0988in" svg:x="0.0071in" svg:y="0in"><draw:text-box><text:p text:style-name="P32"><text:span text:style-name="T43">Modelo tradicional de privacidad</text:span></text:p></draw:text-box></draw:frame></draw:g></text:p>
      <text:p text:style-name="P4"/>
      <text:p text:style-name="P12">Como cortafuegos adicional, debería usarse un nuevo par de claves en cada transacción para evitar que se relacionen con un propietario común. Con las transacciones multientrada será inevitable algún tipo de vinculación, pues revelan necesariamente que sus entradas pertenecieron al mismo propietario. El riesgo es que si se revela la identidad del propietario de una clave, la vinculación podría revelar otras transacciones que pertenecieron al mismo propietario.</text:p>
      <text:h text:style-name="P27" text:outline-level="2">11. <text:s text:c="3"/>Cálculos</text:h>
      <text:p text:style-name="P4"><text:span text:style-name="T25">Consideramos el escenario de un atacante intentando generar una cadena alternativa más rápido que la cadena honesta. Incluso si se consigue, el sistema no queda abierto a cambios arbitrarios como crear valor de la nada o tomar dinero que nunca perteneció al atacante. Los nodos no van a aceptar una transacción inválida como pago y los nodos honestos nunca aceptarán un bloque que las contenga. Un atacante solo puede tratar de cambiar una de sus propias transacciones para recuperar dinero que ha gastado recientemente.</text:span> </text:p>
      <text:p text:style-name="P12">La carrera entre la cadena honesta y la cadena de un atacante puede verse como un paseo aleatorio binomial<text:span text:style-name="T10">7</text:span>. El suceso que prospera es la cadena honesta creciendo un bloque, aumentando su liderato por +1, y el suceso que fracasa es la cadena del atacante creciendo un bloque, reduciendo la brecha en -1.</text:p>
      <text:p text:style-name="P9"><text:span text:style-name="T25">La probabilidad de que un ataque alcance [la cadena honesta] desde un déficit dado es análoga al problema de la ruina del jugador</text:span><text:span text:style-name="T16">8</text:span><text:span text:style-name="T25">. Supongamos que un jugador con crédito ilimitado comienza con un déficit y juega en potencia un número infinito de intentos para alcanzar un punto de equilibrio. Podemos calcular la probabilidad de que alcance ese punto, o de que un ataque alcance alguna vez a la cadena honesta, como sigue [8]:</text:span> </text:p>
      <text:p text:style-name="P4"/>
      <text:p text:style-name="P8"><text:span text:style-name="T9">p</text:span> = probabilidad de que un nodo honesto encuentre el siguiente bloque </text:p>
      <text:p text:style-name="P8"><text:span text:style-name="T8">q</text:span> = probabilidad de que el atacante encuentre el siguiente bloque </text:p>
      <text:p text:style-name="P8"><text:span text:style-name="T8">q</text:span><text:span text:style-name="T7">z</text:span> = probabilidad de que el atacante alcance [la cadena honesta] desde z bloques atrás</text:p>
      <text:p text:style-name="P4"/>
      <text:p text:style-name="P8"><draw:g text:anchor-type="as-char" draw:z-index="1" draw:style-name="gr11"><draw:frame draw:style-name="gr12" draw:text-style-name="P30" svg:width="0.078in" svg:height="0.1768in" svg:x="0in" svg:y="0.1693in"><draw:text-box><text:p text:style-name="P29"><text:span text:style-name="T32">q</text:span></text:p></draw:text-box></draw:frame><draw:frame draw:style-name="gr13" draw:text-style-name="P30" svg:width="0.037in" svg:height="0.1071in" svg:x="0.0945in" svg:y="0.2563in"><draw:text-box><text:p text:style-name="P29"><text:span text:style-name="T33">z</text:span></text:p></draw:text-box></draw:frame><draw:frame draw:style-name="gr14" draw:text-style-name="P30" svg:width="0.1232in" svg:height="0.1894in" svg:x="0.1362in" svg:y="0.1839in"><draw:text-box><text:p text:style-name="P29"><text:span text:style-name="T34">=</text:span></text:p></draw:text-box></draw:frame><draw:frame draw:style-name="gr15" draw:text-style-name="P30" svg:width="0.1598in" svg:height="0.5122in" svg:x="0.25in" svg:y="0in"><draw:text-box><text:p text:style-name="P29"><text:span text:style-name="T35">{</text:span></text:p></draw:text-box></draw:frame><draw:frame draw:style-name="gr12" draw:text-style-name="P30" svg:width="0.078in" svg:height="0.1768in" svg:x="0.5134in" svg:y="0.1209in"><draw:text-box><text:p text:style-name="P29"><text:span text:style-name="T36">1</text:span></text:p></draw:text-box></draw:frame><draw:frame draw:style-name="gr16" draw:text-style-name="P30" svg:width="0.0862in" svg:height="0.1768in" svg:x="0.8898in" svg:y="0.1063in"><draw:text-box><text:p text:style-name="P29"><text:span text:style-name="T32">if</text:span></text:p></draw:text-box></draw:frame><draw:frame draw:style-name="gr12" draw:text-style-name="P30" svg:width="0.078in" svg:height="0.1768in" svg:x="1.0453in" svg:y="0.1063in"><draw:text-box><text:p text:style-name="P29"><text:span text:style-name="T32">p</text:span></text:p></draw:text-box></draw:frame><draw:frame draw:style-name="gr14" draw:text-style-name="P30" svg:width="0.1232in" svg:height="0.1894in" svg:x="1.1283in" svg:y="0.089in"><draw:text-box><text:p text:style-name="P29"><text:span text:style-name="T34">≤</text:span></text:p></draw:text-box></draw:frame><draw:frame draw:style-name="gr12" draw:text-style-name="P30" svg:width="0.078in" svg:height="0.1768in" svg:x="1.2634in" svg:y="0.1063in"><draw:text-box><text:p text:style-name="P29"><text:span text:style-name="T32">q</text:span></text:p></draw:text-box></draw:frame><draw:frame draw:style-name="gr17" draw:text-style-name="P30" svg:width="0.0496in" svg:height="0.1894in" svg:x="0.3465in" svg:y="0.2972in"><draw:text-box><text:p text:style-name="P29"><text:span text:style-name="T34"></text:span></text:p></draw:text-box></draw:frame><draw:frame draw:style-name="gr12" draw:text-style-name="P30" svg:width="0.078in" svg:height="0.1768in" svg:x="0.3992in" svg:y="0.3098in"><draw:text-box><text:p text:style-name="P29"><text:span text:style-name="T32">q</text:span></text:p></draw:text-box></draw:frame><draw:frame draw:style-name="gr18" draw:text-style-name="P30" svg:width="0.0441in" svg:height="0.1894in" svg:x="0.4925in" svg:y="0.2972in"><draw:text-box><text:p text:style-name="P29"><text:span text:style-name="T34">/</text:span></text:p></draw:text-box></draw:frame><draw:frame draw:style-name="gr12" draw:text-style-name="P30" svg:width="0.078in" svg:height="0.1768in" svg:x="0.5756in" svg:y="0.3098in"><draw:text-box><text:p text:style-name="P29"><text:span text:style-name="T32">p</text:span></text:p></draw:text-box></draw:frame><draw:frame draw:style-name="gr17" draw:text-style-name="P30" svg:width="0.0496in" svg:height="0.1894in" svg:x="0.6602in" svg:y="0.2972in"><draw:text-box><text:p text:style-name="P29"><text:span text:style-name="T34"></text:span></text:p></draw:text-box></draw:frame><draw:frame draw:style-name="gr13" draw:text-style-name="P30" svg:width="0.037in" svg:height="0.1071in" svg:x="0.7118in" svg:y="0.2728in"><draw:text-box><text:p text:style-name="P29"><text:span text:style-name="T33">z</text:span></text:p></draw:text-box></draw:frame><draw:frame draw:style-name="gr16" draw:text-style-name="P30" svg:width="0.0862in" svg:height="0.1768in" svg:x="0.8898in" svg:y="0.3146in"><draw:text-box><text:p text:style-name="P29"><text:span text:style-name="T32">if</text:span></text:p></draw:text-box></draw:frame><draw:frame draw:style-name="gr12" draw:text-style-name="P30" svg:width="0.078in" svg:height="0.1768in" svg:x="1.0453in" svg:y="0.3146in"><draw:text-box><text:p text:style-name="P29"><text:span text:style-name="T32">p</text:span></text:p></draw:text-box></draw:frame><draw:frame draw:style-name="gr14" draw:text-style-name="P30" svg:width="0.1232in" svg:height="0.1894in" svg:x="1.1283in" svg:y="0.2972in"><draw:text-box><text:p text:style-name="P29"><text:span text:style-name="T34"></text:span></text:p></draw:text-box></draw:frame><draw:frame draw:style-name="gr12" draw:text-style-name="P30" svg:width="0.078in" svg:height="0.1768in" svg:x="1.2634in" svg:y="0.3146in"><draw:text-box><text:p text:style-name="P29"><text:span text:style-name="T32">q</text:span></text:p></draw:text-box></draw:frame><draw:frame draw:style-name="gr15" draw:text-style-name="P30" svg:width="0.1598in" svg:height="0.5122in" svg:x="1.322in" svg:y="0in"><draw:text-box><text:p text:style-name="P29"><text:span text:style-name="T35">}</text:span></text:p></draw:text-box></draw:frame></draw:g></text:p>
      <text:p text:style-name="P4"/>
      <text:p text:style-name="P6">Asumiendo que <text:span text:style-name="T8">p &gt; q</text:span>, la probabilidad cae de forma exponencial a medida que aumenta el número de bloques que el atacante tiene que alcanzar. Con las probabilidades en su contra, si no tiene un <text:soft-page-break/>golpe de suerte que lo haga avanzar desde el principio, sus oportunidades se irán desvaneciendo a medida que se va quedando atrás.</text:p>
      <text:p text:style-name="P12">Consideremos ahora cuánto tiempo necesita esperar el receptor de una transacción para tener la suficiente seguridad de que el emisor no puede cambiarla. Asumimos que el emisor es un atacante que quiere que el receptor crea durante un tiempo que le ha pagado; entonces cambiará el pago para devolvérselo a sí mismo un tiempo después. El receptor recibirá un aviso cuando esto suceda, pero el emisor espera que ya sea demasiado tarde.</text:p>
      <text:p text:style-name="P9"><text:span text:style-name="T25">El receptor genera un nuevo par de claves y da la clave pública al emisor poco antes de firmar. Esto impide que el emisor pueda preparar una cadena de bloques previa trabajando de continuo en ella hasta tener la suerte suficiente como para ponerse a la cabeza y, entonces, ejecutar la transacción. Una vez que la transacción se ha emitido, el emisor deshonesto comienza a trabajar en secreto en una cadena paralela que contiene una versión alternativa de su transacción.</text:span> </text:p>
      <text:p text:style-name="P12">El receptor espera hasta que la transacción se ha añadido al bloque y <text:span text:style-name="T8">z </text:span>bloques se han enlazado tras él. No sabe la cantidad de progreso que ha realizado el atacante, pero asumiendo que los bloques honestos han tomado la media de tiempo esperada por bloque, el potencial de progreso del atacante será una distribución de Poisson<text:span text:style-name="T10">9</text:span> con un valor esperado:</text:p>
      <text:p text:style-name="P4"/>
      <text:p text:style-name="P8"><draw:g text:anchor-type="as-char" draw:z-index="2" draw:style-name="gr11"><draw:frame draw:style-name="gr19" draw:text-style-name="P30" svg:width="0.2051in" svg:height="0.1894in" svg:x="0in" svg:y="0.0972in"><draw:text-box><text:p text:style-name="P29"><text:span text:style-name="T34"></text:span><text:span text:style-name="T34">=</text:span></text:p></draw:text-box></draw:frame><draw:frame draw:style-name="gr20" draw:text-style-name="P30" svg:width="0.0614in" svg:height="0.1768in" svg:x="0.2181in" svg:y="0.1102in"><draw:text-box><text:p text:style-name="P29"><text:span text:style-name="T32">z</text:span></text:p></draw:text-box></draw:frame><draw:polygon draw:style-name="gr2" svg:width="0.1189in" svg:height="0.0067in" svg:x="0.3126in" svg:y="0.1965in" svg:viewBox="0 0 303 18" draw:points="0,18 303,18 303,0 0,0"><text:p/></draw:polygon><draw:frame draw:style-name="gr12" draw:text-style-name="P30" svg:width="0.078in" svg:height="0.1768in" svg:x="0.3335in" svg:y="0in"><draw:text-box><text:p text:style-name="P29"><text:span text:style-name="T32">q</text:span></text:p></draw:text-box></draw:frame><draw:frame draw:style-name="gr12" draw:text-style-name="P30" svg:width="0.078in" svg:height="0.1768in" svg:x="0.3445in" svg:y="0.1874in"><draw:text-box><text:p text:style-name="P29"><text:span text:style-name="T32">p</text:span></text:p></draw:text-box></draw:frame></draw:g></text:p>
      <text:p text:style-name="P4"/>
      <text:p text:style-name="P6">Para obtener la probabilidad de que el atacante pueda ponerse al día incluso ahora, multiplicamos la densidad de Poisson para cada aumento en el progreso que podría haber realizado, por la probabilidad que podría haber alcanzado desde ese punto:</text:p>
      <text:p text:style-name="P4"/>
      <text:p text:style-name="P8"><draw:g text:anchor-type="as-char" draw:z-index="3" draw:style-name="gr11"><draw:frame draw:style-name="gr21" draw:text-style-name="P30" svg:width="0.178in" svg:height="0.2748in" svg:x="0in" svg:y="0.1409in"><draw:text-box><text:p text:style-name="P29"><text:span text:style-name="T37">∑</text:span></text:p></draw:text-box></draw:frame><draw:frame draw:style-name="gr22" draw:text-style-name="P30" svg:width="0.0425in" svg:height="0.1071in" svg:x="0in" svg:y="0.3874in"><draw:text-box><text:p text:style-name="P29"><text:span text:style-name="T33">k</text:span></text:p></draw:text-box></draw:frame><draw:frame draw:style-name="gr23" draw:text-style-name="P30" svg:width="0.0748in" svg:height="0.1142in" svg:x="0.0516in" svg:y="0.3807in"><draw:text-box><text:p text:style-name="P29"><text:span text:style-name="T38">=</text:span></text:p></draw:text-box></draw:frame><draw:frame draw:style-name="gr24" draw:text-style-name="P30" svg:width="0.0476in" svg:height="0.1071in" svg:x="0.1252in" svg:y="0.3874in"><draw:text-box><text:p text:style-name="P29"><text:span text:style-name="T39">0</text:span></text:p></draw:text-box></draw:frame><draw:frame draw:style-name="gr25" draw:text-style-name="P30" svg:width="0.0705in" svg:height="0.1142in" svg:x="0.0516in" svg:y="0.0972in"><draw:text-box><text:p text:style-name="P29"><text:span text:style-name="T38">∞</text:span></text:p></draw:text-box></draw:frame><draw:frame draw:style-name="gr26" draw:text-style-name="P30" svg:width="0.0835in" svg:height="0.1894in" svg:x="0.2181in" svg:y="0.1071in"><draw:text-box><text:p text:style-name="P29"><text:span text:style-name="T34"></text:span></text:p></draw:text-box></draw:frame><draw:frame draw:style-name="gr22" draw:text-style-name="P30" svg:width="0.0425in" svg:height="0.1071in" svg:x="0.3126in" svg:y="0.0925in"><draw:text-box><text:p text:style-name="P29"><text:span text:style-name="T33">k</text:span></text:p></draw:text-box></draw:frame><draw:frame draw:style-name="gr27" draw:text-style-name="P30" svg:width="0.0697in" svg:height="0.1768in" svg:x="0.3752in" svg:y="0.1209in"><draw:text-box><text:p text:style-name="P29"><text:span text:style-name="T32">e</text:span></text:p></draw:text-box></draw:frame><draw:polygon draw:style-name="gr2" svg:width="0.3634in" svg:height="0.0067in" svg:x="0.2185in" svg:y="0.2953in" svg:viewBox="0 0 924 18" draw:points="0,18 924,18 924,0 0,0"><text:p/></draw:polygon><draw:frame draw:style-name="gr28" draw:text-style-name="P30" svg:width="0.124in" svg:height="0.1142in" svg:x="0.4484in" svg:y="0.0866in"><draw:text-box><text:p text:style-name="P29"><text:span text:style-name="T38">−</text:span></text:p></draw:text-box></draw:frame><draw:frame draw:style-name="gr27" draw:text-style-name="P30" svg:width="0.0697in" svg:height="0.1768in" svg:x="0.3335in" svg:y="0.3071in"><draw:text-box><text:p text:style-name="P29"><text:span text:style-name="T32">k</text:span></text:p></draw:text-box></draw:frame><draw:frame draw:style-name="gr29" draw:text-style-name="P30" svg:width="0.0469in" svg:height="0.1894in" svg:x="0.4165in" svg:y="0.2929in"><draw:text-box><text:p text:style-name="P29"><text:span text:style-name="T34">!</text:span></text:p></draw:text-box></draw:frame><draw:frame draw:style-name="gr30" draw:text-style-name="P30" svg:width="0.0898in" svg:height="0.1894in" svg:x="0.572in" svg:y="0.189in"><draw:text-box><text:p text:style-name="P29"><text:span text:style-name="T34">⋅</text:span></text:p></draw:text-box></draw:frame><draw:frame draw:style-name="gr15" draw:text-style-name="P30" svg:width="0.1598in" svg:height="0.5122in" svg:x="0.6362in" svg:y="0in"><draw:text-box><text:p text:style-name="P29"><text:span text:style-name="T35">{</text:span></text:p></draw:text-box></draw:frame><draw:frame draw:style-name="gr17" draw:text-style-name="P30" svg:width="0.0496in" svg:height="0.1894in" svg:x="0.722in" svg:y="0.1236in"><draw:text-box><text:p text:style-name="P29"><text:span text:style-name="T34"></text:span></text:p></draw:text-box></draw:frame><draw:frame draw:style-name="gr12" draw:text-style-name="P30" svg:width="0.078in" svg:height="0.1768in" svg:x="0.7717in" svg:y="0.1362in"><draw:text-box><text:p text:style-name="P29"><text:span text:style-name="T32">q</text:span></text:p></draw:text-box></draw:frame><draw:frame draw:style-name="gr18" draw:text-style-name="P30" svg:width="0.0441in" svg:height="0.1894in" svg:x="0.8681in" svg:y="0.1236in"><draw:text-box><text:p text:style-name="P29"><text:span text:style-name="T34">/</text:span></text:p></draw:text-box></draw:frame><draw:frame draw:style-name="gr12" draw:text-style-name="P30" svg:width="0.078in" svg:height="0.1768in" svg:x="0.9492in" svg:y="0.1362in"><draw:text-box><text:p text:style-name="P29"><text:span text:style-name="T32">p</text:span></text:p></draw:text-box></draw:frame><draw:frame draw:style-name="gr17" draw:text-style-name="P30" svg:width="0.0496in" svg:height="0.1894in" svg:x="1.0335in" svg:y="0.1236in"><draw:text-box><text:p text:style-name="P29"><text:span text:style-name="T34"></text:span></text:p></draw:text-box></draw:frame><draw:frame draw:style-name="gr31" draw:text-style-name="P30" svg:width="0.0303in" svg:height="0.1142in" svg:x="1.0752in" svg:y="0.0984in"><draw:text-box><text:p text:style-name="P29"><text:span text:style-name="T38"></text:span></text:p></draw:text-box></draw:frame><draw:frame draw:style-name="gr13" draw:text-style-name="P30" svg:width="0.037in" svg:height="0.1071in" svg:x="1.1181in" svg:y="0.1043in"><draw:text-box><text:p text:style-name="P29"><text:span text:style-name="T33">z</text:span></text:p></draw:text-box></draw:frame><draw:frame draw:style-name="gr23" draw:text-style-name="P30" svg:width="0.0748in" svg:height="0.1142in" svg:x="1.1598in" svg:y="0.0984in"><draw:text-box><text:p text:style-name="P29"><text:span text:style-name="T38">−</text:span></text:p></draw:text-box></draw:frame><draw:frame draw:style-name="gr22" draw:text-style-name="P30" svg:width="0.0425in" svg:height="0.1071in" svg:x="1.2417in" svg:y="0.1043in"><draw:text-box><text:p text:style-name="P29"><text:span text:style-name="T33">k</text:span></text:p></draw:text-box></draw:frame><draw:frame draw:style-name="gr31" draw:text-style-name="P30" svg:width="0.0303in" svg:height="0.1142in" svg:x="1.2945in" svg:y="0.0984in"><draw:text-box><text:p text:style-name="P29"><text:span text:style-name="T38"></text:span></text:p></draw:text-box></draw:frame><draw:frame draw:style-name="gr32" draw:text-style-name="P30" svg:width="0.1925in" svg:height="0.1768in" svg:x="1.461in" svg:y="0.1091in"><draw:text-box><text:p text:style-name="P29"><text:span text:style-name="T32">if k</text:span></text:p></draw:text-box></draw:frame><draw:frame draw:style-name="gr14" draw:text-style-name="P30" svg:width="0.1232in" svg:height="0.1894in" svg:x="1.6807in" svg:y="0.0953in"><draw:text-box><text:p text:style-name="P29"><text:span text:style-name="T34">≤</text:span></text:p></draw:text-box></draw:frame><draw:frame draw:style-name="gr20" draw:text-style-name="P30" svg:width="0.0614in" svg:height="0.1768in" svg:x="1.8252in" svg:y="0.1091in"><draw:text-box><text:p text:style-name="P29"><text:span text:style-name="T32">z</text:span></text:p></draw:text-box></draw:frame><draw:frame draw:style-name="gr12" draw:text-style-name="P30" svg:width="0.078in" svg:height="0.1768in" svg:x="0.9819in" svg:y="0.3126in"><draw:text-box><text:p text:style-name="P29"><text:span text:style-name="T36">1</text:span></text:p></draw:text-box></draw:frame><draw:frame draw:style-name="gr32" draw:text-style-name="P30" svg:width="0.1925in" svg:height="0.1768in" svg:x="1.461in" svg:y="0.2953in"><draw:text-box><text:p text:style-name="P29"><text:span text:style-name="T32">if k</text:span></text:p></draw:text-box></draw:frame><draw:frame draw:style-name="gr14" draw:text-style-name="P30" svg:width="0.1232in" svg:height="0.1894in" svg:x="1.6807in" svg:y="0.2811in"><draw:text-box><text:p text:style-name="P29"><text:span text:style-name="T34"></text:span></text:p></draw:text-box></draw:frame><draw:frame draw:style-name="gr20" draw:text-style-name="P30" svg:width="0.0614in" svg:height="0.1768in" svg:x="1.8252in" svg:y="0.2953in"><draw:text-box><text:p text:style-name="P29"><text:span text:style-name="T32">z</text:span></text:p></draw:text-box></draw:frame><draw:frame draw:style-name="gr15" draw:text-style-name="P30" svg:width="0.1598in" svg:height="0.5122in" svg:x="1.8752in" svg:y="0in"><draw:text-box><text:p text:style-name="P29"><text:span text:style-name="T35">}</text:span></text:p></draw:text-box></draw:frame></draw:g></text:p>
      <text:p text:style-name="P4"/>
      <text:p text:style-name="P6">Reordenándola para evitar sumar la cola infinita de la distribución...</text:p>
      <text:p text:style-name="P4"/>
      <text:p text:style-name="P8"><draw:g text:anchor-type="as-char" draw:z-index="4" draw:style-name="gr11"><draw:frame draw:style-name="gr12" draw:text-style-name="P30" svg:width="0.078in" svg:height="0.1768in" svg:x="0in" svg:y="0.1055in"><draw:text-box><text:p text:style-name="P29"><text:span text:style-name="T36">1</text:span></text:p></draw:text-box></draw:frame><draw:frame draw:style-name="gr14" draw:text-style-name="P30" svg:width="0.1232in" svg:height="0.1894in" svg:x="0.072in" svg:y="0.0929in"><draw:text-box><text:p text:style-name="P29"><text:span text:style-name="T34">−</text:span></text:p></draw:text-box></draw:frame><draw:frame draw:style-name="gr21" draw:text-style-name="P30" svg:width="0.178in" svg:height="0.2748in" svg:x="0.1972in" svg:y="0.0583in"><draw:text-box><text:p text:style-name="P29"><text:span text:style-name="T37">∑</text:span></text:p></draw:text-box></draw:frame><draw:frame draw:style-name="gr22" draw:text-style-name="P30" svg:width="0.0425in" svg:height="0.1071in" svg:x="0.2083in" svg:y="0.311in"><draw:text-box><text:p text:style-name="P29"><text:span text:style-name="T33">k</text:span></text:p></draw:text-box></draw:frame><draw:frame draw:style-name="gr23" draw:text-style-name="P30" svg:width="0.0748in" svg:height="0.1142in" svg:x="0.2598in" svg:y="0.3043in"><draw:text-box><text:p text:style-name="P29"><text:span text:style-name="T38">=</text:span></text:p></draw:text-box></draw:frame><draw:frame draw:style-name="gr24" draw:text-style-name="P30" svg:width="0.0476in" svg:height="0.1071in" svg:x="0.3335in" svg:y="0.311in"><draw:text-box><text:p text:style-name="P29"><text:span text:style-name="T39">0</text:span></text:p></draw:text-box></draw:frame><draw:frame draw:style-name="gr13" draw:text-style-name="P30" svg:width="0.037in" svg:height="0.1071in" svg:x="0.2728in" svg:y="0in"><draw:text-box><text:p text:style-name="P29"><text:span text:style-name="T33">z</text:span></text:p></draw:text-box></draw:frame><draw:frame draw:style-name="gr26" draw:text-style-name="P30" svg:width="0.0835in" svg:height="0.1894in" svg:x="0.4236in" svg:y="0.0173in"><draw:text-box><text:p text:style-name="P29"><text:span text:style-name="T34"></text:span></text:p></draw:text-box></draw:frame><draw:frame draw:style-name="gr22" draw:text-style-name="P30" svg:width="0.0425in" svg:height="0.1071in" svg:x="0.5071in" svg:y="0.0173in"><draw:text-box><text:p text:style-name="P29"><text:span text:style-name="T33">k</text:span></text:p></draw:text-box></draw:frame><draw:frame draw:style-name="gr27" draw:text-style-name="P30" svg:width="0.0697in" svg:height="0.1768in" svg:x="0.5807in" svg:y="0.0366in"><draw:text-box><text:p text:style-name="P29"><text:span text:style-name="T32">e</text:span></text:p></draw:text-box></draw:frame><draw:polygon draw:style-name="gr2" svg:width="0.3634in" svg:height="0.0067in" svg:x="0.4142in" svg:y="0.215in" svg:viewBox="0 0 924 18" draw:points="0,18 924,18 924,0 0,0"><text:p/></draw:polygon><draw:frame draw:style-name="gr28" draw:text-style-name="P30" svg:width="0.124in" svg:height="0.1142in" svg:x="0.65in" svg:y="0.0098in"><draw:text-box><text:p text:style-name="P29"><text:span text:style-name="T38">−</text:span></text:p></draw:text-box></draw:frame><draw:frame draw:style-name="gr27" draw:text-style-name="P30" svg:width="0.0697in" svg:height="0.1768in" svg:x="0.539in" svg:y="0.2339in"><draw:text-box><text:p text:style-name="P29"><text:span text:style-name="T32">k</text:span></text:p></draw:text-box></draw:frame><draw:frame draw:style-name="gr29" draw:text-style-name="P30" svg:width="0.0469in" svg:height="0.1894in" svg:x="0.6209in" svg:y="0.2154in"><draw:text-box><text:p text:style-name="P29"><text:span text:style-name="T34">!</text:span></text:p></draw:text-box></draw:frame><draw:frame draw:style-name="gr33" draw:text-style-name="P30" svg:width="0.065in" svg:height="0.2512in" svg:x="0.7984in" svg:y="0.0528in"><draw:text-box><text:p text:style-name="P29"><text:span text:style-name="T40"></text:span></text:p></draw:text-box></draw:frame><draw:frame draw:style-name="gr12" draw:text-style-name="P30" svg:width="0.078in" svg:height="0.1768in" svg:x="0.8484in" svg:y="0.1055in"><draw:text-box><text:p text:style-name="P29"><text:span text:style-name="T36">1</text:span></text:p></draw:text-box></draw:frame><draw:frame draw:style-name="gr34" draw:text-style-name="P30" svg:width="0.1713in" svg:height="0.1894in" svg:x="0.9264in" svg:y="0.0929in"><draw:text-box><text:p text:style-name="P29"><text:span text:style-name="T34">−</text:span></text:p></draw:text-box></draw:frame><draw:frame draw:style-name="gr12" draw:text-style-name="P30" svg:width="0.078in" svg:height="0.1768in" svg:x="1.1083in" svg:y="0.1055in"><draw:text-box><text:p text:style-name="P29"><text:span text:style-name="T32">q</text:span></text:p></draw:text-box></draw:frame><draw:frame draw:style-name="gr18" draw:text-style-name="P30" svg:width="0.0441in" svg:height="0.1894in" svg:x="1.1957in" svg:y="0.0929in"><draw:text-box><text:p text:style-name="P29"><text:span text:style-name="T34">/</text:span></text:p></draw:text-box></draw:frame><draw:frame draw:style-name="gr12" draw:text-style-name="P30" svg:width="0.078in" svg:height="0.1768in" svg:x="1.2846in" svg:y="0.1055in"><draw:text-box><text:p text:style-name="P29"><text:span text:style-name="T32">p</text:span></text:p></draw:text-box></draw:frame><draw:frame draw:style-name="gr17" draw:text-style-name="P30" svg:width="0.0496in" svg:height="0.1894in" svg:x="1.3626in" svg:y="0.0929in"><draw:text-box><text:p text:style-name="P29"><text:span text:style-name="T34"></text:span></text:p></draw:text-box></draw:frame><draw:frame draw:style-name="gr31" draw:text-style-name="P30" svg:width="0.0303in" svg:height="0.1142in" svg:x="1.4043in" svg:y="0.0744in"><draw:text-box><text:p text:style-name="P29"><text:span text:style-name="T38"></text:span></text:p></draw:text-box></draw:frame><draw:frame draw:style-name="gr13" draw:text-style-name="P30" svg:width="0.037in" svg:height="0.1071in" svg:x="1.4457in" svg:y="0.0783in"><draw:text-box><text:p text:style-name="P29"><text:span text:style-name="T33">z</text:span></text:p></draw:text-box></draw:frame><draw:frame draw:style-name="gr23" draw:text-style-name="P30" svg:width="0.0748in" svg:height="0.1142in" svg:x="1.4874in" svg:y="0.0744in"><draw:text-box><text:p text:style-name="P29"><text:span text:style-name="T38">−</text:span></text:p></draw:text-box></draw:frame><draw:frame draw:style-name="gr22" draw:text-style-name="P30" svg:width="0.0425in" svg:height="0.1071in" svg:x="1.5709in" svg:y="0.0783in"><draw:text-box><text:p text:style-name="P29"><text:span text:style-name="T33">k</text:span></text:p></draw:text-box></draw:frame><draw:frame draw:style-name="gr31" draw:text-style-name="P30" svg:width="0.0303in" svg:height="0.1142in" svg:x="1.622in" svg:y="0.0744in"><draw:text-box><text:p text:style-name="P29"><text:span text:style-name="T38"></text:span></text:p></draw:text-box></draw:frame><draw:frame draw:style-name="gr33" draw:text-style-name="P30" svg:width="0.065in" svg:height="0.2512in" svg:x="1.6543in" svg:y="0.0528in"><draw:text-box><text:p text:style-name="P29"><text:span text:style-name="T40"></text:span></text:p></draw:text-box></draw:frame></draw:g></text:p>
      <text:p text:style-name="P4"/>
      <text:p text:style-name="P6">Convertida a lenguaje de programación C...</text:p>
      <text:p text:style-name="P4"/>
      <text:p text:style-name="P8"><draw:g text:anchor-type="as-char" draw:z-index="5" draw:style-name="gr1"><draw:frame draw:style-name="gr35" draw:text-style-name="P30" svg:width="1.135in" svg:height="0.1268in" svg:x="0in" svg:y="0in"><draw:text-box><text:p text:style-name="P29"><text:span text:style-name="T41">#include &lt;math.h&gt;</text:span></text:p></draw:text-box></draw:frame><draw:frame draw:style-name="gr36" draw:text-style-name="P30" svg:width="3.3358in" svg:height="0.1268in" svg:x="0in" svg:y="0.1264in"><draw:text-box><text:p text:style-name="P29"><text:span text:style-name="T41">double AttackerSuccessProbability(double q, int z)</text:span></text:p></draw:text-box></draw:frame><draw:frame draw:style-name="gr37" draw:text-style-name="P30" svg:width="0.0685in" svg:height="0.1268in" svg:x="0in" svg:y="0.2516in"><draw:text-box><text:p text:style-name="P29"><text:span text:style-name="T41">{</text:span></text:p></draw:text-box></draw:frame><draw:frame draw:style-name="gr38" draw:text-style-name="P30" svg:width="1.535in" svg:height="0.1268in" svg:x="0in" svg:y="0.378in"><draw:text-box><text:p text:style-name="P29"><text:span text:style-name="T41"><text:s text:c="4"/></text:span><text:span text:style-name="T41">double p = 1.0 - q;</text:span></text:p></draw:text-box></draw:frame><draw:frame draw:style-name="gr39" draw:text-style-name="P30" svg:width="2.1358in" svg:height="0.1268in" svg:x="0in" svg:y="0.5028in"><draw:text-box><text:p text:style-name="P29"><text:span text:style-name="T41"><text:s text:c="4"/></text:span><text:span text:style-name="T41">double lambda = z * (q / p);</text:span></text:p></draw:text-box></draw:frame><draw:frame draw:style-name="gr40" draw:text-style-name="P30" svg:width="1.4016in" svg:height="0.1268in" svg:x="0in" svg:y="0.6291in"><draw:text-box><text:p text:style-name="P29"><text:span text:style-name="T41"><text:s text:c="4"/></text:span><text:span text:style-name="T41">double sum = 1.0;</text:span></text:p></draw:text-box></draw:frame><draw:frame draw:style-name="gr41" draw:text-style-name="P30" svg:width="0.8685in" svg:height="0.1268in" svg:x="0in" svg:y="0.7543in"><draw:text-box><text:p text:style-name="P29"><text:span text:style-name="T41"><text:s text:c="4"/></text:span><text:span text:style-name="T41">int i, k;</text:span></text:p></draw:text-box></draw:frame><draw:frame draw:style-name="gr42" draw:text-style-name="P30" svg:width="1.8685in" svg:height="0.1268in" svg:x="0in" svg:y="0.8807in"><draw:text-box><text:p text:style-name="P29"><text:span text:style-name="T41"><text:s text:c="4"/></text:span><text:span text:style-name="T41">for (k = 0; k &lt;= z; k++)</text:span></text:p></draw:text-box></draw:frame><draw:frame draw:style-name="gr43" draw:text-style-name="P30" svg:width="0.335in" svg:height="0.1268in" svg:x="0in" svg:y="1.0055in"><draw:text-box><text:p text:style-name="P29"><text:span text:style-name="T41"><text:s text:c="4"/></text:span><text:span text:style-name="T41">{</text:span></text:p></draw:text-box></draw:frame><draw:frame draw:style-name="gr44" draw:text-style-name="P30" svg:width="2.5358in" svg:height="0.1268in" svg:x="0in" svg:y="1.1319in"><draw:text-box><text:p text:style-name="P29"><text:span text:style-name="T41"><text:s text:c="8"/></text:span><text:span text:style-name="T41">double poisson = exp(-lambda);</text:span></text:p></draw:text-box></draw:frame><draw:frame draw:style-name="gr45" draw:text-style-name="P30" svg:width="2.135in" svg:height="0.1268in" svg:x="0in" svg:y="1.2571in"><draw:text-box><text:p text:style-name="P29"><text:span text:style-name="T41"><text:s text:c="8"/></text:span><text:span text:style-name="T41">for (i = 1; i &lt;= k; i++)</text:span></text:p></draw:text-box></draw:frame><draw:frame draw:style-name="gr46" draw:text-style-name="P30" svg:width="2.2685in" svg:height="0.1268in" svg:x="0in" svg:y="1.3835in"><draw:text-box><text:p text:style-name="P29"><text:span text:style-name="T41"><text:s text:c="12"/></text:span><text:span text:style-name="T41">poisson *= lambda / i;</text:span></text:p></draw:text-box></draw:frame><draw:frame draw:style-name="gr47" draw:text-style-name="P30" svg:width="3.2689in" svg:height="0.1268in" svg:x="0in" svg:y="1.5083in"><draw:text-box><text:p text:style-name="P29"><text:span text:style-name="T41"><text:s text:c="8"/></text:span><text:span text:style-name="T41">sum -= poisson * (1 - pow(q / p, z - k));</text:span></text:p></draw:text-box></draw:frame><draw:frame draw:style-name="gr43" draw:text-style-name="P30" svg:width="0.335in" svg:height="0.1268in" svg:x="0in" svg:y="1.6346in"><draw:text-box><text:p text:style-name="P29"><text:span text:style-name="T41"><text:s text:c="4"/></text:span><text:span text:style-name="T41">}</text:span></text:p></draw:text-box></draw:frame><draw:frame draw:style-name="gr48" draw:text-style-name="P30" svg:width="1.0016in" svg:height="0.1268in" svg:x="0in" svg:y="1.7598in"><draw:text-box><text:p text:style-name="P29"><text:span text:style-name="T41"><text:s text:c="4"/></text:span><text:span text:style-name="T41">return sum;</text:span></text:p></draw:text-box></draw:frame><draw:frame draw:style-name="gr37" draw:text-style-name="P30" svg:width="0.0685in" svg:height="0.1268in" svg:x="0in" svg:y="1.8862in"><draw:text-box><text:p text:style-name="P29"><text:span text:style-name="T41">}</text:span></text:p></draw:text-box></draw:frame></draw:g></text:p>
      <text:p text:style-name="P4"/>
      <text:p text:style-name="P6"/>
      <text:p text:style-name="P6"/>
      <text:p text:style-name="P6"/>
      <text:p text:style-name="P6"/>
      <text:p text:style-name="P6"><text:soft-page-break/>Ejecutando algunos resultados, podemos ver que la probabilidad disminuye exponencialmente con z.</text:p>
      <text:p text:style-name="P4"/>
      <text:p text:style-name="P8"><draw:g text:anchor-type="as-char" draw:z-index="6" draw:style-name="gr1"><draw:frame draw:style-name="gr43" draw:text-style-name="P30" svg:width="0.335in" svg:height="0.1268in" svg:x="0in" svg:y="0in"><draw:text-box><text:p text:style-name="P29"><text:span text:style-name="T41">q=0.1</text:span></text:p></draw:text-box></draw:frame><draw:frame draw:style-name="gr49" draw:text-style-name="P30" svg:width="1.2016in" svg:height="0.1268in" svg:x="0in" svg:y="0.1252in"><draw:text-box><text:p text:style-name="P29"><text:span text:style-name="T41">z=0 <text:s text:c="3"/>P=1.0000000</text:span></text:p></draw:text-box></draw:frame><draw:frame draw:style-name="gr49" draw:text-style-name="P30" svg:width="1.2016in" svg:height="0.1268in" svg:x="0in" svg:y="0.2516in"><draw:text-box><text:p text:style-name="P29"><text:span text:style-name="T41">z=1 <text:s text:c="3"/>P=0.2045873</text:span></text:p></draw:text-box></draw:frame><draw:frame draw:style-name="gr49" draw:text-style-name="P30" svg:width="1.2016in" svg:height="0.1268in" svg:x="0in" svg:y="0.3764in"><draw:text-box><text:p text:style-name="P29"><text:span text:style-name="T41">z=2 <text:s text:c="3"/>P=0.0509779</text:span></text:p></draw:text-box></draw:frame><draw:frame draw:style-name="gr49" draw:text-style-name="P30" svg:width="1.2016in" svg:height="0.1268in" svg:x="0in" svg:y="0.5028in"><draw:text-box><text:p text:style-name="P29"><text:span text:style-name="T41">z=3 <text:s text:c="3"/>P=0.0131722</text:span></text:p></draw:text-box></draw:frame><draw:frame draw:style-name="gr49" draw:text-style-name="P30" svg:width="1.2016in" svg:height="0.1268in" svg:x="0in" svg:y="0.628in"><draw:text-box><text:p text:style-name="P29"><text:span text:style-name="T41">z=4 <text:s text:c="3"/>P=0.0034552</text:span></text:p></draw:text-box></draw:frame><draw:frame draw:style-name="gr49" draw:text-style-name="P30" svg:width="1.2016in" svg:height="0.1268in" svg:x="0in" svg:y="0.7543in"><draw:text-box><text:p text:style-name="P29"><text:span text:style-name="T41">z=5 <text:s text:c="3"/>P=0.0009137</text:span></text:p></draw:text-box></draw:frame><draw:frame draw:style-name="gr49" draw:text-style-name="P30" svg:width="1.2016in" svg:height="0.1268in" svg:x="0in" svg:y="0.8791in"><draw:text-box><text:p text:style-name="P29"><text:span text:style-name="T41">z=6 <text:s text:c="3"/>P=0.0002428</text:span></text:p></draw:text-box></draw:frame><draw:frame draw:style-name="gr49" draw:text-style-name="P30" svg:width="1.2016in" svg:height="0.1268in" svg:x="0in" svg:y="1.0055in"><draw:text-box><text:p text:style-name="P29"><text:span text:style-name="T41">z=7 <text:s text:c="3"/>P=0.0000647</text:span></text:p></draw:text-box></draw:frame><draw:frame draw:style-name="gr49" draw:text-style-name="P30" svg:width="1.2016in" svg:height="0.1268in" svg:x="0in" svg:y="1.1307in"><draw:text-box><text:p text:style-name="P29"><text:span text:style-name="T41">z=8 <text:s text:c="3"/>P=0.0000173</text:span></text:p></draw:text-box></draw:frame><draw:frame draw:style-name="gr49" draw:text-style-name="P30" svg:width="1.2016in" svg:height="0.1268in" svg:x="0in" svg:y="1.2571in"><draw:text-box><text:p text:style-name="P29"><text:span text:style-name="T41">z=9 <text:s text:c="3"/>P=0.0000046</text:span></text:p></draw:text-box></draw:frame><draw:frame draw:style-name="gr49" draw:text-style-name="P30" svg:width="1.2016in" svg:height="0.1268in" svg:x="0in" svg:y="1.3819in"><draw:text-box><text:p text:style-name="P29"><text:span text:style-name="T41">z=10 <text:s text:c="2"/>P=0.0000012</text:span></text:p></draw:text-box></draw:frame><draw:frame draw:style-name="gr43" draw:text-style-name="P30" svg:width="0.335in" svg:height="0.1268in" svg:x="0in" svg:y="1.6484in"><draw:text-box><text:p text:style-name="P29"><text:span text:style-name="T41">q=0.3</text:span></text:p></draw:text-box></draw:frame><draw:frame draw:style-name="gr49" draw:text-style-name="P30" svg:width="1.2016in" svg:height="0.1268in" svg:x="0in" svg:y="1.7736in"><draw:text-box><text:p text:style-name="P29"><text:span text:style-name="T41">z=0 <text:s text:c="3"/>P=1.0000000</text:span></text:p></draw:text-box></draw:frame><draw:frame draw:style-name="gr49" draw:text-style-name="P30" svg:width="1.2016in" svg:height="0.1268in" svg:x="0in" svg:y="1.9in"><draw:text-box><text:p text:style-name="P29"><text:span text:style-name="T41">z=5 <text:s text:c="3"/>P=0.1773523</text:span></text:p></draw:text-box></draw:frame><draw:frame draw:style-name="gr49" draw:text-style-name="P30" svg:width="1.2016in" svg:height="0.1268in" svg:x="0in" svg:y="2.0252in"><draw:text-box><text:p text:style-name="P29"><text:span text:style-name="T41">z=10 <text:s text:c="2"/>P=0.0416605</text:span></text:p></draw:text-box></draw:frame><draw:frame draw:style-name="gr49" draw:text-style-name="P30" svg:width="1.2016in" svg:height="0.1268in" svg:x="0in" svg:y="2.1516in"><draw:text-box><text:p text:style-name="P29"><text:span text:style-name="T41">z=15 <text:s text:c="2"/>P=0.0101008</text:span></text:p></draw:text-box></draw:frame><draw:frame draw:style-name="gr49" draw:text-style-name="P30" svg:width="1.2016in" svg:height="0.1268in" svg:x="0in" svg:y="2.2764in"><draw:text-box><text:p text:style-name="P29"><text:span text:style-name="T41">z=20 <text:s text:c="2"/>P=0.0024804</text:span></text:p></draw:text-box></draw:frame><draw:frame draw:style-name="gr49" draw:text-style-name="P30" svg:width="1.2016in" svg:height="0.1268in" svg:x="0in" svg:y="2.4028in"><draw:text-box><text:p text:style-name="P29"><text:span text:style-name="T41">z=25 <text:s text:c="2"/>P=0.0006132</text:span></text:p></draw:text-box></draw:frame><draw:frame draw:style-name="gr49" draw:text-style-name="P30" svg:width="1.2016in" svg:height="0.1268in" svg:x="0in" svg:y="2.528in"><draw:text-box><text:p text:style-name="P29"><text:span text:style-name="T41">z=30 <text:s text:c="2"/>P=0.0001522</text:span></text:p></draw:text-box></draw:frame><draw:frame draw:style-name="gr49" draw:text-style-name="P30" svg:width="1.2016in" svg:height="0.1268in" svg:x="0in" svg:y="2.6543in"><draw:text-box><text:p text:style-name="P29"><text:span text:style-name="T41">z=35 <text:s text:c="2"/>P=0.0000379</text:span></text:p></draw:text-box></draw:frame><draw:frame draw:style-name="gr49" draw:text-style-name="P30" svg:width="1.2016in" svg:height="0.1268in" svg:x="0in" svg:y="2.7791in"><draw:text-box><text:p text:style-name="P29"><text:span text:style-name="T41">z=40 <text:s text:c="2"/>P=0.0000095</text:span></text:p></draw:text-box></draw:frame><draw:frame draw:style-name="gr49" draw:text-style-name="P30" svg:width="1.2016in" svg:height="0.1268in" svg:x="0in" svg:y="2.9055in"><draw:text-box><text:p text:style-name="P29"><text:span text:style-name="T41">z=45 <text:s text:c="2"/>P=0.0000024</text:span></text:p></draw:text-box></draw:frame><draw:frame draw:style-name="gr49" draw:text-style-name="P30" svg:width="1.2016in" svg:height="0.1268in" svg:x="0in" svg:y="3.0307in"><draw:text-box><text:p text:style-name="P29"><text:span text:style-name="T41">z=50 <text:s text:c="2"/>P=0.0000006</text:span></text:p></draw:text-box></draw:frame></draw:g></text:p>
      <text:p text:style-name="P4"/>
      <text:p text:style-name="P6">Resolviendo para P menor que 0.1%...</text:p>
      <text:p text:style-name="P4"/>
      <text:p text:style-name="P8"><draw:g text:anchor-type="as-char" draw:z-index="7" draw:style-name="gr1"><draw:frame draw:style-name="gr50" draw:text-style-name="P30" svg:width="0.6016in" svg:height="0.1268in" svg:x="0in" svg:y="0in"><draw:text-box><text:p text:style-name="P29"><text:span text:style-name="T41">P &lt; 0.001</text:span></text:p></draw:text-box></draw:frame><draw:frame draw:style-name="gr51" draw:text-style-name="P30" svg:width="0.8016in" svg:height="0.1268in" svg:x="0in" svg:y="0.1264in"><draw:text-box><text:p text:style-name="P29"><text:span text:style-name="T41">q=0.10 <text:s text:c="2"/>z=5</text:span></text:p></draw:text-box></draw:frame><draw:frame draw:style-name="gr51" draw:text-style-name="P30" svg:width="0.8016in" svg:height="0.1268in" svg:x="0in" svg:y="0.2516in"><draw:text-box><text:p text:style-name="P29"><text:span text:style-name="T41">q=0.15 <text:s text:c="2"/>z=8</text:span></text:p></draw:text-box></draw:frame><draw:frame draw:style-name="gr41" draw:text-style-name="P30" svg:width="0.8685in" svg:height="0.1268in" svg:x="0in" svg:y="0.378in"><draw:text-box><text:p text:style-name="P29"><text:span text:style-name="T41">q=0.20 <text:s text:c="2"/>z=11</text:span></text:p></draw:text-box></draw:frame><draw:frame draw:style-name="gr41" draw:text-style-name="P30" svg:width="0.8685in" svg:height="0.1268in" svg:x="0in" svg:y="0.5028in"><draw:text-box><text:p text:style-name="P29"><text:span text:style-name="T41">q=0.25 <text:s text:c="2"/>z=15</text:span></text:p></draw:text-box></draw:frame><draw:frame draw:style-name="gr41" draw:text-style-name="P30" svg:width="0.8685in" svg:height="0.1268in" svg:x="0in" svg:y="0.6291in"><draw:text-box><text:p text:style-name="P29"><text:span text:style-name="T41">q=0.30 <text:s text:c="2"/>z=24</text:span></text:p></draw:text-box></draw:frame><draw:frame draw:style-name="gr41" draw:text-style-name="P30" svg:width="0.8685in" svg:height="0.1268in" svg:x="0in" svg:y="0.7543in"><draw:text-box><text:p text:style-name="P29"><text:span text:style-name="T41">q=0.35 <text:s text:c="2"/>z=41</text:span></text:p></draw:text-box></draw:frame><draw:frame draw:style-name="gr41" draw:text-style-name="P30" svg:width="0.8685in" svg:height="0.1268in" svg:x="0in" svg:y="0.8807in"><draw:text-box><text:p text:style-name="P29"><text:span text:style-name="T41">q=0.40 <text:s text:c="2"/>z=89</text:span></text:p></draw:text-box></draw:frame><draw:frame draw:style-name="gr52" draw:text-style-name="P30" svg:width="0.935in" svg:height="0.1268in" svg:x="0in" svg:y="1.0055in"><draw:text-box><text:p text:style-name="P29"><text:span text:style-name="T41">q=0.45 <text:s text:c="2"/>z=340</text:span></text:p></draw:text-box></draw:frame></draw:g></text:p>
      <text:h text:style-name="P27" text:outline-level="2">12. <text:s text:c="3"/>Conclusión</text:h>
      <text:p text:style-name="P6">Hemos propuesto un sistema para realizar transacciones electrónicas sin depender de confianza. Comenzamos con el marco habitual de monedas creadas a partir de firmas digitales, lo cual permite un firme control de la propiedad, pero que está incompleto sin una forma de prevenir el doble gasto. Para resolver esto, hemos propuesto una red <text:span text:style-name="T8">peer-to-peer </text:span>usando <text:span text:style-name="T8">proof-of-work</text:span> para realizar un registro público de las transacciones que rápidamente se hace computacionalmente inviable de cambiar para un atacante si la mayoría de la potencia CPU está controlada por nodos honestos. La red es robusta dada su simplicidad no estructurada. Los nodos trabajan todos a la vez, precisando poca coordinación. No necesitan ser identificados dado que los mensajes no se envían a ningún lugar en particular, y solo necesitan ser emitidos en base a <text:span text:style-name="T22">"</text:span>mejor esfuerzo<text:span text:style-name="T22">"</text:span>. Los nodos pueden abandonar y reincorporarse a la red a voluntad, aceptando la cadena <text:span text:style-name="T8">proof-of-work</text:span> como prueba de lo que ha sucedido mientras estaban ausentes. Votan con su potencia CPU, expresando su aceptación de los bloques válidos trabajando en extenderlos y descartando los bloques no válidos al rechazar trabajar en ellos. Cualesquiera reglas e incentivos necesarios pueden ser aplicados con este mecanismo de consenso.</text:p>
      <text:p text:style-name="P4"/>
      <text:p text:style-name="P4"/>
      <text:p text:style-name="P4"/>
      <text:p text:style-name="P4"/>
      <text:h text:style-name="P27" text:outline-level="2"><text:soft-page-break/>Referencias</text:h>
      <text:list xml:id="list8903000884972042135" text:style-name="Numbering_20_2">
        <text:list-item>
          <text:p text:style-name="P21">W. Dai, "b-money", http://www.weidai.com/bmoney.txt, 1998. </text:p>
        </text:list-item>
        <text:list-item>
          <text:p text:style-name="P22"><text:span text:style-name="T1">H. Massias, X. S. Avila, and J.-J. Quisquater, "Design of a secure timestamping service with minimal trust requirements", en el </text:span><text:span text:style-name="T2">20th Symposium on Information Theory in the Benelux</text:span><text:span text:style-name="T1">, mayo de 1999. </text:span></text:p>
        </text:list-item>
        <text:list-item>
          <text:p text:style-name="P22"><text:span text:style-name="T1">S. Haber, W. S. Stornetta, "How to time-stamp a digital document", en </text:span><text:span text:style-name="T2">Journal of Cryptology</text:span><text:span text:style-name="T1">, vol. 3, n.</text:span><text:span text:style-name="T24">°</text:span><text:span text:style-name="T1"> 2, pp. 99-111, 1991. </text:span></text:p>
        </text:list-item>
        <text:list-item>
          <text:p text:style-name="P22"><text:span text:style-name="T1">D. Bayer, S. Haber, W. S. Stornetta, "Improving the efficiency and reliability of digital time-stamping", en </text:span><text:span text:style-name="T2">Sequences II: Methods in Communication, Security and Computer Science</text:span><text:span text:style-name="T1">, pp. 329-334, 1993. </text:span></text:p>
        </text:list-item>
        <text:list-item>
          <text:p text:style-name="P22"><text:span text:style-name="T1">S. Haber, W. S. Stornetta, "Secure names for bit-strings", en </text:span><text:span text:style-name="T2">Proceedings of the 4th ACM Conference on Computer and Communications Security</text:span><text:span text:style-name="T1">, pp. 28-35, abril de 1997. </text:span></text:p>
        </text:list-item>
        <text:list-item>
          <text:p text:style-name="P21">A. Back, "Hashcash - a denial of service counter-measure", <text:line-break/>http://www.hashcash.org/papers/hashcash.pdf, 2002. </text:p>
        </text:list-item>
        <text:list-item>
          <text:p text:style-name="P22"><text:span text:style-name="T1"><text:s/>R. C. Merkle, "Protocols for public key cryptosystems", en </text:span><text:span text:style-name="T2">Proc.</text:span><text:span text:style-name="T1"> </text:span><text:span text:style-name="T2">1980 Symposium on Security and Privacy</text:span><text:span text:style-name="T1">, IEEE Computer Society, pp. 122-133, abril de 1980. </text:span></text:p>
        </text:list-item>
        <text:list-item>
          <text:p text:style-name="P21">W. Feller, "An introduction to probability theory and its applications", 1957.</text:p>
        </text:list-item>
      </text:list>
      <text:p text:style-name="P10"/>
      <text:p text:style-name="P10"/>
      <text:p text:style-name="P17"/>
      <text:p text:style-name="P16"/>
      <text:p text:style-name="P16"/>
      <text:p text:style-name="P16"/>
      <text:p text:style-name="P16"/>
      <text:p text:style-name="P16"/>
      <text:p text:style-name="P16"/>
      <text:p text:style-name="P15"><text:span text:style-name="T6">N. del T.</text:span> Para esta traducción se ha respetado la estética del documento original y sus esquemas, así como la tipografía empleada por Satoshi Nakamoto; se ha tratado también de conservar el estilo lingüístico. Algunas expresiones se han mantenido en la lengua original por ser de uso común en lengua española, y se han señalado en cursiva. Las notas en superíndice a enlaces externos no pertenecen al documento original y se han añadido para facilitar su comprensión. La traducción ha sido realizada en Apache OpenOffice, donde se supone que fue escrito el texto original.</text:p>
      <text:p text:style-name="P14">@breathingdog</text:p>
      <text:p text:style-name="P13"/>
      <text:list xml:id="list238683238131345752" text:style-name="L251">
        <text:list-item>
          <text:p text:style-name="P23"><text:a xlink:type="simple" xlink:href="https://es.wikipedia.org/wiki/Peer-to-peer" text:style-name="Internet_20_link" text:visited-style-name="Visited_20_Internet_20_Link">https://es.wikipedia.org/wiki/Peer-to-peer</text:a></text:p>
        </text:list-item>
        <text:list-item>
          <text:p text:style-name="P23"><text:a xlink:type="simple" xlink:href="https://es.wikipedia.org/wiki/Prueba_de_trabajo" text:style-name="Internet_20_link" text:visited-style-name="Visited_20_Internet_20_Link">https://es.wikipedia.org/wiki/Prueba_de_trabajo</text:a></text:p>
        </text:list-item>
        <text:list-item>
          <text:p text:style-name="P23"><text:a xlink:type="simple" xlink:href="https://es.wikipedia.org/wiki/Función_hash" text:style-name="Internet_20_link" text:visited-style-name="Visited_20_Internet_20_Link">https://es.wikipedia.org/wiki/Funci%C3%B3n_hash</text:a></text:p>
        </text:list-item>
        <text:list-item>
          <text:p text:style-name="P23"><text:a xlink:type="simple" xlink:href="https://es.wikipedia.org/wiki/Entrega_de_mejor_esfuerzo" text:style-name="Internet_20_link" text:visited-style-name="Visited_20_Internet_20_Link">https://es.wikipedia.org/wiki/Entrega_de_mejor_esfuerzo</text:a></text:p>
        </text:list-item>
        <text:list-item>
          <text:p text:style-name="P23"><text:a xlink:type="simple" xlink:href="https://en.wikipedia.org/wiki/Cryptographic_nonce" text:style-name="Internet_20_link" text:visited-style-name="Visited_20_Internet_20_Link">https://en.wikipedia.org/wiki/Cryptographic_nonce</text:a> (en inglés)</text:p>
        </text:list-item>
        <text:list-item>
          <text:p text:style-name="P23"><text:a xlink:type="simple" xlink:href="https://es.wikipedia.org/wiki/Diseño_estructurado#Fan-In_y_Fan-Out" text:style-name="Internet_20_link" text:visited-style-name="Visited_20_Internet_20_Link">https://es.wikipedia.org/wiki/Dise%C3%B1o_estructurado#Fan-In_y_Fan-Out</text:a> </text:p>
        </text:list-item>
        <text:list-item>
          <text:p text:style-name="P23"><text:a xlink:type="simple" xlink:href="https://es.wikipedia.org/wiki/Camino_aleatorio" text:style-name="Internet_20_link" text:visited-style-name="Visited_20_Internet_20_Link">https://es.wikipedia.org/wiki/Camino_aleatorio</text:a></text:p>
        </text:list-item>
        <text:list-item>
          <text:p text:style-name="P23"><text:a xlink:type="simple" xlink:href="https://en.wikipedia.org/wiki/Gambler%27s_ruin" text:style-name="Internet_20_link" text:visited-style-name="Visited_20_Internet_20_Link">https://en.wikipedia.org/wiki/Gambler%27s_ruin</text:a> (en inglés)</text:p>
        </text:list-item>
        <text:list-item>
          <text:p text:style-name="P24"><text:a xlink:type="simple" xlink:href="https://es.wikipedia.org/wiki/Distribución_de_Poisson" text:style-name="Internet_20_link" text:visited-style-name="Visited_20_Internet_20_Link">https://es.wikipedia.org/wiki/Distribuci%C3%B3n_de_Poisso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ce style:name="Courier New" svg:font-family="'Courier New'"/>
    <style:font-face style:name="Lohit Hindi2" svg:font-family="'Lohit Hindi'"/>
    <style:font-face style:name="OpenSymbol" svg:font-family="OpenSymbol"/>
    <style:font-face style:name="Times New Roman2" svg:font-family="'Times New Roman'"/>
    <style:font-face style:name="Times New Roman1" svg:font-family="'Times New Roman'" style:font-family-generic="roman"/>
    <style:font-face style:name="Arial3"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3" svg:font-family="'Times New Roman'" style:font-pitch="variable"/>
    <style:font-face style:name="Arial1" svg:font-family="Arial" style:font-family-generic="roman" style:font-pitch="variable"/>
    <style:font-face style:name="Century Schoolbook" svg:font-family="'Century Schoolbook'"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362in" fo:margin-right="0in" fo:text-indent="0in" style:auto-text-indent="false"/>
      <style:text-properties fo:font-size="10.1000003814697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er" style:family="paragraph" style:parent-style-name="Standard" style:class="extra">
      <style:paragraph-properties text:number-lines="false" text:line-number="0">
        <style:tab-stops>
          <style:tab-stop style:position="2.7543in" style:type="center"/>
          <style:tab-stop style:position="5.5083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8.5in" fo:page-height="11in" style:num-format="1" style:print-orientation="portrait" fo:margin-top="1.0646in" fo:margin-bottom="0.8382in" fo:margin-left="1.5in" fo:margin-right="1.5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4-01-29T00:30:31</meta:creation-date>
    <dc:date>2015-04-24T08:01:37.412095179</dc:date>
    <meta:editing-duration>PT6H59M8S</meta:editing-duration>
    <meta:editing-cycles>50</meta:editing-cycles>
    <meta:generator>LibreOffice/4.3.3.2$Linux_X86_64 LibreOffice_project/430m0$Build-2</meta:generator>
    <meta:document-statistic meta:table-count="0" meta:image-count="0" meta:object-count="0" meta:page-count="9" meta:paragraph-count="98" meta:word-count="3568" meta:character-count="22549" meta:non-whitespace-character-count="19021"/>
  </office:meta>
</office:document-meta>
</file>